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style>
    <style:style style:name="P4" style:family="paragraph" style:parent-style-name="Standard">
      <style:paragraph-properties fo:text-align="start" style:justify-single-word="false"/>
      <style:text-properties style:font-name="DejaVu Sans" fo:language="fr" fo:country="FR" officeooo:rsid="0015a0e5" officeooo:paragraph-rsid="0015a0e5"/>
    </style:style>
    <style:style style:name="P5" style:family="paragraph" style:parent-style-name="Standard">
      <style:paragraph-properties fo:text-align="start" style:justify-single-word="false"/>
      <style:text-properties style:font-name="DejaVu Sans" fo:language="fr" fo:country="FR" officeooo:rsid="0015f822" officeooo:paragraph-rsid="0015f822"/>
    </style:style>
    <style:style style:name="P6" style:family="paragraph" style:parent-style-name="Standard">
      <style:paragraph-properties fo:text-align="start" style:justify-single-word="false"/>
      <style:text-properties style:font-name="DejaVu Sans" fo:language="fr" fo:country="FR" officeooo:rsid="00167e2e" officeooo:paragraph-rsid="00167e2e"/>
    </style:style>
    <style:style style:name="P7" style:family="paragraph" style:parent-style-name="Standard">
      <style:paragraph-properties fo:text-align="start" style:justify-single-word="false"/>
      <style:text-properties style:font-name="DejaVu Sans" fo:language="fr" fo:country="FR" officeooo:rsid="0016e194" officeooo:paragraph-rsid="0016e194"/>
    </style:style>
    <style:style style:name="P8" style:family="paragraph" style:parent-style-name="Standard">
      <style:paragraph-properties fo:text-align="start" style:justify-single-word="false"/>
      <style:text-properties style:font-name="DejaVu Sans" fo:language="fr" fo:country="FR" fo:font-weight="bold" officeooo:rsid="0016e194" officeooo:paragraph-rsid="0016e194" style:font-weight-asian="bold" style:font-weight-complex="bold"/>
    </style:style>
    <style:style style:name="P9" style:family="paragraph" style:parent-style-name="Standard">
      <style:paragraph-properties fo:text-align="start" style:justify-single-word="false"/>
      <style:text-properties style:font-name="DejaVu Sans" fo:language="fr" fo:country="FR" officeooo:rsid="00184bf7" officeooo:paragraph-rsid="00184bf7"/>
    </style:style>
    <style:style style:name="P10" style:family="paragraph" style:parent-style-name="Standard">
      <style:paragraph-properties fo:text-align="start" style:justify-single-word="false"/>
      <style:text-properties style:font-name="DejaVu Sans" fo:language="fr" fo:country="FR" officeooo:rsid="001a6b8f" officeooo:paragraph-rsid="001a6b8f"/>
    </style:style>
    <style:style style:name="P11" style:family="paragraph" style:parent-style-name="Standard">
      <style:paragraph-properties fo:text-align="start" style:justify-single-word="false"/>
      <style:text-properties style:font-name="DejaVu Sans" fo:language="fr" fo:country="FR" officeooo:rsid="001e58ad" officeooo:paragraph-rsid="001e58ad"/>
    </style:style>
    <style:style style:name="P12" style:family="paragraph" style:parent-style-name="Standard">
      <style:paragraph-properties fo:text-align="start" style:justify-single-word="false"/>
      <style:text-properties style:font-name="DejaVu Sans" fo:language="fr" fo:country="FR" officeooo:rsid="001fd397" officeooo:paragraph-rsid="001fd397"/>
    </style:style>
    <style:style style:name="P13" style:family="paragraph" style:parent-style-name="Standard">
      <style:paragraph-properties fo:text-align="start" style:justify-single-word="false"/>
      <style:text-properties style:font-name="DejaVu Sans" fo:language="fr" fo:country="FR" officeooo:rsid="00202571" officeooo:paragraph-rsid="00202571"/>
    </style:style>
    <style:style style:name="P14" style:family="paragraph" style:parent-style-name="Standard">
      <style:paragraph-properties fo:text-align="start" style:justify-single-word="false"/>
      <style:text-properties style:font-name="DejaVu Sans" fo:language="fr" fo:country="FR" officeooo:rsid="0020f2d3" officeooo:paragraph-rsid="0020f2d3"/>
    </style:style>
    <style:style style:name="P15" style:family="paragraph" style:parent-style-name="Standard">
      <style:paragraph-properties fo:text-align="start" style:justify-single-word="false"/>
      <style:text-properties style:font-name="DejaVu Sans" fo:language="fr" fo:country="FR" style:text-underline-style="none" officeooo:rsid="0016e194" officeooo:paragraph-rsid="0016e194"/>
    </style:style>
    <style:style style:name="P16" style:family="paragraph" style:parent-style-name="Standard">
      <style:paragraph-properties fo:text-align="start" style:justify-single-word="false"/>
      <style:text-properties style:font-name="DejaVu Sans" fo:language="fr" fo:country="FR" style:text-underline-style="none" officeooo:rsid="00184bf7" officeooo:paragraph-rsid="00184bf7"/>
    </style:style>
    <style:style style:name="P17" style:family="paragraph" style:parent-style-name="Standard">
      <style:paragraph-properties fo:text-align="start" style:justify-single-word="false"/>
      <style:text-properties style:font-name="DejaVu Sans" fo:language="fr" fo:country="FR" style:text-underline-style="none" fo:font-weight="normal" officeooo:rsid="001a6b8f" officeooo:paragraph-rsid="001a6b8f" style:font-weight-asian="normal" style:font-weight-complex="normal"/>
    </style:style>
    <style:style style:name="P18" style:family="paragraph" style:parent-style-name="Standard">
      <style:paragraph-properties fo:text-align="start" style:justify-single-word="false"/>
      <style:text-properties style:font-name="DejaVu Sans" fo:language="fr" fo:country="FR" style:text-underline-style="none" fo:font-weight="normal" officeooo:rsid="001e58ad" officeooo:paragraph-rsid="001e58ad" style:font-weight-asian="normal" style:font-weight-complex="normal"/>
    </style:style>
    <style:style style:name="P19" style:family="paragraph" style:parent-style-name="Standard">
      <style:paragraph-properties fo:text-align="start" style:justify-single-word="false"/>
      <style:text-properties style:font-name="DejaVu Sans" fo:language="fr" fo:country="FR" style:text-underline-style="none" fo:font-weight="normal" officeooo:rsid="001f6ba8" officeooo:paragraph-rsid="001f6ba8" style:font-weight-asian="normal" style:font-weight-complex="normal"/>
    </style:style>
    <style:style style:name="P20" style:family="paragraph" style:parent-style-name="Standard">
      <style:paragraph-properties fo:text-align="start" style:justify-single-word="false"/>
      <style:text-properties style:font-name="DejaVu Sans" fo:language="fr" fo:country="FR" style:text-underline-style="none" fo:font-weight="normal" officeooo:rsid="001fd397" officeooo:paragraph-rsid="001fd397" style:font-weight-asian="normal" style:font-weight-complex="normal"/>
    </style:style>
    <style:style style:name="P21" style:family="paragraph" style:parent-style-name="Standard">
      <style:paragraph-properties fo:text-align="start" style:justify-single-word="false"/>
      <style:text-properties style:font-name="DejaVu Sans" fo:language="fr" fo:country="FR" style:text-underline-style="none" fo:font-weight="normal" officeooo:rsid="00202571" officeooo:paragraph-rsid="00202571" style:font-weight-asian="normal" style:font-weight-complex="normal"/>
    </style:style>
    <style:style style:name="P22" style:family="paragraph" style:parent-style-name="Standard">
      <style:paragraph-properties fo:text-align="start" style:justify-single-word="false"/>
      <style:text-properties style:font-name="DejaVu Sans" fo:language="fr" fo:country="FR" style:text-underline-style="none" fo:font-weight="normal" officeooo:rsid="0020f2d3" officeooo:paragraph-rsid="0020f2d3" style:font-weight-asian="normal" style:font-weight-complex="normal"/>
    </style:style>
    <style:style style:name="P23" style:family="paragraph" style:parent-style-name="Standard">
      <style:paragraph-properties fo:text-align="start" style:justify-single-word="false"/>
      <style:text-properties style:font-name="DejaVu Sans" fo:language="fr" fo:country="FR" style:text-underline-style="none" fo:font-weight="normal" officeooo:rsid="00220f3a" officeooo:paragraph-rsid="00220f3a" style:font-weight-asian="normal" style:font-weight-complex="normal"/>
    </style:style>
    <style:style style:name="P24" style:family="paragraph" style:parent-style-name="Standard">
      <style:paragraph-properties fo:text-align="start" style:justify-single-word="false"/>
      <style:text-properties style:font-name="DejaVu Sans" fo:language="fr" fo:country="FR" style:text-underline-style="none" fo:font-weight="normal" officeooo:rsid="0024e1f3" officeooo:paragraph-rsid="0024e1f3" style:font-weight-asian="normal" style:font-weight-complex="normal"/>
    </style:style>
    <style:style style:name="P25" style:family="paragraph" style:parent-style-name="Standard">
      <style:paragraph-properties fo:text-align="start" style:justify-single-word="false"/>
      <style:text-properties style:font-name="DejaVu Sans" fo:language="fr" fo:country="FR" style:text-underline-style="none" fo:font-weight="normal" officeooo:rsid="00266cda" officeooo:paragraph-rsid="00266cda" style:font-weight-asian="normal" style:font-weight-complex="normal"/>
    </style:style>
    <style:style style:name="P26" style:family="paragraph" style:parent-style-name="Standard">
      <style:paragraph-properties fo:text-align="start" style:justify-single-word="false"/>
      <style:text-properties style:font-name="DejaVu Sans" fo:language="fr" fo:country="FR" style:text-underline-style="none" fo:font-weight="normal" officeooo:rsid="00281ad4" officeooo:paragraph-rsid="00281ad4" style:font-weight-asian="normal" style:font-weight-complex="normal"/>
    </style:style>
    <style:style style:name="P27" style:family="paragraph" style:parent-style-name="Standard">
      <style:paragraph-properties fo:text-align="start" style:justify-single-word="false"/>
      <style:text-properties style:font-name="DejaVu Sans" fo:language="fr" fo:country="FR" style:text-underline-style="none" fo:font-weight="normal" officeooo:rsid="0029e721" officeooo:paragraph-rsid="0029e721" style:font-weight-asian="normal" style:font-weight-complex="normal"/>
    </style:style>
    <style:style style:name="P28" style:family="paragraph" style:parent-style-name="Standard">
      <style:paragraph-properties fo:text-align="start" style:justify-single-word="false"/>
      <style:text-properties style:font-name="DejaVu Sans" fo:language="fr" fo:country="FR" style:text-underline-style="none" fo:font-weight="normal" officeooo:rsid="002af5bf" officeooo:paragraph-rsid="002af5bf" style:font-weight-asian="normal" style:font-weight-complex="normal"/>
    </style:style>
    <style:style style:name="P29" style:family="paragraph" style:parent-style-name="Standard">
      <style:paragraph-properties fo:text-align="start" style:justify-single-word="false"/>
      <style:text-properties style:font-name="DejaVu Sans" fo:language="fr" fo:country="FR" style:text-underline-style="none" fo:font-weight="normal" officeooo:rsid="002b33bc" officeooo:paragraph-rsid="002b33bc" style:font-weight-asian="normal" style:font-weight-complex="normal"/>
    </style:style>
    <style:style style:name="P30" style:family="paragraph" style:parent-style-name="Standard">
      <style:paragraph-properties fo:text-align="start" style:justify-single-word="false"/>
      <style:text-properties style:font-name="DejaVu Sans" fo:language="fr" fo:country="FR" style:text-underline-style="none" fo:font-weight="normal" officeooo:rsid="002b583e" officeooo:paragraph-rsid="002b583e" style:font-weight-asian="normal" style:font-weight-complex="normal"/>
    </style:style>
    <style:style style:name="P31" style:family="paragraph" style:parent-style-name="Standard">
      <style:paragraph-properties fo:text-align="start" style:justify-single-word="false"/>
      <style:text-properties style:font-name="DejaVu Sans" fo:language="fr" fo:country="FR" style:text-underline-style="none" fo:font-weight="normal" officeooo:rsid="002c3b34" officeooo:paragraph-rsid="002c3b34" style:font-weight-asian="normal" style:font-weight-complex="normal"/>
    </style:style>
    <style:style style:name="P32"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c3b34" style:font-weight-asian="normal" style:font-weight-complex="normal"/>
    </style:style>
    <style:style style:name="P33"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dd616" style:font-weight-asian="normal" style:font-weight-complex="normal"/>
    </style:style>
    <style:style style:name="P34" style:family="paragraph" style:parent-style-name="Standard">
      <style:paragraph-properties fo:text-align="start" style:justify-single-word="false"/>
      <style:text-properties style:font-name="DejaVu Sans" fo:language="fr" fo:country="FR" style:text-underline-style="none" fo:font-weight="normal" officeooo:rsid="002ecd22" officeooo:paragraph-rsid="002ecd22" style:font-weight-asian="normal" style:font-weight-complex="normal"/>
    </style:style>
    <style:style style:name="P35" style:family="paragraph" style:parent-style-name="Standard">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6" style:family="paragraph" style:parent-style-name="Standard">
      <style:paragraph-properties fo:text-align="start" style:justify-single-word="false"/>
      <style:text-properties style:font-name="DejaVu Sans" fo:language="fr" fo:country="FR" style:text-underline-style="none" fo:font-weight="normal" officeooo:rsid="002ffc91" officeooo:paragraph-rsid="002ffc91" style:font-weight-asian="normal" style:font-weight-complex="normal"/>
    </style:style>
    <style:style style:name="P37" style:family="paragraph" style:parent-style-name="Standard">
      <style:paragraph-properties fo:text-align="start" style:justify-single-word="false"/>
      <style:text-properties style:font-name="DejaVu Sans" fo:language="fr" fo:country="FR" style:text-underline-style="none" fo:font-weight="normal" officeooo:rsid="0030c3c5" officeooo:paragraph-rsid="0030c3c5" style:font-weight-asian="normal" style:font-weight-complex="normal"/>
    </style:style>
    <style:style style:name="P38" style:family="paragraph" style:parent-style-name="Standard">
      <style:paragraph-properties fo:text-align="start" style:justify-single-word="false"/>
      <style:text-properties style:font-name="DejaVu Sans" fo:language="fr" fo:country="FR" style:text-underline-style="none" fo:font-weight="normal" officeooo:rsid="0031c514" officeooo:paragraph-rsid="0031c514" style:font-weight-asian="normal" style:font-weight-complex="normal"/>
    </style:style>
    <style:style style:name="P39" style:family="paragraph" style:parent-style-name="Standard">
      <style:paragraph-properties fo:text-align="start" style:justify-single-word="false"/>
      <style:text-properties style:font-name="DejaVu Sans" fo:language="fr" fo:country="FR" style:text-underline-style="none" fo:font-weight="normal" officeooo:rsid="0034af05" officeooo:paragraph-rsid="0034af05" style:font-weight-asian="normal" style:font-weight-complex="normal"/>
    </style:style>
    <style:style style:name="P40" style:family="paragraph" style:parent-style-name="Standard">
      <style:paragraph-properties fo:text-align="start" style:justify-single-word="false"/>
      <style:text-properties style:font-name="DejaVu Sans" fo:language="fr" fo:country="FR" style:text-underline-style="none" fo:font-weight="normal" officeooo:rsid="003519df" officeooo:paragraph-rsid="003519df" style:font-weight-asian="normal" style:font-weight-complex="normal"/>
    </style:style>
    <style:style style:name="P41" style:family="paragraph" style:parent-style-name="Standard">
      <style:paragraph-properties fo:text-align="start" style:justify-single-word="false"/>
      <style:text-properties style:font-name="DejaVu Sans" fo:language="fr" fo:country="FR" style:text-underline-style="none" fo:font-weight="normal" officeooo:rsid="0035d4ff" officeooo:paragraph-rsid="0035d4ff" style:font-weight-asian="normal" style:font-weight-complex="normal"/>
    </style:style>
    <style:style style:name="P42" style:family="paragraph" style:parent-style-name="Standard">
      <style:paragraph-properties fo:text-align="start" style:justify-single-word="false"/>
      <style:text-properties style:font-name="DejaVu Sans" fo:language="fr" fo:country="FR" style:text-underline-style="none" fo:font-weight="normal" officeooo:rsid="003749ca" officeooo:paragraph-rsid="003749ca" style:font-weight-asian="normal" style:font-weight-complex="normal"/>
    </style:style>
    <style:style style:name="P43" style:family="paragraph" style:parent-style-name="Standard">
      <style:paragraph-properties fo:text-align="start" style:justify-single-word="false"/>
      <style:text-properties style:font-name="DejaVu Sans" fo:language="fr" fo:country="FR" style:text-underline-style="none" officeooo:rsid="001a6b8f" officeooo:paragraph-rsid="001a6b8f"/>
    </style:style>
    <style:style style:name="P44" style:family="paragraph" style:parent-style-name="Standard">
      <style:paragraph-properties fo:text-align="start" style:justify-single-word="false"/>
      <style:text-properties style:font-name="DejaVu Sans" fo:language="fr" fo:country="FR" style:text-underline-style="none" officeooo:rsid="001abff7" officeooo:paragraph-rsid="001abff7"/>
    </style:style>
    <style:style style:name="P45" style:family="paragraph" style:parent-style-name="Standard">
      <style:paragraph-properties fo:text-align="start" style:justify-single-word="false"/>
      <style:text-properties style:font-name="DejaVu Sans" fo:language="fr" fo:country="FR" style:text-underline-style="none" officeooo:rsid="001c7e86" officeooo:paragraph-rsid="001c7e86"/>
    </style:style>
    <style:style style:name="P46" style:family="paragraph" style:parent-style-name="Standard">
      <style:paragraph-properties fo:text-align="start" style:justify-single-word="false"/>
      <style:text-properties style:font-name="DejaVu Sans" fo:language="fr" fo:country="FR" style:text-underline-style="none" fo:font-weight="bold" officeooo:rsid="00281ad4" officeooo:paragraph-rsid="00281ad4" style:font-weight-asian="bold" style:font-weight-complex="bold"/>
    </style:style>
    <style:style style:name="P47" style:family="paragraph" style:parent-style-name="Standard">
      <style:paragraph-properties fo:text-align="start" style:justify-single-word="false"/>
      <style:text-properties style:font-name="DejaVu Sans" fo:language="fr" fo:country="FR" style:text-underline-style="none" fo:font-weight="bold" officeooo:rsid="0029e721" officeooo:paragraph-rsid="0029e721" style:font-weight-asian="bold" style:font-weight-complex="bold"/>
    </style:style>
    <style:style style:name="P48" style:family="paragraph" style:parent-style-name="Standard">
      <style:paragraph-properties fo:text-align="start" style:justify-single-word="false"/>
      <style:text-properties style:font-name="DejaVu Sans" fo:language="fr" fo:country="FR" style:text-underline-style="none" fo:font-weight="bold" officeooo:rsid="002b583e" officeooo:paragraph-rsid="002b583e" style:font-weight-asian="bold" style:font-weight-complex="bold"/>
    </style:style>
    <style:style style:name="P49" style:family="paragraph" style:parent-style-name="Standard">
      <style:paragraph-properties fo:text-align="start" style:justify-single-word="false"/>
      <style:text-properties style:font-name="DejaVu Sans" fo:language="fr" fo:country="FR" style:text-underline-style="none" fo:font-weight="bold" officeooo:rsid="002c3b34" officeooo:paragraph-rsid="002c3b34" style:font-weight-asian="bold" style:font-weight-complex="bold"/>
    </style:style>
    <style:style style:name="P50" style:family="paragraph" style:parent-style-name="Standard">
      <style:paragraph-properties fo:text-align="start" style:justify-single-word="false"/>
      <style:text-properties style:font-name="DejaVu Sans" fo:language="fr" fo:country="FR" style:text-underline-style="none" fo:font-weight="bold" officeooo:rsid="002dd616" officeooo:paragraph-rsid="002dd616" style:font-weight-asian="bold" style:font-weight-complex="bold"/>
    </style:style>
    <style:style style:name="P51" style:family="paragraph" style:parent-style-name="Standard">
      <style:paragraph-properties fo:text-align="start" style:justify-single-word="false"/>
      <style:text-properties style:font-name="DejaVu Sans" fo:language="fr" fo:country="FR" style:text-underline-style="none" fo:font-weight="bold" officeooo:rsid="003336dc" officeooo:paragraph-rsid="003336dc" style:font-weight-asian="bold" style:font-weight-complex="bold"/>
    </style:style>
    <style:style style:name="P52" style:family="paragraph" style:parent-style-name="Standard">
      <style:paragraph-properties fo:text-align="start" style:justify-single-word="false"/>
      <style:text-properties style:font-name="DejaVu Sans" fo:language="fr" fo:country="FR" style:text-underline-style="none" fo:font-weight="bold" officeooo:rsid="003749ca" officeooo:paragraph-rsid="003749ca" style:font-weight-asian="bold" style:font-weight-complex="bold"/>
    </style:style>
    <style:style style:name="P53"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20f3a" officeooo:paragraph-rsid="00220f3a" style:font-weight-asian="normal" style:font-weight-complex="normal"/>
    </style:style>
    <style:style style:name="P54"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dd616" officeooo:paragraph-rsid="002dd616" style:font-weight-asian="normal" style:font-weight-complex="normal"/>
    </style:style>
    <style:style style:name="P55" style:family="paragraph" style:parent-style-name="Standard">
      <style:paragraph-properties fo:text-align="start" style:justify-single-word="false"/>
      <style:text-properties style:font-name="DejaVu Sans" fo:language="fr" fo:country="FR" fo:font-style="normal" style:text-underline-style="none" fo:font-weight="bold" officeooo:rsid="003939d6" officeooo:paragraph-rsid="003939d6"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DejaVu Sans" fo:language="fr" fo:country="FR" fo:font-style="normal" style:text-underline-style="none" fo:font-weight="bold" officeooo:rsid="0041d390" officeooo:paragraph-rsid="0041d390"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DejaVu Sans" fo:language="fr" fo:country="FR" fo:font-style="normal" style:text-underline-style="none" fo:font-weight="bold" officeooo:rsid="0043a688" officeooo:paragraph-rsid="0043a688"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DejaVu Sans" fo:language="fr" fo:country="FR" fo:font-style="normal" style:text-underline-style="none" fo:font-weight="bold" officeooo:rsid="00d4cc70" officeooo:paragraph-rsid="00d4cc70"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DejaVu Sans" fo:language="fr" fo:country="FR" fo:font-style="normal" style:text-underline-style="none" fo:font-weight="bold" officeooo:rsid="014bd9be" officeooo:paragraph-rsid="014bd9be"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DejaVu Sans" fo:language="fr" fo:country="FR" fo:font-style="normal" style:text-underline-style="none" fo:font-weight="bold" officeooo:rsid="0153376b" officeooo:paragraph-rsid="0153376b"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DejaVu Sans" fo:language="fr" fo:country="FR" fo:font-style="normal" style:text-underline-style="none" fo:font-weight="bold" officeooo:rsid="0154dc20" officeooo:paragraph-rsid="0154dc20"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DejaVu Sans" fo:language="fr" fo:country="FR" fo:font-style="normal" style:text-underline-style="none" fo:font-weight="bold" officeooo:rsid="0156a359" officeooo:paragraph-rsid="0156a359"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DejaVu Sans" fo:language="fr" fo:country="FR" fo:font-style="normal" style:text-underline-style="none" fo:font-weight="bold" officeooo:rsid="0180c278" officeooo:paragraph-rsid="0180c278"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DejaVu Sans" fo:language="fr" fo:country="FR" fo:font-style="normal" style:text-underline-style="none" fo:font-weight="bold" officeooo:rsid="0181e8a8" officeooo:paragraph-rsid="0181e8a8"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style:font-name="DejaVu Sans" fo:language="fr" fo:country="FR" fo:font-style="normal" style:text-underline-style="none" fo:font-weight="bold" officeooo:rsid="018503f6" officeooo:paragraph-rsid="018503f6"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DejaVu Sans" fo:language="fr" fo:country="FR" fo:font-style="normal" style:text-underline-style="none" fo:font-weight="bold" officeooo:rsid="0194bf53" officeooo:paragraph-rsid="0194bf53"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DejaVu Sans" fo:language="fr" fo:country="FR" fo:font-style="normal" style:text-underline-style="none" fo:font-weight="bold" officeooo:rsid="0197c034" officeooo:paragraph-rsid="0197c034"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DejaVu Sans" fo:language="fr" fo:country="FR" fo:font-style="normal" style:text-underline-style="none" fo:font-weight="bold" officeooo:rsid="0199d304" officeooo:paragraph-rsid="0199d304"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DejaVu Sans" fo:language="fr" fo:country="FR" fo:font-style="normal" style:text-underline-style="none" fo:font-weight="bold" officeooo:rsid="01a8ae7d" officeooo:paragraph-rsid="01a8ae7d"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3939d6"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DejaVu Sans" fo:language="fr" fo:country="FR" fo:font-style="normal" style:text-underline-style="none" fo:font-weight="normal" officeooo:rsid="003939d6" officeooo:paragraph-rsid="003939d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DejaVu Sans" fo:language="fr" fo:country="FR" fo:font-style="normal" style:text-underline-style="none" fo:font-weight="normal" officeooo:rsid="003d073a" officeooo:paragraph-rsid="003d073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DejaVu Sans" fo:language="fr" fo:country="FR" fo:font-style="normal" style:text-underline-style="none" fo:font-weight="normal" officeooo:rsid="003f05d5" officeooo:paragraph-rsid="003f05d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DejaVu Sans" fo:language="fr" fo:country="FR" fo:font-style="normal" style:text-underline-style="none" fo:font-weight="normal" officeooo:rsid="00410167" officeooo:paragraph-rsid="00410167"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DejaVu Sans" fo:language="fr" fo:country="FR" fo:font-style="normal" style:text-underline-style="none" fo:font-weight="normal" officeooo:rsid="0043a688" officeooo:paragraph-rsid="0043a68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DejaVu Sans" fo:language="fr" fo:country="FR" fo:font-style="normal" style:text-underline-style="none" fo:font-weight="normal" officeooo:rsid="00457c3c" officeooo:paragraph-rsid="00457c3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DejaVu Sans" fo:language="fr" fo:country="FR" fo:font-style="normal" style:text-underline-style="none" fo:font-weight="normal" officeooo:rsid="00487063" officeooo:paragraph-rsid="00487063"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DejaVu Sans" fo:language="fr" fo:country="FR" fo:font-style="normal" style:text-underline-style="none" fo:font-weight="normal" officeooo:rsid="004e794d" officeooo:paragraph-rsid="004e794d"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DejaVu Sans" fo:language="fr" fo:country="FR" fo:font-style="normal" style:text-underline-style="none" fo:font-weight="normal" officeooo:rsid="004f6fcd" officeooo:paragraph-rsid="004f6fcd"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DejaVu Sans" fo:language="fr" fo:country="FR" fo:font-style="normal" style:text-underline-style="none" fo:font-weight="normal" officeooo:rsid="005093da" officeooo:paragraph-rsid="005093da"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DejaVu Sans" fo:language="fr" fo:country="FR" fo:font-style="normal" style:text-underline-style="none" fo:font-weight="normal" officeooo:rsid="005127ee" officeooo:paragraph-rsid="005127ee"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DejaVu Sans" fo:language="fr" fo:country="FR" fo:font-style="normal" style:text-underline-style="none" fo:font-weight="normal" officeooo:rsid="0051f284" officeooo:paragraph-rsid="0051f284"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DejaVu Sans" fo:language="fr" fo:country="FR" fo:font-style="normal" style:text-underline-style="none" fo:font-weight="normal" officeooo:rsid="0053d415" officeooo:paragraph-rsid="0053d41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DejaVu Sans" fo:language="fr" fo:country="FR" fo:font-style="normal" style:text-underline-style="none" fo:font-weight="normal" officeooo:rsid="00558540" officeooo:paragraph-rsid="00558540"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DejaVu Sans" fo:language="fr" fo:country="FR" fo:font-style="normal" style:text-underline-style="none" fo:font-weight="normal" officeooo:rsid="00576d8f" officeooo:paragraph-rsid="00576d8f"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DejaVu Sans" fo:language="fr" fo:country="FR" fo:font-style="normal" style:text-underline-style="none" fo:font-weight="normal" officeooo:rsid="005801a7" officeooo:paragraph-rsid="005801a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DejaVu Sans" fo:language="fr" fo:country="FR" fo:font-style="normal" style:text-underline-style="none" fo:font-weight="normal" officeooo:rsid="0058782e" officeooo:paragraph-rsid="0058782e"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DejaVu Sans" fo:language="fr" fo:country="FR" fo:font-style="normal" style:text-underline-style="none" fo:font-weight="normal" officeooo:rsid="005cce92" officeooo:paragraph-rsid="005cce92"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DejaVu Sans" fo:language="fr" fo:country="FR" fo:font-style="normal" style:text-underline-style="none" fo:font-weight="normal" officeooo:rsid="005d22f8" officeooo:paragraph-rsid="005d22f8"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DejaVu Sans" fo:language="fr" fo:country="FR" fo:font-style="normal" style:text-underline-style="none" fo:font-weight="normal" officeooo:rsid="005e66d3" officeooo:paragraph-rsid="005e66d3"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DejaVu Sans" fo:language="fr" fo:country="FR" fo:font-style="normal" style:text-underline-style="none" fo:font-weight="normal" officeooo:rsid="005f8ee5" officeooo:paragraph-rsid="005f8ee5"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DejaVu Sans" fo:language="fr" fo:country="FR" fo:font-style="normal" style:text-underline-style="none" fo:font-weight="normal" officeooo:rsid="00604ac6" officeooo:paragraph-rsid="00604ac6"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DejaVu Sans" fo:language="fr" fo:country="FR" fo:font-style="normal" style:text-underline-style="none" fo:font-weight="normal" officeooo:rsid="0061fc66" officeooo:paragraph-rsid="0061fc66"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DejaVu Sans" fo:language="fr" fo:country="FR" fo:font-style="normal" style:text-underline-style="none" fo:font-weight="normal" officeooo:rsid="00645d59" officeooo:paragraph-rsid="00645d59"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DejaVu Sans" fo:language="fr" fo:country="FR" fo:font-style="normal" style:text-underline-style="none" fo:font-weight="normal" officeooo:rsid="00655a56" officeooo:paragraph-rsid="00655a56"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DejaVu Sans" fo:language="fr" fo:country="FR" fo:font-style="normal" style:text-underline-style="none" fo:font-weight="normal" officeooo:rsid="0066df76" officeooo:paragraph-rsid="0066df76"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DejaVu Sans" fo:language="fr" fo:country="FR" fo:font-style="normal" style:text-underline-style="none" fo:font-weight="normal" officeooo:rsid="00698828" officeooo:paragraph-rsid="0069882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DejaVu Sans" fo:language="fr" fo:country="FR" fo:font-style="normal" style:text-underline-style="none" fo:font-weight="normal" officeooo:rsid="006b1652" officeooo:paragraph-rsid="006b1652"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DejaVu Sans" fo:language="fr" fo:country="FR" fo:font-style="normal" style:text-underline-style="none" fo:font-weight="normal" officeooo:rsid="006ca074" officeooo:paragraph-rsid="006ca074"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DejaVu Sans" fo:language="fr" fo:country="FR" fo:font-style="normal" style:text-underline-style="none" fo:font-weight="normal" officeooo:rsid="006d92c3" officeooo:paragraph-rsid="006d92c3"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DejaVu Sans" fo:language="fr" fo:country="FR" fo:font-style="normal" style:text-underline-style="none" fo:font-weight="normal" officeooo:rsid="006e8026" officeooo:paragraph-rsid="006e8026"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DejaVu Sans" fo:language="fr" fo:country="FR" fo:font-style="normal" style:text-underline-style="none" fo:font-weight="normal" officeooo:rsid="006fdce0" officeooo:paragraph-rsid="006fdce0"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DejaVu Sans" fo:language="fr" fo:country="FR" fo:font-style="normal" style:text-underline-style="none" fo:font-weight="normal" officeooo:rsid="00719b94" officeooo:paragraph-rsid="00719b9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DejaVu Sans" fo:language="fr" fo:country="FR" fo:font-style="normal" style:text-underline-style="none" fo:font-weight="normal" officeooo:rsid="00726b7a" officeooo:paragraph-rsid="00726b7a"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DejaVu Sans" fo:language="fr" fo:country="FR" fo:font-style="normal" style:text-underline-style="none" fo:font-weight="normal" officeooo:rsid="007334c1" officeooo:paragraph-rsid="007334c1"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DejaVu Sans" fo:language="fr" fo:country="FR" fo:font-style="normal" style:text-underline-style="none" fo:font-weight="normal" officeooo:rsid="0073882a" officeooo:paragraph-rsid="0073882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DejaVu Sans" fo:language="fr" fo:country="FR" fo:font-style="normal" style:text-underline-style="none" fo:font-weight="normal" officeooo:rsid="0074f052" officeooo:paragraph-rsid="0074f052"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DejaVu Sans" fo:language="fr" fo:country="FR" fo:font-style="normal" style:text-underline-style="none" fo:font-weight="normal" officeooo:rsid="0075ebff" officeooo:paragraph-rsid="0075ebff"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DejaVu Sans" fo:language="fr" fo:country="FR" fo:font-style="normal" style:text-underline-style="none" fo:font-weight="normal" officeooo:rsid="0076ba91" officeooo:paragraph-rsid="0076ba91"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DejaVu Sans" fo:language="fr" fo:country="FR" fo:font-style="normal" style:text-underline-style="none" fo:font-weight="normal" officeooo:rsid="007746fa" officeooo:paragraph-rsid="007746f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DejaVu Sans" fo:language="fr" fo:country="FR" fo:font-style="normal" style:text-underline-style="none" fo:font-weight="normal" officeooo:rsid="0077887e" officeooo:paragraph-rsid="0077887e"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DejaVu Sans" fo:language="fr" fo:country="FR" fo:font-style="normal" style:text-underline-style="none" fo:font-weight="normal" officeooo:rsid="00784557" officeooo:paragraph-rsid="00784557"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DejaVu Sans" fo:language="fr" fo:country="FR" fo:font-style="normal" style:text-underline-style="none" fo:font-weight="normal" officeooo:rsid="0078d28a" officeooo:paragraph-rsid="0078d28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DejaVu Sans" fo:language="fr" fo:country="FR" fo:font-style="normal" style:text-underline-style="none" fo:font-weight="normal" officeooo:rsid="007a6642" officeooo:paragraph-rsid="007a6642"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DejaVu Sans" fo:language="fr" fo:country="FR" fo:font-style="normal" style:text-underline-style="none" fo:font-weight="normal" officeooo:rsid="007be2df" officeooo:paragraph-rsid="007be2df"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DejaVu Sans" fo:language="fr" fo:country="FR" fo:font-style="normal" style:text-underline-style="none" fo:font-weight="normal" officeooo:rsid="007c1dc0" officeooo:paragraph-rsid="007c1dc0"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DejaVu Sans" fo:language="fr" fo:country="FR" fo:font-style="normal" style:text-underline-style="none" fo:font-weight="normal" officeooo:rsid="007d5d54" officeooo:paragraph-rsid="007d5d5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DejaVu Sans" fo:language="fr" fo:country="FR" fo:font-style="normal" style:text-underline-style="none" fo:font-weight="normal" officeooo:rsid="007ebb5d" officeooo:paragraph-rsid="007ebb5d"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DejaVu Sans" fo:language="fr" fo:country="FR" fo:font-style="normal" style:text-underline-style="none" fo:font-weight="normal" officeooo:rsid="00805653" officeooo:paragraph-rsid="00805653"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DejaVu Sans" fo:language="fr" fo:country="FR" fo:font-style="normal" style:text-underline-style="none" fo:font-weight="normal" officeooo:rsid="008212e1" officeooo:paragraph-rsid="008212e1"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font-name="DejaVu Sans" fo:language="fr" fo:country="FR" fo:font-style="normal" style:text-underline-style="none" fo:font-weight="normal" officeooo:rsid="008387d7" officeooo:paragraph-rsid="008387d7"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font-name="DejaVu Sans" fo:language="fr" fo:country="FR" fo:font-style="normal" style:text-underline-style="none" fo:font-weight="normal" officeooo:rsid="0083ca1a" officeooo:paragraph-rsid="0083ca1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DejaVu Sans" fo:language="fr" fo:country="FR" fo:font-style="normal" style:text-underline-style="none" fo:font-weight="normal" officeooo:rsid="008488c2" officeooo:paragraph-rsid="008488c2"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font-name="DejaVu Sans" fo:language="fr" fo:country="FR" fo:font-style="normal" style:text-underline-style="none" fo:font-weight="normal" officeooo:rsid="0086747c" officeooo:paragraph-rsid="0086747c"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font-name="DejaVu Sans" fo:language="fr" fo:country="FR" fo:font-style="normal" style:text-underline-style="none" fo:font-weight="normal" officeooo:rsid="0086fb12" officeooo:paragraph-rsid="0086fb12"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DejaVu Sans" fo:language="fr" fo:country="FR" fo:font-style="normal" style:text-underline-style="none" fo:font-weight="normal" officeooo:rsid="0088345e" officeooo:paragraph-rsid="0088345e"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DejaVu Sans" fo:language="fr" fo:country="FR" fo:font-style="normal" style:text-underline-style="none" fo:font-weight="normal" officeooo:rsid="00886247" officeooo:paragraph-rsid="00886247"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DejaVu Sans" fo:language="fr" fo:country="FR" fo:font-style="normal" style:text-underline-style="none" fo:font-weight="normal" officeooo:rsid="00897e20" officeooo:paragraph-rsid="00897e20"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font-name="DejaVu Sans" fo:language="fr" fo:country="FR" fo:font-style="normal" style:text-underline-style="none" fo:font-weight="normal" officeooo:rsid="008b7694" officeooo:paragraph-rsid="008b7694"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font-name="DejaVu Sans" fo:language="fr" fo:country="FR" fo:font-style="normal" style:text-underline-style="none" fo:font-weight="normal" officeooo:rsid="008c34ae" officeooo:paragraph-rsid="008c34ae"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DejaVu Sans" fo:language="fr" fo:country="FR" fo:font-style="normal" style:text-underline-style="none" fo:font-weight="normal" officeooo:rsid="008e3bba" officeooo:paragraph-rsid="008e3bba"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DejaVu Sans" fo:language="fr" fo:country="FR" fo:font-style="normal" style:text-underline-style="none" fo:font-weight="normal" officeooo:rsid="008ebbdb" officeooo:paragraph-rsid="008ebbd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DejaVu Sans" fo:language="fr" fo:country="FR" fo:font-style="normal" style:text-underline-style="none" fo:font-weight="normal" officeooo:rsid="008ec990" officeooo:paragraph-rsid="008ec990"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font-name="DejaVu Sans" fo:language="fr" fo:country="FR" fo:font-style="normal" style:text-underline-style="none" fo:font-weight="normal" officeooo:rsid="009236f1" officeooo:paragraph-rsid="009236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font-name="DejaVu Sans" fo:language="fr" fo:country="FR" fo:font-style="normal" style:text-underline-style="none" fo:font-weight="normal" officeooo:rsid="00933e6e" officeooo:paragraph-rsid="00933e6e"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font-name="DejaVu Sans" fo:language="fr" fo:country="FR" fo:font-style="normal" style:text-underline-style="none" fo:font-weight="normal" officeooo:rsid="0097914c" officeooo:paragraph-rsid="0097914c"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DejaVu Sans" fo:language="fr" fo:country="FR" fo:font-style="normal" style:text-underline-style="none" fo:font-weight="normal" officeooo:rsid="0097e1c7" officeooo:paragraph-rsid="0097e1c7"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DejaVu Sans" fo:language="fr" fo:country="FR" fo:font-style="normal" style:text-underline-style="none" fo:font-weight="normal" officeooo:rsid="009be012" officeooo:paragraph-rsid="009be012"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DejaVu Sans" fo:language="fr" fo:country="FR" fo:font-style="normal" style:text-underline-style="none" fo:font-weight="normal" officeooo:rsid="009ce88b" officeooo:paragraph-rsid="009ce88b"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DejaVu Sans" fo:language="fr" fo:country="FR" fo:font-style="normal" style:text-underline-style="none" fo:font-weight="normal" officeooo:rsid="009da165" officeooo:paragraph-rsid="009da165"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DejaVu Sans" fo:language="fr" fo:country="FR" fo:font-style="normal" style:text-underline-style="none" fo:font-weight="normal" officeooo:rsid="009f5286" officeooo:paragraph-rsid="009f5286"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DejaVu Sans" fo:language="fr" fo:country="FR" fo:font-style="normal" style:text-underline-style="none" fo:font-weight="normal" officeooo:rsid="009fccae" officeooo:paragraph-rsid="009fccae"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font-name="DejaVu Sans" fo:language="fr" fo:country="FR" fo:font-style="normal" style:text-underline-style="none" fo:font-weight="normal" officeooo:rsid="00a11344" officeooo:paragraph-rsid="00a11344"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DejaVu Sans" fo:language="fr" fo:country="FR" fo:font-style="normal" style:text-underline-style="none" fo:font-weight="normal" officeooo:rsid="00a26c8a" officeooo:paragraph-rsid="00a26c8a"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font-name="DejaVu Sans" fo:language="fr" fo:country="FR" fo:font-style="normal" style:text-underline-style="none" fo:font-weight="normal" officeooo:rsid="00a406c6" officeooo:paragraph-rsid="00a406c6"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font-name="DejaVu Sans" fo:language="fr" fo:country="FR" fo:font-style="normal" style:text-underline-style="none" fo:font-weight="normal" officeooo:rsid="00a5f09e" officeooo:paragraph-rsid="00a5f09e"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font-name="DejaVu Sans" fo:language="fr" fo:country="FR" fo:font-style="normal" style:text-underline-style="none" fo:font-weight="normal" officeooo:rsid="00a6124e" officeooo:paragraph-rsid="00a6124e"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font-name="DejaVu Sans" fo:language="fr" fo:country="FR" fo:font-style="normal" style:text-underline-style="none" fo:font-weight="normal" officeooo:rsid="00a6775d" officeooo:paragraph-rsid="00a6775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DejaVu Sans" fo:language="fr" fo:country="FR" fo:font-style="normal" style:text-underline-style="none" fo:font-weight="normal" officeooo:rsid="00a8bbd2" officeooo:paragraph-rsid="00a8bbd2"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DejaVu Sans" fo:language="fr" fo:country="FR" fo:font-style="normal" style:text-underline-style="none" fo:font-weight="normal" officeooo:rsid="00aa9c37" officeooo:paragraph-rsid="00aa9c37"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DejaVu Sans" fo:language="fr" fo:country="FR" fo:font-style="normal" style:text-underline-style="none" fo:font-weight="normal" officeooo:rsid="00aaf063" officeooo:paragraph-rsid="00aaf063"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DejaVu Sans" fo:language="fr" fo:country="FR" fo:font-style="normal" style:text-underline-style="none" fo:font-weight="normal" officeooo:rsid="00acaa5f" officeooo:paragraph-rsid="00acaa5f"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font-name="DejaVu Sans" fo:language="fr" fo:country="FR" fo:font-style="normal" style:text-underline-style="none" fo:font-weight="normal" officeooo:rsid="00adf161" officeooo:paragraph-rsid="00adf161"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font-name="DejaVu Sans" fo:language="fr" fo:country="FR" fo:font-style="normal" style:text-underline-style="none" fo:font-weight="normal" officeooo:rsid="00afc742" officeooo:paragraph-rsid="00afc742"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DejaVu Sans" fo:language="fr" fo:country="FR" fo:font-style="normal" style:text-underline-style="none" fo:font-weight="normal" officeooo:rsid="00b18932" officeooo:paragraph-rsid="00b18932"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DejaVu Sans" fo:language="fr" fo:country="FR" fo:font-style="normal" style:text-underline-style="none" fo:font-weight="normal" officeooo:rsid="00b345ad" officeooo:paragraph-rsid="00b345ad"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DejaVu Sans" fo:language="fr" fo:country="FR" fo:font-style="normal" style:text-underline-style="none" fo:font-weight="normal" officeooo:rsid="00b47fb4" officeooo:paragraph-rsid="00b47fb4"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DejaVu Sans" fo:language="fr" fo:country="FR" fo:font-style="normal" style:text-underline-style="none" fo:font-weight="normal" officeooo:rsid="00b5ae5c" officeooo:paragraph-rsid="00b5ae5c"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style:font-name="DejaVu Sans" fo:language="fr" fo:country="FR" fo:font-style="normal" style:text-underline-style="none" fo:font-weight="normal" officeooo:rsid="00b6301d" officeooo:paragraph-rsid="00b6301d"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style:font-name="DejaVu Sans" fo:language="fr" fo:country="FR" fo:font-style="normal" style:text-underline-style="none" fo:font-weight="normal" officeooo:rsid="00b83039" officeooo:paragraph-rsid="00b83039"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DejaVu Sans" fo:language="fr" fo:country="FR" fo:font-style="normal" style:text-underline-style="none" fo:font-weight="normal" officeooo:rsid="00bb6e1d" officeooo:paragraph-rsid="00bb6e1d"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style:font-name="DejaVu Sans" fo:language="fr" fo:country="FR" fo:font-style="normal" style:text-underline-style="none" fo:font-weight="normal" officeooo:rsid="00bbdf75" officeooo:paragraph-rsid="00bbdf7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DejaVu Sans" fo:language="fr" fo:country="FR" fo:font-style="normal" style:text-underline-style="none" fo:font-weight="normal" officeooo:rsid="00c134ac" officeooo:paragraph-rsid="00c134ac"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style:font-name="DejaVu Sans" fo:language="fr" fo:country="FR" fo:font-style="normal" style:text-underline-style="none" fo:font-weight="normal" officeooo:rsid="00c3bbc5" officeooo:paragraph-rsid="00c3bbc5"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style:font-name="DejaVu Sans" fo:language="fr" fo:country="FR" fo:font-style="normal" style:text-underline-style="none" fo:font-weight="normal" officeooo:rsid="00c9958b" officeooo:paragraph-rsid="00c9958b"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style:font-name="DejaVu Sans" fo:language="fr" fo:country="FR" fo:font-style="normal" style:text-underline-style="none" fo:font-weight="normal" officeooo:rsid="00ca573c" officeooo:paragraph-rsid="00ca573c"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style:font-name="DejaVu Sans" fo:language="fr" fo:country="FR" fo:font-style="normal" style:text-underline-style="none" fo:font-weight="normal" officeooo:rsid="00cc10ad" officeooo:paragraph-rsid="00cc10ad"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style:font-name="DejaVu Sans" fo:language="fr" fo:country="FR" fo:font-style="normal" style:text-underline-style="none" fo:font-weight="normal" officeooo:rsid="00cd942b" officeooo:paragraph-rsid="00cd942b"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style:font-name="DejaVu Sans" fo:language="fr" fo:country="FR" fo:font-style="normal" style:text-underline-style="none" fo:font-weight="normal" officeooo:rsid="00ce419f" officeooo:paragraph-rsid="00ce419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style:font-name="DejaVu Sans" fo:language="fr" fo:country="FR" fo:font-style="normal" style:text-underline-style="none" fo:font-weight="normal" officeooo:rsid="00ce7ac7" officeooo:paragraph-rsid="00ce7ac7"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style:font-name="DejaVu Sans" fo:language="fr" fo:country="FR" fo:font-style="normal" style:text-underline-style="none" fo:font-weight="normal" officeooo:rsid="00ced59d" officeooo:paragraph-rsid="00d00b48"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style:font-name="DejaVu Sans" fo:language="fr" fo:country="FR" fo:font-style="normal" style:text-underline-style="none" fo:font-weight="normal" officeooo:rsid="00d0b5da" officeooo:paragraph-rsid="00d0b5da"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style:font-name="DejaVu Sans" fo:language="fr" fo:country="FR" fo:font-style="normal" style:text-underline-style="none" fo:font-weight="normal" officeooo:rsid="00d13798" officeooo:paragraph-rsid="00d13798"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style:font-name="DejaVu Sans" fo:language="fr" fo:country="FR" fo:font-style="normal" style:text-underline-style="none" fo:font-weight="normal" officeooo:rsid="00d00b48" officeooo:paragraph-rsid="00d00b48"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style:font-name="DejaVu Sans" fo:language="fr" fo:country="FR" fo:font-style="normal" style:text-underline-style="none" fo:font-weight="normal" officeooo:rsid="00d228a6" officeooo:paragraph-rsid="00d228a6"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style:font-name="DejaVu Sans" fo:language="fr" fo:country="FR" fo:font-style="normal" style:text-underline-style="none" fo:font-weight="normal" officeooo:rsid="00d4cc70" officeooo:paragraph-rsid="00d4cc70"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style:font-name="DejaVu Sans" fo:language="fr" fo:country="FR" fo:font-style="normal" style:text-underline-style="none" fo:font-weight="normal" officeooo:rsid="00d592f2" officeooo:paragraph-rsid="00d592f2"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font-name="DejaVu Sans" fo:language="fr" fo:country="FR" fo:font-style="normal" style:text-underline-style="none" fo:font-weight="normal" officeooo:rsid="00d66cee" officeooo:paragraph-rsid="00d66cee"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font-name="DejaVu Sans" fo:language="fr" fo:country="FR" fo:font-style="normal" style:text-underline-style="none" fo:font-weight="normal" officeooo:rsid="00d6d146" officeooo:paragraph-rsid="00d6d14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font-name="DejaVu Sans" fo:language="fr" fo:country="FR" fo:font-style="normal" style:text-underline-style="none" fo:font-weight="normal" officeooo:rsid="00d97a4d" officeooo:paragraph-rsid="00d97a4d"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font-name="DejaVu Sans" fo:language="fr" fo:country="FR" fo:font-style="normal" style:text-underline-style="none" fo:font-weight="normal" officeooo:rsid="00d9941a" officeooo:paragraph-rsid="00d9941a"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font-name="DejaVu Sans" fo:language="fr" fo:country="FR" fo:font-style="normal" style:text-underline-style="none" fo:font-weight="normal" officeooo:rsid="00da98eb" officeooo:paragraph-rsid="00da98e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font-name="DejaVu Sans" fo:language="fr" fo:country="FR" fo:font-style="normal" style:text-underline-style="none" fo:font-weight="normal" officeooo:rsid="00db8541" officeooo:paragraph-rsid="00db8541"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font-name="DejaVu Sans" fo:language="fr" fo:country="FR" fo:font-style="normal" style:text-underline-style="none" fo:font-weight="normal" officeooo:rsid="00dd5f16" officeooo:paragraph-rsid="00dd5f16"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font-name="DejaVu Sans" fo:language="fr" fo:country="FR" fo:font-style="normal" style:text-underline-style="none" fo:font-weight="normal" officeooo:rsid="00e2ad0a" officeooo:paragraph-rsid="00e2ad0a"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font-name="DejaVu Sans" fo:language="fr" fo:country="FR" fo:font-style="normal" style:text-underline-style="none" fo:font-weight="normal" officeooo:rsid="00e682e0" officeooo:paragraph-rsid="00e682e0"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font-name="DejaVu Sans" fo:language="fr" fo:country="FR" fo:font-style="normal" style:text-underline-style="none" fo:font-weight="normal" officeooo:rsid="00e82570" officeooo:paragraph-rsid="00e82570"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font-name="DejaVu Sans" fo:language="fr" fo:country="FR" fo:font-style="normal" style:text-underline-style="none" fo:font-weight="normal" officeooo:rsid="00e9f7a1" officeooo:paragraph-rsid="00e9f7a1"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font-name="DejaVu Sans" fo:language="fr" fo:country="FR" fo:font-style="normal" style:text-underline-style="none" fo:font-weight="normal" officeooo:rsid="00eafd71" officeooo:paragraph-rsid="00eafd71"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font-name="DejaVu Sans" fo:language="fr" fo:country="FR" fo:font-style="normal" style:text-underline-style="none" fo:font-weight="normal" officeooo:rsid="00ec9f3d" officeooo:paragraph-rsid="00ec9f3d"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font-name="DejaVu Sans" fo:language="fr" fo:country="FR" fo:font-style="normal" style:text-underline-style="none" fo:font-weight="normal" officeooo:rsid="00ee5ab1" officeooo:paragraph-rsid="00ee5ab1"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font-name="DejaVu Sans" fo:language="fr" fo:country="FR" fo:font-style="normal" style:text-underline-style="none" fo:font-weight="normal" officeooo:rsid="00f05b9d" officeooo:paragraph-rsid="00f05b9d"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font-name="DejaVu Sans" fo:language="fr" fo:country="FR" fo:font-style="normal" style:text-underline-style="none" fo:font-weight="normal" officeooo:rsid="00f121bc" officeooo:paragraph-rsid="00f121bc"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font-name="DejaVu Sans" fo:language="fr" fo:country="FR" fo:font-style="normal" style:text-underline-style="none" fo:font-weight="normal" officeooo:rsid="00f2b023" officeooo:paragraph-rsid="00f2b023"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font-name="DejaVu Sans" fo:language="fr" fo:country="FR" fo:font-style="normal" style:text-underline-style="none" fo:font-weight="normal" officeooo:rsid="00f46bb0" officeooo:paragraph-rsid="00f46bb0"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font-name="DejaVu Sans" fo:language="fr" fo:country="FR" fo:font-style="normal" style:text-underline-style="none" fo:font-weight="normal" officeooo:rsid="00f6a7e7" officeooo:paragraph-rsid="00f6a7e7"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DejaVu Sans" fo:language="fr" fo:country="FR" fo:font-style="normal" style:text-underline-style="none" fo:font-weight="normal" officeooo:rsid="00f823c7" officeooo:paragraph-rsid="00f823c7"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style:font-name="DejaVu Sans" fo:language="fr" fo:country="FR" fo:font-style="normal" style:text-underline-style="none" fo:font-weight="normal" officeooo:rsid="00f8e188" officeooo:paragraph-rsid="00f8e188"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font-name="DejaVu Sans" fo:language="fr" fo:country="FR" fo:font-style="normal" style:text-underline-style="none" fo:font-weight="normal" officeooo:rsid="00fa731b" officeooo:paragraph-rsid="00fa731b"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font-name="DejaVu Sans" fo:language="fr" fo:country="FR" fo:font-style="normal" style:text-underline-style="none" fo:font-weight="normal" officeooo:rsid="00fc07f5" officeooo:paragraph-rsid="00fc07f5"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font-name="DejaVu Sans" fo:language="fr" fo:country="FR" fo:font-style="normal" style:text-underline-style="none" fo:font-weight="normal" officeooo:rsid="00fc7d3a" officeooo:paragraph-rsid="00fc7d3a"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font-name="DejaVu Sans" fo:language="fr" fo:country="FR" fo:font-style="normal" style:text-underline-style="none" fo:font-weight="normal" officeooo:rsid="00fe7e9c" officeooo:paragraph-rsid="00fe7e9c"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DejaVu Sans" fo:language="fr" fo:country="FR" fo:font-style="normal" style:text-underline-style="none" fo:font-weight="normal" officeooo:rsid="01001551" officeooo:paragraph-rsid="01001551"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font-name="DejaVu Sans" fo:language="fr" fo:country="FR" fo:font-style="normal" style:text-underline-style="none" fo:font-weight="normal" officeooo:rsid="01015a2e" officeooo:paragraph-rsid="01015a2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font-name="DejaVu Sans" fo:language="fr" fo:country="FR" fo:font-style="normal" style:text-underline-style="none" fo:font-weight="normal" officeooo:rsid="0102c365" officeooo:paragraph-rsid="0102c3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font-name="DejaVu Sans" fo:language="fr" fo:country="FR" fo:font-style="normal" style:text-underline-style="none" fo:font-weight="normal" officeooo:rsid="0103d6af" officeooo:paragraph-rsid="0103d6af"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style:font-name="DejaVu Sans" fo:language="fr" fo:country="FR" fo:font-style="normal" style:text-underline-style="none" fo:font-weight="normal" officeooo:rsid="01051320" officeooo:paragraph-rsid="01051320"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style:font-name="DejaVu Sans" fo:language="fr" fo:country="FR" fo:font-style="normal" style:text-underline-style="none" fo:font-weight="normal" officeooo:rsid="0106c472" officeooo:paragraph-rsid="0106c472"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font-name="DejaVu Sans" fo:language="fr" fo:country="FR" fo:font-style="normal" style:text-underline-style="none" fo:font-weight="normal" officeooo:rsid="01095ed6" officeooo:paragraph-rsid="01095ed6"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style:font-name="DejaVu Sans" fo:language="fr" fo:country="FR" fo:font-style="normal" style:text-underline-style="none" fo:font-weight="normal" officeooo:rsid="0109758c" officeooo:paragraph-rsid="0109758c"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style:font-name="DejaVu Sans" fo:language="fr" fo:country="FR" fo:font-style="normal" style:text-underline-style="none" fo:font-weight="normal" officeooo:rsid="0109d653" officeooo:paragraph-rsid="0109d653"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style:font-name="DejaVu Sans" fo:language="fr" fo:country="FR" fo:font-style="normal" style:text-underline-style="none" fo:font-weight="normal" officeooo:rsid="010d5354" officeooo:paragraph-rsid="010d5354"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style:font-name="DejaVu Sans" fo:language="fr" fo:country="FR" fo:font-style="normal" style:text-underline-style="none" fo:font-weight="normal" officeooo:rsid="010e32f4" officeooo:paragraph-rsid="010e32f4"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style:font-name="DejaVu Sans" fo:language="fr" fo:country="FR" fo:font-style="normal" style:text-underline-style="none" fo:font-weight="normal" officeooo:rsid="0110207f" officeooo:paragraph-rsid="0110207f"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style:font-name="DejaVu Sans" fo:language="fr" fo:country="FR" fo:font-style="normal" style:text-underline-style="none" fo:font-weight="normal" officeooo:rsid="01117c4f" officeooo:paragraph-rsid="01117c4f"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style:font-name="DejaVu Sans" fo:language="fr" fo:country="FR" fo:font-style="normal" style:text-underline-style="none" fo:font-weight="normal" officeooo:rsid="0111c1cd" officeooo:paragraph-rsid="0111c1cd"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style:font-name="DejaVu Sans" fo:language="fr" fo:country="FR" fo:font-style="normal" style:text-underline-style="none" fo:font-weight="normal" officeooo:rsid="01138a72" officeooo:paragraph-rsid="01138a72"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style:font-name="DejaVu Sans" fo:language="fr" fo:country="FR" fo:font-style="normal" style:text-underline-style="none" fo:font-weight="normal" officeooo:rsid="0114c5d1" officeooo:paragraph-rsid="0114c5d1"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style:font-name="DejaVu Sans" fo:language="fr" fo:country="FR" fo:font-style="normal" style:text-underline-style="none" fo:font-weight="normal" officeooo:rsid="011a4de7" officeooo:paragraph-rsid="011a4de7"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style:font-name="DejaVu Sans" fo:language="fr" fo:country="FR" fo:font-style="normal" style:text-underline-style="none" fo:font-weight="normal" officeooo:rsid="011c4d04" officeooo:paragraph-rsid="011c4d04"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style:font-name="DejaVu Sans" fo:language="fr" fo:country="FR" fo:font-style="normal" style:text-underline-style="none" fo:font-weight="normal" officeooo:rsid="011e248f" officeooo:paragraph-rsid="011e248f"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style:font-name="DejaVu Sans" fo:language="fr" fo:country="FR" fo:font-style="normal" style:text-underline-style="none" fo:font-weight="normal" officeooo:rsid="0120fa93" officeooo:paragraph-rsid="0120fa93"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style:font-name="DejaVu Sans" fo:language="fr" fo:country="FR" fo:font-style="normal" style:text-underline-style="none" fo:font-weight="normal" officeooo:rsid="0121f860" officeooo:paragraph-rsid="0121f860"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style:font-name="DejaVu Sans" fo:language="fr" fo:country="FR" fo:font-style="normal" style:text-underline-style="none" fo:font-weight="normal" officeooo:rsid="0124d764" officeooo:paragraph-rsid="0124d764"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style:font-name="DejaVu Sans" fo:language="fr" fo:country="FR" fo:font-style="normal" style:text-underline-style="none" fo:font-weight="normal" officeooo:rsid="01265b69" officeooo:paragraph-rsid="01265b69"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style:font-name="DejaVu Sans" fo:language="fr" fo:country="FR" fo:font-style="normal" style:text-underline-style="none" fo:font-weight="normal" officeooo:rsid="0129a8f7" officeooo:paragraph-rsid="0129a8f7"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style:font-name="DejaVu Sans" fo:language="fr" fo:country="FR" fo:font-style="normal" style:text-underline-style="none" fo:font-weight="normal" officeooo:rsid="012ab9d4" officeooo:paragraph-rsid="012ab9d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style:font-name="DejaVu Sans" fo:language="fr" fo:country="FR" fo:font-style="normal" style:text-underline-style="none" fo:font-weight="normal" officeooo:rsid="012cb010" officeooo:paragraph-rsid="012cb010"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style:font-name="DejaVu Sans" fo:language="fr" fo:country="FR" fo:font-style="normal" style:text-underline-style="none" fo:font-weight="normal" officeooo:rsid="012edd0d" officeooo:paragraph-rsid="012edd0d"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style:font-name="DejaVu Sans" fo:language="fr" fo:country="FR" fo:font-style="normal" style:text-underline-style="none" fo:font-weight="normal" officeooo:rsid="012ee28a" officeooo:paragraph-rsid="012fb22c"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style:font-name="DejaVu Sans" fo:language="fr" fo:country="FR" fo:font-style="normal" style:text-underline-style="none" fo:font-weight="normal" officeooo:rsid="0131b08d" officeooo:paragraph-rsid="0131b08d"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style:font-name="DejaVu Sans" fo:language="fr" fo:country="FR" fo:font-style="normal" style:text-underline-style="none" fo:font-weight="normal" officeooo:rsid="01323e2d" officeooo:paragraph-rsid="01323e2d"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style:font-name="DejaVu Sans" fo:language="fr" fo:country="FR" fo:font-style="normal" style:text-underline-style="none" fo:font-weight="normal" officeooo:rsid="0133a383" officeooo:paragraph-rsid="0133a383"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style:font-name="DejaVu Sans" fo:language="fr" fo:country="FR" fo:font-style="normal" style:text-underline-style="none" fo:font-weight="normal" officeooo:rsid="0136ae9c" officeooo:paragraph-rsid="0136ae9c"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style:font-name="DejaVu Sans" fo:language="fr" fo:country="FR" fo:font-style="normal" style:text-underline-style="none" fo:font-weight="normal" officeooo:rsid="01382b05" officeooo:paragraph-rsid="01382b05"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style:font-name="DejaVu Sans" fo:language="fr" fo:country="FR" fo:font-style="normal" style:text-underline-style="none" fo:font-weight="normal" officeooo:rsid="013c3801" officeooo:paragraph-rsid="013c3801"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style:font-name="DejaVu Sans" fo:language="fr" fo:country="FR" fo:font-style="normal" style:text-underline-style="none" fo:font-weight="normal" officeooo:rsid="013e7020" officeooo:paragraph-rsid="013e7020"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style:font-name="DejaVu Sans" fo:language="fr" fo:country="FR" fo:font-style="normal" style:text-underline-style="none" fo:font-weight="normal" officeooo:rsid="013f2651" officeooo:paragraph-rsid="013f2651"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style:font-name="DejaVu Sans" fo:language="fr" fo:country="FR" fo:font-style="normal" style:text-underline-style="none" fo:font-weight="normal" officeooo:rsid="0140a368" officeooo:paragraph-rsid="0140a368"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style:font-name="DejaVu Sans" fo:language="fr" fo:country="FR" fo:font-style="normal" style:text-underline-style="none" fo:font-weight="normal" officeooo:rsid="0141aa1c" officeooo:paragraph-rsid="0141aa1c"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style:font-name="DejaVu Sans" fo:language="fr" fo:country="FR" fo:font-style="normal" style:text-underline-style="none" fo:font-weight="normal" officeooo:rsid="0145496b" officeooo:paragraph-rsid="0145496b"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font-name="DejaVu Sans" fo:language="fr" fo:country="FR" fo:font-style="normal" style:text-underline-style="none" fo:font-weight="normal" officeooo:rsid="012fb22c" officeooo:paragraph-rsid="012fb22c"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font-name="DejaVu Sans" fo:language="fr" fo:country="FR" fo:font-style="normal" style:text-underline-style="none" fo:font-weight="normal" officeooo:rsid="014d70e7" officeooo:paragraph-rsid="014d70e7"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style:font-name="DejaVu Sans" fo:language="fr" fo:country="FR" fo:font-style="normal" style:text-underline-style="none" fo:font-weight="normal" officeooo:rsid="014e7749" officeooo:paragraph-rsid="014e7749"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style:font-name="DejaVu Sans" fo:language="fr" fo:country="FR" fo:font-style="normal" style:text-underline-style="none" fo:font-weight="normal" officeooo:rsid="0150f5e5" officeooo:paragraph-rsid="0150f5e5"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style:font-name="DejaVu Sans" fo:language="fr" fo:country="FR" fo:font-style="normal" style:text-underline-style="none" fo:font-weight="normal" officeooo:rsid="0152ff11" officeooo:paragraph-rsid="0152ff11"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style:font-name="DejaVu Sans" fo:language="fr" fo:country="FR" fo:font-style="normal" style:text-underline-style="none" fo:font-weight="normal" officeooo:rsid="0153376b" officeooo:paragraph-rsid="0153376b"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style:font-name="DejaVu Sans" fo:language="fr" fo:country="FR" fo:font-style="normal" style:text-underline-style="none" fo:font-weight="normal" officeooo:rsid="0154dc20" officeooo:paragraph-rsid="0154dc20"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style:font-name="DejaVu Sans" fo:language="fr" fo:country="FR" fo:font-style="normal" style:text-underline-style="none" fo:font-weight="normal" officeooo:rsid="0156a359" officeooo:paragraph-rsid="0156a359"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style:font-name="DejaVu Sans" fo:language="fr" fo:country="FR" fo:font-style="normal" style:text-underline-style="none" fo:font-weight="normal" officeooo:rsid="0156eb39" officeooo:paragraph-rsid="0156eb39"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style:font-name="DejaVu Sans" fo:language="fr" fo:country="FR" fo:font-style="normal" style:text-underline-style="none" fo:font-weight="normal" officeooo:rsid="0158a49f" officeooo:paragraph-rsid="0158a49f" style:font-style-asian="normal" style:font-weight-asian="normal" style:font-style-complex="normal" style:font-weight-complex="normal"/>
    </style:style>
    <style:style style:name="P262" style:family="paragraph" style:parent-style-name="Standard">
      <style:paragraph-properties fo:text-align="start" style:justify-single-word="false"/>
      <style:text-properties style:font-name="DejaVu Sans" fo:language="fr" fo:country="FR" fo:font-style="normal" style:text-underline-style="none" fo:font-weight="normal" officeooo:rsid="015a7958" officeooo:paragraph-rsid="015a7958"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style:font-name="DejaVu Sans" fo:language="fr" fo:country="FR" fo:font-style="normal" style:text-underline-style="none" fo:font-weight="normal" officeooo:rsid="015bf1d3" officeooo:paragraph-rsid="015bf1d3"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style:font-name="DejaVu Sans" fo:language="fr" fo:country="FR" fo:font-style="normal" style:text-underline-style="none" fo:font-weight="normal" officeooo:rsid="015c7746" officeooo:paragraph-rsid="015c7746"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style:font-name="DejaVu Sans" fo:language="fr" fo:country="FR" fo:font-style="normal" style:text-underline-style="none" fo:font-weight="normal" officeooo:rsid="015e5eaa" officeooo:paragraph-rsid="015e5eaa"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style:font-name="DejaVu Sans" fo:language="fr" fo:country="FR" fo:font-style="normal" style:text-underline-style="none" fo:font-weight="normal" officeooo:rsid="01603fd7" officeooo:paragraph-rsid="01603fd7"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style:font-name="DejaVu Sans" fo:language="fr" fo:country="FR" fo:font-style="normal" style:text-underline-style="none" fo:font-weight="normal" officeooo:rsid="0160ab2a" officeooo:paragraph-rsid="0160ab2a"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style:font-name="DejaVu Sans" fo:language="fr" fo:country="FR" fo:font-style="normal" style:text-underline-style="none" fo:font-weight="normal" officeooo:rsid="01628024" officeooo:paragraph-rsid="01628024"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style:font-name="DejaVu Sans" fo:language="fr" fo:country="FR" fo:font-style="normal" style:text-underline-style="none" fo:font-weight="normal" officeooo:rsid="01658488" officeooo:paragraph-rsid="01658488"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style:font-name="DejaVu Sans" fo:language="fr" fo:country="FR" fo:font-style="normal" style:text-underline-style="none" fo:font-weight="normal" officeooo:rsid="01695dda" officeooo:paragraph-rsid="01695dda" style:font-style-asian="normal" style:font-weight-asian="normal" style:font-style-complex="normal" style:font-weight-complex="normal"/>
    </style:style>
    <style:style style:name="P271" style:family="paragraph" style:parent-style-name="Standard">
      <style:paragraph-properties fo:text-align="start" style:justify-single-word="false"/>
      <style:text-properties style:font-name="DejaVu Sans" fo:language="fr" fo:country="FR" fo:font-style="normal" style:text-underline-style="none" fo:font-weight="normal" officeooo:rsid="016ab01d" officeooo:paragraph-rsid="016ab01d"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style:font-name="DejaVu Sans" fo:language="fr" fo:country="FR" fo:font-style="normal" style:text-underline-style="none" fo:font-weight="normal" officeooo:rsid="016bc5e2" officeooo:paragraph-rsid="016bc5e2"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style:font-name="DejaVu Sans" fo:language="fr" fo:country="FR" fo:font-style="normal" style:text-underline-style="none" fo:font-weight="normal" officeooo:rsid="016e032a" officeooo:paragraph-rsid="016e032a"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style:font-name="DejaVu Sans" fo:language="fr" fo:country="FR" fo:font-style="normal" style:text-underline-style="none" fo:font-weight="normal" officeooo:rsid="01726394" officeooo:paragraph-rsid="01726394" style:font-style-asian="normal" style:font-weight-asian="normal" style:font-style-complex="normal" style:font-weight-complex="normal"/>
    </style:style>
    <style:style style:name="P275" style:family="paragraph" style:parent-style-name="Standard">
      <style:paragraph-properties fo:text-align="start" style:justify-single-word="false"/>
      <style:text-properties style:font-name="DejaVu Sans" fo:language="fr" fo:country="FR" fo:font-style="normal" style:text-underline-style="none" fo:font-weight="normal" officeooo:rsid="01731b65" officeooo:paragraph-rsid="01731b65" style:font-style-asian="normal" style:font-weight-asian="normal" style:font-style-complex="normal" style:font-weight-complex="normal"/>
    </style:style>
    <style:style style:name="P276" style:family="paragraph" style:parent-style-name="Standard">
      <style:paragraph-properties fo:text-align="start" style:justify-single-word="false"/>
      <style:text-properties style:font-name="DejaVu Sans" fo:language="fr" fo:country="FR" fo:font-style="normal" style:text-underline-style="none" fo:font-weight="normal" officeooo:rsid="017362c2" officeooo:paragraph-rsid="017362c2" style:font-style-asian="normal" style:font-weight-asian="normal" style:font-style-complex="normal" style:font-weight-complex="normal"/>
    </style:style>
    <style:style style:name="P277" style:family="paragraph" style:parent-style-name="Standard">
      <style:paragraph-properties fo:text-align="start" style:justify-single-word="false"/>
      <style:text-properties style:font-name="DejaVu Sans" fo:language="fr" fo:country="FR" fo:font-style="normal" style:text-underline-style="none" fo:font-weight="normal" officeooo:rsid="017546fd" officeooo:paragraph-rsid="017546fd" style:font-style-asian="normal" style:font-weight-asian="normal" style:font-style-complex="normal" style:font-weight-complex="normal"/>
    </style:style>
    <style:style style:name="P278" style:family="paragraph" style:parent-style-name="Standard">
      <style:paragraph-properties fo:text-align="start" style:justify-single-word="false"/>
      <style:text-properties style:font-name="DejaVu Sans" fo:language="fr" fo:country="FR" fo:font-style="normal" style:text-underline-style="none" fo:font-weight="normal" officeooo:rsid="01763391" officeooo:paragraph-rsid="01763391" style:font-style-asian="normal" style:font-weight-asian="normal" style:font-style-complex="normal" style:font-weight-complex="normal"/>
    </style:style>
    <style:style style:name="P279" style:family="paragraph" style:parent-style-name="Standard">
      <style:paragraph-properties fo:text-align="start" style:justify-single-word="false"/>
      <style:text-properties style:font-name="DejaVu Sans" fo:language="fr" fo:country="FR" fo:font-style="normal" style:text-underline-style="none" fo:font-weight="normal" officeooo:rsid="0178a2eb" officeooo:paragraph-rsid="0178a2eb" style:font-style-asian="normal" style:font-weight-asian="normal" style:font-style-complex="normal" style:font-weight-complex="normal"/>
    </style:style>
    <style:style style:name="P280" style:family="paragraph" style:parent-style-name="Standard">
      <style:paragraph-properties fo:text-align="start" style:justify-single-word="false"/>
      <style:text-properties style:font-name="DejaVu Sans" fo:language="fr" fo:country="FR" fo:font-style="normal" style:text-underline-style="none" fo:font-weight="normal" officeooo:rsid="017b4e97" officeooo:paragraph-rsid="017b4e97" style:font-style-asian="normal" style:font-weight-asian="normal" style:font-style-complex="normal" style:font-weight-complex="normal"/>
    </style:style>
    <style:style style:name="P281" style:family="paragraph" style:parent-style-name="Standard">
      <style:paragraph-properties fo:text-align="start" style:justify-single-word="false"/>
      <style:text-properties style:font-name="DejaVu Sans" fo:language="fr" fo:country="FR" fo:font-style="normal" style:text-underline-style="none" fo:font-weight="normal" officeooo:rsid="017cf565" officeooo:paragraph-rsid="017cf565" style:font-style-asian="normal" style:font-weight-asian="normal" style:font-style-complex="normal" style:font-weight-complex="normal"/>
    </style:style>
    <style:style style:name="P282" style:family="paragraph" style:parent-style-name="Standard">
      <style:paragraph-properties fo:text-align="start" style:justify-single-word="false"/>
      <style:text-properties style:font-name="DejaVu Sans" fo:language="fr" fo:country="FR" fo:font-style="normal" style:text-underline-style="none" fo:font-weight="normal" officeooo:rsid="017e19c8" officeooo:paragraph-rsid="017e19c8" style:font-style-asian="normal" style:font-weight-asian="normal" style:font-style-complex="normal" style:font-weight-complex="normal"/>
    </style:style>
    <style:style style:name="P283" style:family="paragraph" style:parent-style-name="Standard">
      <style:paragraph-properties fo:text-align="start" style:justify-single-word="false"/>
      <style:text-properties style:font-name="DejaVu Sans" fo:language="fr" fo:country="FR" fo:font-style="normal" style:text-underline-style="none" fo:font-weight="normal" officeooo:rsid="017f96f0" officeooo:paragraph-rsid="017f96f0"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style:font-name="DejaVu Sans" fo:language="fr" fo:country="FR" fo:font-style="normal" style:text-underline-style="none" fo:font-weight="normal" officeooo:rsid="0187888b" officeooo:paragraph-rsid="0187888b"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style:font-name="DejaVu Sans" fo:language="fr" fo:country="FR" fo:font-style="normal" style:text-underline-style="none" fo:font-weight="normal" officeooo:rsid="018993c3" officeooo:paragraph-rsid="018993c3"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style:font-name="DejaVu Sans" fo:language="fr" fo:country="FR" fo:font-style="normal" style:text-underline-style="none" fo:font-weight="normal" officeooo:rsid="018ae5a3" officeooo:paragraph-rsid="018ae5a3"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style:font-name="DejaVu Sans" fo:language="fr" fo:country="FR" fo:font-style="normal" style:text-underline-style="none" fo:font-weight="normal" officeooo:rsid="018b224d" officeooo:paragraph-rsid="018b224d"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style:font-name="DejaVu Sans" fo:language="fr" fo:country="FR" fo:font-style="normal" style:text-underline-style="none" fo:font-weight="normal" officeooo:rsid="018c6c5d" officeooo:paragraph-rsid="018c6c5d"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style:font-name="DejaVu Sans" fo:language="fr" fo:country="FR" fo:font-style="normal" style:text-underline-style="none" fo:font-weight="normal" officeooo:rsid="018d8147" officeooo:paragraph-rsid="018d8147"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style:font-name="DejaVu Sans" fo:language="fr" fo:country="FR" fo:font-style="normal" style:text-underline-style="none" fo:font-weight="normal" officeooo:rsid="018fd84b" officeooo:paragraph-rsid="018fd84b" style:font-style-asian="normal" style:font-weight-asian="normal" style:font-style-complex="normal" style:font-weight-complex="normal"/>
    </style:style>
    <style:style style:name="P292" style:family="paragraph" style:parent-style-name="Standard">
      <style:paragraph-properties fo:text-align="start" style:justify-single-word="false"/>
      <style:text-properties style:font-name="DejaVu Sans" fo:language="fr" fo:country="FR" fo:font-style="normal" style:text-underline-style="none" fo:font-weight="normal" officeooo:rsid="018fda63" officeooo:paragraph-rsid="018fda63"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style:font-name="DejaVu Sans" fo:language="fr" fo:country="FR" fo:font-style="normal" style:text-underline-style="none" fo:font-weight="normal" officeooo:rsid="0190e6a7" officeooo:paragraph-rsid="0190e6a7" style:font-style-asian="normal" style:font-weight-asian="normal" style:font-style-complex="normal" style:font-weight-complex="normal"/>
    </style:style>
    <style:style style:name="P294" style:family="paragraph" style:parent-style-name="Standard">
      <style:paragraph-properties fo:text-align="start" style:justify-single-word="false"/>
      <style:text-properties style:font-name="DejaVu Sans" fo:language="fr" fo:country="FR" fo:font-style="normal" style:text-underline-style="none" fo:font-weight="normal" officeooo:rsid="01911852" officeooo:paragraph-rsid="01937280" style:font-style-asian="normal" style:font-weight-asian="normal" style:font-style-complex="normal" style:font-weight-complex="normal"/>
    </style:style>
    <style:style style:name="P295" style:family="paragraph" style:parent-style-name="Standard">
      <style:paragraph-properties fo:text-align="start" style:justify-single-word="false"/>
      <style:text-properties style:font-name="DejaVu Sans" fo:language="fr" fo:country="FR" fo:font-style="normal" style:text-underline-style="none" fo:font-weight="normal" officeooo:rsid="0194bf53" officeooo:paragraph-rsid="0194bf53" style:font-style-asian="normal" style:font-weight-asian="normal" style:font-style-complex="normal" style:font-weight-complex="normal"/>
    </style:style>
    <style:style style:name="P296" style:family="paragraph" style:parent-style-name="Standard">
      <style:paragraph-properties fo:text-align="start" style:justify-single-word="false"/>
      <style:text-properties style:font-name="DejaVu Sans" fo:language="fr" fo:country="FR" fo:font-style="normal" style:text-underline-style="none" fo:font-weight="normal" officeooo:rsid="0180c278" officeooo:paragraph-rsid="0180c278" style:font-style-asian="normal" style:font-weight-asian="normal" style:font-style-complex="normal" style:font-weight-complex="normal"/>
    </style:style>
    <style:style style:name="P297" style:family="paragraph" style:parent-style-name="Standard">
      <style:paragraph-properties fo:text-align="start" style:justify-single-word="false"/>
      <style:text-properties style:font-name="DejaVu Sans" fo:language="fr" fo:country="FR" fo:font-style="normal" style:text-underline-style="none" fo:font-weight="normal" officeooo:rsid="0185cde9" officeooo:paragraph-rsid="0185cde9"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style:font-name="DejaVu Sans" fo:language="fr" fo:country="FR" fo:font-style="normal" style:text-underline-style="none" fo:font-weight="normal" officeooo:rsid="0185cde9" officeooo:paragraph-rsid="01863788"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style:font-name="DejaVu Sans" fo:language="fr" fo:country="FR" fo:font-style="normal" style:text-underline-style="none" fo:font-weight="normal" officeooo:rsid="0181e8a8" officeooo:paragraph-rsid="0181e8a8"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style:font-name="DejaVu Sans" fo:language="fr" fo:country="FR" fo:font-style="normal" style:text-underline-style="none" fo:font-weight="normal" officeooo:rsid="019226ca" officeooo:paragraph-rsid="01937280"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style:font-name="DejaVu Sans" fo:language="fr" fo:country="FR" fo:font-style="normal" style:text-underline-style="none" fo:font-weight="normal" officeooo:rsid="0196b47e" officeooo:paragraph-rsid="0196b47e"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style:font-name="DejaVu Sans" fo:language="fr" fo:country="FR" fo:font-style="normal" style:text-underline-style="none" fo:font-weight="normal" officeooo:rsid="01973cbc" officeooo:paragraph-rsid="01973cbc"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style:font-name="DejaVu Sans" fo:language="fr" fo:country="FR" fo:font-style="normal" style:text-underline-style="none" fo:font-weight="normal" officeooo:rsid="019f5b8c" officeooo:paragraph-rsid="019f5b8c"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style:font-name="DejaVu Sans" fo:language="fr" fo:country="FR" fo:font-style="normal" style:text-underline-style="none" fo:font-weight="normal" officeooo:rsid="01a0afb8" officeooo:paragraph-rsid="01a0afb8"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style:font-name="DejaVu Sans" fo:language="fr" fo:country="FR" fo:font-style="normal" style:text-underline-style="none" fo:font-weight="normal" officeooo:rsid="0197c034" officeooo:paragraph-rsid="0197c034"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style:font-name="DejaVu Sans" fo:language="fr" fo:country="FR" fo:font-style="normal" style:text-underline-style="none" fo:font-weight="normal" officeooo:rsid="0199d304" officeooo:paragraph-rsid="0199d304"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style:font-name="DejaVu Sans" fo:language="fr" fo:country="FR" fo:font-style="normal" style:text-underline-style="none" fo:font-weight="normal" officeooo:rsid="019b2114" officeooo:paragraph-rsid="019b2114"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style:font-name="DejaVu Sans" fo:language="fr" fo:country="FR" fo:font-style="normal" style:text-underline-style="none" fo:font-weight="normal" officeooo:rsid="019c8d88" officeooo:paragraph-rsid="019c8d88"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font-name="DejaVu Sans" fo:language="fr" fo:country="FR" fo:font-style="normal" style:text-underline-style="none" fo:font-weight="normal" officeooo:rsid="01a8ae7d" officeooo:paragraph-rsid="01a8ae7d"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font-name="DejaVu Sans" fo:language="fr" fo:country="FR" fo:font-style="normal" style:text-underline-style="none" fo:font-weight="normal" officeooo:rsid="01a8fac3" officeooo:paragraph-rsid="01a8fac3"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font-name="DejaVu Sans" fo:language="fr" fo:country="FR" fo:font-style="normal" style:text-underline-style="none" fo:font-weight="normal" officeooo:rsid="01aa6960" officeooo:paragraph-rsid="01aa6960"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font-name="DejaVu Sans" fo:language="fr" fo:country="FR" fo:font-style="normal" style:text-underline-style="none" fo:font-weight="normal" officeooo:rsid="0198a9c9" officeooo:paragraph-rsid="0198a9c9"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font-name="DejaVu Sans" fo:language="fr" fo:country="FR" fo:font-style="normal" style:text-underline-style="none" fo:font-weight="normal" officeooo:rsid="01aad55c" officeooo:paragraph-rsid="01aad55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font-name="DejaVu Sans" fo:language="fr" fo:country="FR" fo:font-style="normal" style:text-underline-style="none" fo:font-weight="normal" officeooo:rsid="01ab483c" officeooo:paragraph-rsid="01ab483c"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font-name="DejaVu Sans" fo:language="fr" fo:country="FR" fo:font-style="normal" style:text-underline-style="none" fo:font-weight="normal" officeooo:rsid="01ac2d4b" officeooo:paragraph-rsid="01ac2d4b"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font-name="DejaVu Sans" fo:language="fr" fo:country="FR" fo:font-style="normal" style:text-underline-style="none" fo:font-weight="normal" officeooo:rsid="01ad47e7" officeooo:paragraph-rsid="01ad47e7"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font-name="DejaVu Sans" fo:language="fr" fo:country="FR" fo:font-style="normal" style:text-underline-style="none" fo:font-weight="normal" officeooo:rsid="01adccbb" officeooo:paragraph-rsid="01adccbb"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font-name="DejaVu Sans" fo:language="fr" fo:country="FR" fo:font-style="normal" style:text-underline-style="none" fo:font-weight="normal" officeooo:rsid="01aed319" officeooo:paragraph-rsid="01aed319"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style:font-name="DejaVu Sans" fo:language="fr" fo:country="FR" fo:font-style="normal" style:text-underline-style="none" fo:font-weight="normal" officeooo:rsid="01b0d1af" officeooo:paragraph-rsid="01b0d1af"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style:font-name="DejaVu Sans" fo:language="fr" fo:country="FR" fo:font-style="normal" style:text-underline-style="none" fo:font-weight="normal" officeooo:rsid="01b110ad" officeooo:paragraph-rsid="01b110ad"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style:font-name="DejaVu Sans" fo:language="fr" fo:country="FR" fo:font-style="normal" style:text-underline-style="none" fo:font-weight="normal" officeooo:rsid="01b1e0ad" officeooo:paragraph-rsid="01b1e0ad" style:font-style-asian="normal" style:font-weight-asian="normal" style:font-style-complex="normal" style:font-weight-complex="normal"/>
    </style:style>
    <style:style style:name="P322" style:family="paragraph" style:parent-style-name="Standard">
      <style:paragraph-properties fo:text-align="start" style:justify-single-word="false"/>
      <style:text-properties style:font-name="DejaVu Sans" fo:language="fr" fo:country="FR" fo:font-style="normal" style:text-underline-style="none" fo:font-weight="normal" officeooo:rsid="01b3a052" officeooo:paragraph-rsid="01b3a052" style:font-style-asian="normal" style:font-weight-asian="normal" style:font-style-complex="normal" style:font-weight-complex="normal"/>
    </style:style>
    <style:style style:name="P323" style:family="paragraph" style:parent-style-name="Standard">
      <style:paragraph-properties fo:text-align="start" style:justify-single-word="false"/>
      <style:text-properties style:font-name="DejaVu Sans" fo:language="fr" fo:country="FR" fo:font-style="normal" style:text-underline-style="none" fo:font-weight="normal" officeooo:rsid="01b56341" officeooo:paragraph-rsid="01b56341" style:font-style-asian="normal" style:font-weight-asian="normal" style:font-style-complex="normal" style:font-weight-complex="normal"/>
    </style:style>
    <style:style style:name="P324" style:family="paragraph" style:parent-style-name="Standard">
      <style:paragraph-properties fo:text-align="start" style:justify-single-word="false"/>
      <style:text-properties style:font-name="DejaVu Sans" fo:language="fr" fo:country="FR" fo:font-style="normal" style:text-underline-style="none" fo:font-weight="normal" officeooo:rsid="01b6be8e" officeooo:paragraph-rsid="01b6be8e" style:font-style-asian="normal" style:font-weight-asian="normal" style:font-style-complex="normal" style:font-weight-complex="normal"/>
    </style:style>
    <style:style style:name="P325" style:family="paragraph" style:parent-style-name="Standard">
      <style:paragraph-properties fo:text-align="start" style:justify-single-word="false"/>
      <style:text-properties style:font-name="DejaVu Sans" fo:language="fr" fo:country="FR" fo:font-style="normal" style:text-underline-style="none" fo:font-weight="normal" officeooo:rsid="01b74932" officeooo:paragraph-rsid="01b74932" style:font-style-asian="normal" style:font-weight-asian="normal" style:font-style-complex="normal" style:font-weight-complex="normal"/>
    </style:style>
    <style:style style:name="P326" style:family="paragraph" style:parent-style-name="Standard">
      <style:paragraph-properties fo:text-align="start" style:justify-single-word="false"/>
      <style:text-properties style:font-name="DejaVu Sans" fo:language="fr" fo:country="FR" fo:font-style="normal" style:text-underline-style="none" fo:font-weight="normal" officeooo:rsid="01b7aa12" officeooo:paragraph-rsid="01b7aa12"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style:font-name="DejaVu Sans" fo:language="fr" fo:country="FR" fo:font-style="normal" style:text-underline-style="none" fo:font-weight="normal" officeooo:rsid="01b8d5eb" officeooo:paragraph-rsid="01b8d5eb"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style:font-name="DejaVu Sans" fo:language="fr" fo:country="FR" fo:font-style="normal" style:text-underline-style="none" fo:font-weight="normal" officeooo:rsid="01b94d9d" officeooo:paragraph-rsid="01b94d9d"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style:font-name="DejaVu Sans" fo:language="fr" fo:country="FR" fo:font-style="normal" style:text-underline-style="none" fo:font-weight="normal" officeooo:rsid="01bc32c8" officeooo:paragraph-rsid="01bc32c8"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style:font-name="DejaVu Sans" fo:language="fr" fo:country="FR" fo:font-style="normal" style:text-underline-style="none" fo:font-weight="normal" officeooo:rsid="01bcdd0b" officeooo:paragraph-rsid="01bcdd0b" style:font-style-asian="normal" style:font-weight-asian="normal" style:font-style-complex="normal" style:font-weight-complex="normal"/>
    </style:style>
    <style:style style:name="P331" style:family="paragraph" style:parent-style-name="Standard">
      <style:paragraph-properties fo:text-align="start" style:justify-single-word="false"/>
      <style:text-properties style:font-name="DejaVu Sans" fo:language="fr" fo:country="FR" fo:font-style="normal" style:text-underline-style="none" fo:font-weight="normal" officeooo:rsid="01bdd3e9" officeooo:paragraph-rsid="01bdd3e9" style:font-style-asian="normal" style:font-weight-asian="normal" style:font-style-complex="normal" style:font-weight-complex="normal"/>
    </style:style>
    <style:style style:name="P332" style:family="paragraph" style:parent-style-name="Standard">
      <style:paragraph-properties fo:text-align="start" style:justify-single-word="false"/>
      <style:text-properties style:font-name="DejaVu Sans" fo:language="fr" fo:country="FR" fo:font-style="normal" style:text-underline-style="none" fo:font-weight="normal" officeooo:rsid="01bec464" officeooo:paragraph-rsid="01bec464" style:font-style-asian="normal" style:font-weight-asian="normal" style:font-style-complex="normal" style:font-weight-complex="normal"/>
    </style:style>
    <style:style style:name="P333" style:family="paragraph" style:parent-style-name="Standard">
      <style:paragraph-properties fo:text-align="start" style:justify-single-word="false"/>
      <style:text-properties style:font-name="DejaVu Sans" fo:language="fr" fo:country="FR" fo:font-style="normal" style:text-underline-style="none" fo:font-weight="normal" officeooo:rsid="01c21054" officeooo:paragraph-rsid="01c21054" style:font-style-asian="normal" style:font-weight-asian="normal" style:font-style-complex="normal" style:font-weight-complex="normal"/>
    </style:style>
    <style:style style:name="P334" style:family="paragraph" style:parent-style-name="Standard">
      <style:paragraph-properties fo:text-align="start" style:justify-single-word="false"/>
      <style:text-properties style:font-name="DejaVu Sans" fo:language="fr" fo:country="FR" fo:font-style="normal" style:text-underline-style="none" fo:font-weight="normal" officeooo:rsid="01c2da3f" officeooo:paragraph-rsid="01c2da3f" style:font-style-asian="normal" style:font-weight-asian="normal" style:font-style-complex="normal" style:font-weight-complex="normal"/>
    </style:style>
    <style:style style:name="P335" style:family="paragraph" style:parent-style-name="Standard">
      <style:paragraph-properties fo:text-align="start" style:justify-single-word="false"/>
      <style:text-properties style:font-name="DejaVu Sans" fo:language="fr" fo:country="FR" fo:font-style="normal" style:text-underline-style="none" fo:font-weight="normal" officeooo:rsid="01c42a71" officeooo:paragraph-rsid="01c42a71" style:font-style-asian="normal" style:font-weight-asian="normal" style:font-style-complex="normal" style:font-weight-complex="normal"/>
    </style:style>
    <style:style style:name="P336" style:family="paragraph" style:parent-style-name="Standard">
      <style:paragraph-properties fo:text-align="start" style:justify-single-word="false"/>
      <style:text-properties style:font-name="DejaVu Sans" fo:language="fr" fo:country="FR" fo:font-style="normal" style:text-underline-style="none" fo:font-weight="normal" officeooo:rsid="01c43fe3" officeooo:paragraph-rsid="01c43fe3"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style:font-name="DejaVu Sans" fo:language="fr" fo:country="FR" fo:font-style="normal" style:text-underline-style="none" fo:font-weight="normal" officeooo:rsid="01c5d7f0" officeooo:paragraph-rsid="01c5d7f0" style:font-style-asian="normal" style:font-weight-asian="normal" style:font-style-complex="normal" style:font-weight-complex="normal"/>
    </style:style>
    <style:style style:name="P338" style:family="paragraph" style:parent-style-name="Standard">
      <style:paragraph-properties fo:text-align="start" style:justify-single-word="false"/>
      <style:text-properties style:font-name="DejaVu Sans" fo:language="fr" fo:country="FR" fo:font-style="normal" style:text-underline-style="none" fo:font-weight="normal" officeooo:rsid="01c77533" officeooo:paragraph-rsid="01c77533" style:font-style-asian="normal" style:font-weight-asian="normal" style:font-style-complex="normal" style:font-weight-complex="normal"/>
    </style:style>
    <style:style style:name="P339" style:family="paragraph" style:parent-style-name="Standard">
      <style:paragraph-properties fo:text-align="start" style:justify-single-word="false"/>
      <style:text-properties style:font-name="DejaVu Sans" fo:language="fr" fo:country="FR" fo:font-style="normal" style:text-underline-style="none" fo:font-weight="normal" officeooo:rsid="01c86805" officeooo:paragraph-rsid="01c86805" style:font-style-asian="normal" style:font-weight-asian="normal" style:font-style-complex="normal" style:font-weight-complex="normal"/>
    </style:style>
    <style:style style:name="P340" style:family="paragraph" style:parent-style-name="Standard">
      <style:paragraph-properties fo:text-align="start" style:justify-single-word="false"/>
      <style:text-properties style:font-name="DejaVu Sans" fo:language="fr" fo:country="FR" fo:font-style="normal" style:text-underline-style="none" fo:font-weight="normal" officeooo:rsid="01c93091" officeooo:paragraph-rsid="01c93091" style:font-style-asian="normal" style:font-weight-asian="normal" style:font-style-complex="normal" style:font-weight-complex="normal"/>
    </style:style>
    <style:style style:name="P341" style:family="paragraph" style:parent-style-name="Standard">
      <style:paragraph-properties fo:text-align="start" style:justify-single-word="false"/>
      <style:text-properties style:font-name="DejaVu Sans" fo:language="fr" fo:country="FR" fo:font-style="normal" style:text-underline-style="none" fo:font-weight="normal" officeooo:rsid="01ca79b0" officeooo:paragraph-rsid="01ca79b0" style:font-style-asian="normal" style:font-weight-asian="normal" style:font-style-complex="normal" style:font-weight-complex="normal"/>
    </style:style>
    <style:style style:name="P342" style:family="paragraph" style:parent-style-name="Standard">
      <style:paragraph-properties fo:text-align="start" style:justify-single-word="false"/>
      <style:text-properties style:font-name="DejaVu Sans" fo:language="fr" fo:country="FR" fo:font-style="normal" style:text-underline-style="none" fo:font-weight="normal" officeooo:rsid="01cb2ec6" officeooo:paragraph-rsid="01cb2ec6" style:font-style-asian="normal" style:font-weight-asian="normal" style:font-style-complex="normal" style:font-weight-complex="normal"/>
    </style:style>
    <style:style style:name="P343" style:family="paragraph" style:parent-style-name="Standard">
      <style:paragraph-properties fo:text-align="start" style:justify-single-word="false"/>
      <style:text-properties style:font-name="DejaVu Sans" fo:language="fr" fo:country="FR" fo:font-style="normal" style:text-underline-style="none" fo:font-weight="normal" officeooo:rsid="01cc202c" officeooo:paragraph-rsid="01cc202c" style:font-style-asian="normal" style:font-weight-asian="normal" style:font-style-complex="normal" style:font-weight-complex="normal"/>
    </style:style>
    <style:style style:name="P344" style:family="paragraph" style:parent-style-name="Standard">
      <style:paragraph-properties fo:text-align="start" style:justify-single-word="false"/>
      <style:text-properties style:font-name="DejaVu Sans" fo:language="fr" fo:country="FR" fo:font-style="normal" style:text-underline-style="none" fo:font-weight="normal" officeooo:rsid="01cd9f44" officeooo:paragraph-rsid="01cd9f44" style:font-style-asian="normal" style:font-weight-asian="normal" style:font-style-complex="normal" style:font-weight-complex="normal"/>
    </style:style>
    <style:style style:name="P345" style:family="paragraph" style:parent-style-name="Standard">
      <style:paragraph-properties fo:text-align="start" style:justify-single-word="false"/>
      <style:text-properties style:font-name="DejaVu Sans" fo:language="fr" fo:country="FR" fo:font-style="normal" style:text-underline-style="none" fo:font-weight="normal" officeooo:rsid="01cf024f" officeooo:paragraph-rsid="01cf024f" style:font-style-asian="normal" style:font-weight-asian="normal" style:font-style-complex="normal" style:font-weight-complex="normal"/>
    </style:style>
    <style:style style:name="P346" style:family="paragraph" style:parent-style-name="Standard">
      <style:paragraph-properties fo:text-align="start" style:justify-single-word="false"/>
      <style:text-properties style:font-name="DejaVu Sans" fo:language="fr" fo:country="FR" fo:font-style="normal" style:text-underline-style="none" fo:font-weight="normal" officeooo:rsid="01d091db" officeooo:paragraph-rsid="01d091db" style:font-style-asian="normal" style:font-weight-asian="normal" style:font-style-complex="normal" style:font-weight-complex="normal"/>
    </style:style>
    <style:style style:name="P347" style:family="paragraph" style:parent-style-name="Standard">
      <style:paragraph-properties fo:text-align="start" style:justify-single-word="false"/>
      <style:text-properties style:font-name="DejaVu Sans" fo:language="fr" fo:country="FR" fo:font-style="normal" style:text-underline-style="none" fo:font-weight="normal" officeooo:rsid="01d0f69c" officeooo:paragraph-rsid="01d0f69c" style:font-style-asian="normal" style:font-weight-asian="normal" style:font-style-complex="normal" style:font-weight-complex="normal"/>
    </style:style>
    <style:style style:name="P348" style:family="paragraph" style:parent-style-name="Standard">
      <style:paragraph-properties fo:text-align="start" style:justify-single-word="false"/>
      <style:text-properties style:font-name="DejaVu Sans" fo:language="fr" fo:country="FR" fo:font-style="normal" style:text-underline-style="none" fo:font-weight="normal" officeooo:rsid="01d10c87" officeooo:paragraph-rsid="01d10c87" style:font-style-asian="normal" style:font-weight-asian="normal" style:font-style-complex="normal" style:font-weight-complex="normal"/>
    </style:style>
    <style:style style:name="P349" style:family="paragraph" style:parent-style-name="Standard">
      <style:paragraph-properties fo:text-align="start" style:justify-single-word="false"/>
      <style:text-properties style:font-name="DejaVu Sans" fo:language="fr" fo:country="FR" fo:font-style="normal" style:text-underline-style="none" fo:font-weight="normal" officeooo:rsid="01d1f6a4" officeooo:paragraph-rsid="01d1f6a4" style:font-style-asian="normal" style:font-weight-asian="normal" style:font-style-complex="normal" style:font-weight-complex="normal"/>
    </style:style>
    <style:style style:name="P350" style:family="paragraph" style:parent-style-name="Standard">
      <style:paragraph-properties fo:text-align="start" style:justify-single-word="false"/>
      <style:text-properties style:font-name="DejaVu Sans" fo:language="fr" fo:country="FR" fo:font-style="normal" style:text-underline-style="none" fo:font-weight="normal" officeooo:rsid="01d3dd7f" officeooo:paragraph-rsid="01d3dd7f" style:font-style-asian="normal" style:font-weight-asian="normal" style:font-style-complex="normal" style:font-weight-complex="normal"/>
    </style:style>
    <style:style style:name="P351" style:family="paragraph" style:parent-style-name="Standard">
      <style:paragraph-properties fo:text-align="start" style:justify-single-word="false"/>
      <style:text-properties style:font-name="DejaVu Sans" fo:language="fr" fo:country="FR" fo:font-style="normal" style:text-underline-style="none" fo:font-weight="normal" officeooo:rsid="01d44912" officeooo:paragraph-rsid="01d44912" style:font-style-asian="normal" style:font-weight-asian="normal" style:font-style-complex="normal" style:font-weight-complex="normal"/>
    </style:style>
    <style:style style:name="P352" style:family="paragraph" style:parent-style-name="Standard">
      <style:paragraph-properties fo:text-align="start" style:justify-single-word="false"/>
      <style:text-properties style:font-name="DejaVu Sans" fo:language="fr" fo:country="FR" fo:font-style="normal" style:text-underline-style="none" fo:font-weight="normal" officeooo:rsid="01d5380d" officeooo:paragraph-rsid="01d5380d" style:font-style-asian="normal" style:font-weight-asian="normal" style:font-style-complex="normal" style:font-weight-complex="normal"/>
    </style:style>
    <style:style style:name="P353" style:family="paragraph" style:parent-style-name="Standard">
      <style:paragraph-properties fo:text-align="start" style:justify-single-word="false"/>
      <style:text-properties style:font-name="DejaVu Sans" fo:language="fr" fo:country="FR" fo:font-style="normal" style:text-underline-style="none" fo:font-weight="normal" officeooo:rsid="01d69a2b" officeooo:paragraph-rsid="01d69a2b" style:font-style-asian="normal" style:font-weight-asian="normal" style:font-style-complex="normal" style:font-weight-complex="normal"/>
    </style:style>
    <style:style style:name="P354" style:family="paragraph" style:parent-style-name="Standard">
      <style:paragraph-properties fo:text-align="start" style:justify-single-word="false"/>
      <style:text-properties style:font-name="DejaVu Sans" fo:language="fr" fo:country="FR" fo:font-style="normal" style:text-underline-style="none" fo:font-weight="normal" officeooo:rsid="01d7c434" officeooo:paragraph-rsid="01d7c434" style:font-style-asian="normal" style:font-weight-asian="normal" style:font-style-complex="normal" style:font-weight-complex="normal"/>
    </style:style>
    <style:style style:name="P355" style:family="paragraph" style:parent-style-name="Standard">
      <style:paragraph-properties fo:text-align="start" style:justify-single-word="false"/>
      <style:text-properties style:font-name="DejaVu Sans" fo:language="fr" fo:country="FR" fo:font-style="normal" style:text-underline-style="none" fo:font-weight="normal" officeooo:rsid="01d94a1a" officeooo:paragraph-rsid="01d94a1a" style:font-style-asian="normal" style:font-weight-asian="normal" style:font-style-complex="normal" style:font-weight-complex="normal"/>
    </style:style>
    <style:style style:name="P356" style:family="paragraph" style:parent-style-name="Standard">
      <style:paragraph-properties fo:text-align="start" style:justify-single-word="false"/>
      <style:text-properties style:font-name="DejaVu Sans" fo:language="fr" fo:country="FR" fo:font-style="normal" style:text-underline-style="none" fo:font-weight="normal" officeooo:rsid="01da1e65" officeooo:paragraph-rsid="01da1e65" style:font-style-asian="normal" style:font-weight-asian="normal" style:font-style-complex="normal" style:font-weight-complex="normal"/>
    </style:style>
    <style:style style:name="P357" style:family="paragraph" style:parent-style-name="Standard">
      <style:paragraph-properties fo:text-align="start" style:justify-single-word="false"/>
      <style:text-properties style:font-name="DejaVu Sans" fo:language="fr" fo:country="FR" fo:font-style="normal" style:text-underline-style="none" fo:font-weight="normal" officeooo:rsid="01dbf1a5" officeooo:paragraph-rsid="01dbf1a5" style:font-style-asian="normal" style:font-weight-asian="normal" style:font-style-complex="normal" style:font-weight-complex="normal"/>
    </style:style>
    <style:style style:name="P358" style:family="paragraph" style:parent-style-name="Standard">
      <style:paragraph-properties fo:text-align="start" style:justify-single-word="false"/>
      <style:text-properties style:font-name="DejaVu Sans" fo:language="fr" fo:country="FR" fo:font-style="normal" style:text-underline-style="none" fo:font-weight="normal" officeooo:rsid="01dd9c18" officeooo:paragraph-rsid="01dd9c18" style:font-style-asian="normal" style:font-weight-asian="normal" style:font-style-complex="normal" style:font-weight-complex="normal"/>
    </style:style>
    <style:style style:name="P359" style:family="paragraph" style:parent-style-name="Standard">
      <style:paragraph-properties fo:text-align="start" style:justify-single-word="false"/>
      <style:text-properties style:font-name="DejaVu Sans" fo:language="fr" fo:country="FR" fo:font-style="normal" style:text-underline-style="none" fo:font-weight="normal" officeooo:rsid="01df7a30" officeooo:paragraph-rsid="01df7a30" style:font-style-asian="normal" style:font-weight-asian="normal" style:font-style-complex="normal" style:font-weight-complex="normal"/>
    </style:style>
    <style:style style:name="P360" style:family="paragraph" style:parent-style-name="Standard">
      <style:paragraph-properties fo:text-align="start" style:justify-single-word="false"/>
      <style:text-properties style:font-name="DejaVu Sans" fo:language="fr" fo:country="FR" fo:font-style="normal" style:text-underline-style="none" fo:font-weight="normal" officeooo:rsid="01dfc138" officeooo:paragraph-rsid="01dfc138" style:font-style-asian="normal" style:font-weight-asian="normal" style:font-style-complex="normal" style:font-weight-complex="normal"/>
    </style:style>
    <style:style style:name="P361" style:family="paragraph" style:parent-style-name="Standard">
      <style:paragraph-properties fo:text-align="start" style:justify-single-word="false"/>
      <style:text-properties style:font-name="DejaVu Sans" fo:language="fr" fo:country="FR" fo:font-style="normal" style:text-underline-style="none" fo:font-weight="normal" officeooo:rsid="01e16a44" officeooo:paragraph-rsid="01e16a44" style:font-style-asian="normal" style:font-weight-asian="normal" style:font-style-complex="normal" style:font-weight-complex="normal"/>
    </style:style>
    <style:style style:name="P362"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bold" officeooo:rsid="007a6642" officeooo:paragraph-rsid="007a6642" style:font-style-asian="normal" style:font-weight-asian="bold" style:font-style-complex="normal" style:font-weight-complex="bold"/>
    </style:style>
    <style:style style:name="P363"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8b224d" officeooo:paragraph-rsid="018b224d" style:font-style-asian="normal" style:font-weight-asian="normal" style:font-style-complex="normal" style:font-weight-complex="normal"/>
    </style:style>
    <style:style style:name="P364"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d10c87" officeooo:paragraph-rsid="01d10c87" style:font-style-asian="normal" style:font-weight-asian="normal" style:font-style-complex="normal" style:font-weight-complex="normal"/>
    </style:style>
    <style:style style:name="P365" style:family="paragraph" style:parent-style-name="Standard">
      <style:paragraph-properties fo:text-align="start" style:justify-single-word="false"/>
      <style:text-properties style:font-name="DejaVu Sans" fo:language="fr" fo:country="FR" fo:font-style="italic" style:text-underline-style="none" fo:font-weight="normal" officeooo:rsid="003749ca" officeooo:paragraph-rsid="003749ca" style:font-style-asian="italic" style:font-weight-asian="normal" style:font-style-complex="italic" style:font-weight-complex="normal"/>
    </style:style>
    <style:style style:name="P366" style:family="paragraph" style:parent-style-name="Standard">
      <style:paragraph-properties fo:text-align="start" style:justify-single-word="false"/>
      <style:text-properties style:font-name="DejaVu Sans" fo:language="fr" fo:country="FR" fo:font-style="italic" style:text-underline-style="none" fo:font-weight="normal" officeooo:rsid="00d228a6" officeooo:paragraph-rsid="00d228a6" style:font-style-asian="italic" style:font-weight-asian="normal" style:font-style-complex="italic" style:font-weight-complex="normal"/>
    </style:style>
    <style:style style:name="P367"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368"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369" style:family="paragraph" style:parent-style-name="Standard">
      <style:paragraph-properties fo:text-align="start" style:justify-single-word="false"/>
      <style:text-properties officeooo:paragraph-rsid="00698828"/>
    </style:style>
    <style:style style:name="P370" style:family="paragraph" style:parent-style-name="Table_20_Contents">
      <style:paragraph-properties fo:text-align="center" style:justify-single-word="false"/>
      <style:text-properties style:font-name="DejaVu Sans" officeooo:rsid="006ba35e" officeooo:paragraph-rsid="006ba35e"/>
    </style:style>
    <style:style style:name="P371" style:family="paragraph" style:parent-style-name="Table_20_Contents">
      <style:paragraph-properties fo:text-align="center" style:justify-single-word="false"/>
      <style:text-properties style:font-name="DejaVu Sans" fo:language="fr" fo:country="FR" officeooo:rsid="006ba35e" officeooo:paragraph-rsid="006ba35e"/>
    </style:style>
    <style:style style:name="P372" style:family="paragraph" style:parent-style-name="Standard" style:list-style-name="L1">
      <style:paragraph-properties fo:text-align="start" style:justify-single-word="false"/>
      <style:text-properties style:font-name="DejaVu Sans" fo:language="fr" fo:country="FR" officeooo:rsid="001c7e86" officeooo:paragraph-rsid="001c7e86"/>
    </style:style>
    <style:style style:name="P373" style:family="paragraph" style:parent-style-name="Standard" style:list-style-name="L2">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74"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375"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376" style:family="paragraph" style:parent-style-name="Standard" style:list-style-name="L4">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377"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378"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379" style:family="paragraph" style:parent-style-name="Standard" style:list-style-name="L6">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380"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381"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f4e" officeooo:paragraph-rsid="01167f4e" style:font-style-asian="normal" style:font-weight-asian="normal" style:font-style-complex="normal" style:font-weight-complex="normal"/>
    </style:style>
    <style:style style:name="P382"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383"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384"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a9168" officeooo:paragraph-rsid="013a9168" style:font-style-asian="normal" style:font-weight-asian="normal" style:font-style-complex="normal" style:font-weight-complex="normal"/>
    </style:style>
    <style:style style:name="P385" style:family="paragraph" style:parent-style-name="Standard" style:list-style-name="L9">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386" style:family="paragraph" style:parent-style-name="Standard" style:list-style-name="L10">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387" style:family="paragraph" style:parent-style-name="Standard">
      <style:paragraph-properties fo:text-align="start" style:justify-single-word="false"/>
      <style:text-properties style:font-name="DejaVu Sans" fo:language="fr" fo:country="FR" fo:font-style="normal" style:text-underline-style="none" fo:font-weight="normal" officeooo:rsid="01b94d9d" officeooo:paragraph-rsid="01b8d5eb" style:font-style-asian="normal" style:font-weight-asian="normal" style:font-style-complex="normal" style:font-weight-complex="normal"/>
    </style:style>
    <style:style style:name="P388" style:family="paragraph" style:parent-style-name="Standard">
      <style:paragraph-properties fo:text-align="start" style:justify-single-word="false"/>
      <style:text-properties style:font-name="DejaVu Sans" fo:language="fr" fo:country="FR" fo:font-style="italic" style:text-underline-style="none" fo:font-weight="normal" officeooo:rsid="01e2e80d" officeooo:paragraph-rsid="01e2e80d" style:font-style-asian="italic" style:font-weight-asian="normal" style:font-style-complex="italic" style:font-weight-complex="normal"/>
    </style:style>
    <style:style style:name="P389" style:family="paragraph" style:parent-style-name="Standard" style:list-style-name="L9">
      <style:paragraph-properties fo:text-align="start" style:justify-single-word="false"/>
      <style:text-properties officeooo:rsid="01863788" officeooo:paragraph-rsid="01863788"/>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c3b34" style:font-weight-asian="normal" style:font-weight-complex="normal"/>
    </style:style>
    <style:style style:name="T5" style:family="text">
      <style:text-properties fo:font-weight="normal" officeooo:rsid="002dd616" style:font-weight-asian="normal" style:font-weight-complex="normal"/>
    </style:style>
    <style:style style:name="T6" style:family="text">
      <style:text-properties fo:font-weight="normal" officeooo:rsid="0034af05" style:font-weight-asian="normal" style:font-weight-complex="normal"/>
    </style:style>
    <style:style style:name="T7" style:family="text">
      <style:text-properties fo:font-weight="normal" officeooo:rsid="00411a3a" style:font-weight-asian="normal" style:font-weight-complex="normal"/>
    </style:style>
    <style:style style:name="T8" style:family="text">
      <style:text-properties fo:font-weight="normal" officeooo:rsid="0156a359" style:font-weight-asian="normal" style:font-weight-complex="normal"/>
    </style:style>
    <style:style style:name="T9" style:family="text">
      <style:text-properties fo:font-weight="normal" officeooo:rsid="01838b15" style:font-weight-asian="normal" style:font-weight-complex="normal"/>
    </style:style>
    <style:style style:name="T10" style:family="text">
      <style:text-properties fo:font-weight="normal" officeooo:rsid="0184686b" style:font-weight-asian="normal" style:font-weight-complex="normal"/>
    </style:style>
    <style:style style:name="T11" style:family="text">
      <style:text-properties fo:font-weight="normal" officeooo:rsid="0198a9c9" style:font-weight-asian="normal" style:font-weight-complex="normal"/>
    </style:style>
    <style:style style:name="T12" style:family="text">
      <style:text-properties officeooo:rsid="0015f822"/>
    </style:style>
    <style:style style:name="T13" style:family="text">
      <style:text-properties officeooo:rsid="0016e194"/>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1628024"/>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a6b8f" style:font-weight-asian="normal" style:font-weight-complex="normal"/>
    </style:style>
    <style:style style:name="T20" style:family="text">
      <style:text-properties style:text-underline-style="none" fo:font-weight="normal" officeooo:rsid="001f6ba8" style:font-weight-asian="normal" style:font-weight-complex="normal"/>
    </style:style>
    <style:style style:name="T21" style:family="text">
      <style:text-properties style:text-underline-style="none" fo:font-weight="normal" officeooo:rsid="00202571" style:font-weight-asian="normal" style:font-weight-complex="normal"/>
    </style:style>
    <style:style style:name="T22" style:family="text">
      <style:text-properties officeooo:rsid="0053d415"/>
    </style:style>
    <style:style style:name="T23" style:family="text">
      <style:text-properties officeooo:rsid="00604ac6"/>
    </style:style>
    <style:style style:name="T24" style:family="text">
      <style:text-properties officeooo:rsid="00679faf"/>
    </style:style>
    <style:style style:name="T25" style:family="text">
      <style:text-properties style:font-name="DejaVu Sans" fo:language="fr" fo:country="FR" fo:font-style="normal" style:text-underline-style="none" fo:font-weight="normal" style:font-style-asian="normal" style:font-weight-asian="normal" style:font-style-complex="normal" style:font-weight-complex="normal"/>
    </style:style>
    <style:style style:name="T26" style:family="text">
      <style:text-properties style:font-name="DejaVu Sans" fo:language="fr" fo:country="FR" fo:font-style="normal" style:text-underline-style="none" fo:font-weight="normal" officeooo:rsid="0061fc66" style:font-style-asian="normal" style:font-weight-asian="normal" style:font-style-complex="normal" style:font-weight-complex="normal"/>
    </style:style>
    <style:style style:name="T27" style:family="text">
      <style:text-properties style:font-name="DejaVu Sans" fo:language="fr" fo:country="FR" fo:font-style="normal" style:text-underline-style="none" fo:font-weight="normal" officeooo:rsid="00645d59" style:font-style-asian="normal" style:font-weight-asian="normal" style:font-style-complex="normal" style:font-weight-complex="normal"/>
    </style:style>
    <style:style style:name="T28" style:family="text">
      <style:text-properties style:font-name="DejaVu Sans" fo:language="fr" fo:country="FR" fo:font-style="normal" style:text-underline-style="none" fo:font-weight="normal" officeooo:rsid="01863788" style:font-style-asian="normal" style:font-weight-asian="normal" style:font-style-complex="normal" style:font-weight-complex="normal"/>
    </style:style>
    <style:style style:name="T29" style:family="text">
      <style:text-properties officeooo:rsid="006ba35e"/>
    </style:style>
    <style:style style:name="T30" style:family="text">
      <style:text-properties officeooo:rsid="006d92c3"/>
    </style:style>
    <style:style style:name="T31" style:family="text">
      <style:text-properties officeooo:rsid="00805653"/>
    </style:style>
    <style:style style:name="T32" style:family="text">
      <style:text-properties officeooo:rsid="008387d7"/>
    </style:style>
    <style:style style:name="T33" style:family="text">
      <style:text-properties officeooo:rsid="0089f9a3"/>
    </style:style>
    <style:style style:name="T34" style:family="text">
      <style:text-properties officeooo:rsid="00908257"/>
    </style:style>
    <style:style style:name="T35" style:family="text">
      <style:text-properties officeooo:rsid="0099be4b"/>
    </style:style>
    <style:style style:name="T36" style:family="text">
      <style:text-properties officeooo:rsid="00a18c9a"/>
    </style:style>
    <style:style style:name="T37" style:family="text">
      <style:text-properties officeooo:rsid="00a31fcc"/>
    </style:style>
    <style:style style:name="T38" style:family="text">
      <style:text-properties officeooo:rsid="00a6124e"/>
    </style:style>
    <style:style style:name="T39" style:family="text">
      <style:text-properties officeooo:rsid="00a879b2"/>
    </style:style>
    <style:style style:name="T40" style:family="text">
      <style:text-properties officeooo:rsid="00b47fb4"/>
    </style:style>
    <style:style style:name="T41" style:family="text">
      <style:text-properties officeooo:rsid="00b9e40d"/>
    </style:style>
    <style:style style:name="T42" style:family="text">
      <style:text-properties officeooo:rsid="00bab6ac"/>
    </style:style>
    <style:style style:name="T43" style:family="text">
      <style:text-properties officeooo:rsid="00bc125c"/>
    </style:style>
    <style:style style:name="T44" style:family="text">
      <style:text-properties officeooo:rsid="00bce655"/>
    </style:style>
    <style:style style:name="T45" style:family="text">
      <style:text-properties officeooo:rsid="00c294f2"/>
    </style:style>
    <style:style style:name="T46" style:family="text">
      <style:text-properties officeooo:rsid="00c8165a"/>
    </style:style>
    <style:style style:name="T47" style:family="text">
      <style:text-properties officeooo:rsid="00cc3af5"/>
    </style:style>
    <style:style style:name="T48" style:family="text">
      <style:text-properties officeooo:rsid="00e4ab9e"/>
    </style:style>
    <style:style style:name="T49" style:family="text">
      <style:text-properties officeooo:rsid="00eee379"/>
    </style:style>
    <style:style style:name="T50" style:family="text">
      <style:text-properties officeooo:rsid="00f2b023"/>
    </style:style>
    <style:style style:name="T51" style:family="text">
      <style:text-properties officeooo:rsid="00f5e89d"/>
    </style:style>
    <style:style style:name="T52" style:family="text">
      <style:text-properties officeooo:rsid="00fc7d3a"/>
    </style:style>
    <style:style style:name="T53" style:family="text">
      <style:text-properties officeooo:rsid="00fe3f94"/>
    </style:style>
    <style:style style:name="T54" style:family="text">
      <style:text-properties officeooo:rsid="0114ec33"/>
    </style:style>
    <style:style style:name="T55" style:family="text">
      <style:text-properties officeooo:rsid="01265b69"/>
    </style:style>
    <style:style style:name="T56" style:family="text">
      <style:text-properties officeooo:rsid="01283651"/>
    </style:style>
    <style:style style:name="T57" style:family="text">
      <style:text-properties officeooo:rsid="013a9168"/>
    </style:style>
    <style:style style:name="T58" style:family="text">
      <style:text-properties fo:font-style="italic" style:font-style-asian="italic" style:font-style-complex="italic"/>
    </style:style>
    <style:style style:name="T59" style:family="text">
      <style:text-properties officeooo:rsid="014ddf21"/>
    </style:style>
    <style:style style:name="T60" style:family="text">
      <style:text-properties officeooo:rsid="01504c76"/>
    </style:style>
    <style:style style:name="T61" style:family="text">
      <style:text-properties officeooo:rsid="0155c456"/>
    </style:style>
    <style:style style:name="T62" style:family="text">
      <style:text-properties officeooo:rsid="0156a359"/>
    </style:style>
    <style:style style:name="T63" style:family="text">
      <style:text-properties officeooo:rsid="015bf1d3"/>
    </style:style>
    <style:style style:name="T64" style:family="text">
      <style:text-properties officeooo:rsid="01628024"/>
    </style:style>
    <style:style style:name="T65" style:family="text">
      <style:text-properties officeooo:rsid="0163a85f"/>
    </style:style>
    <style:style style:name="T66" style:family="text">
      <style:text-properties officeooo:rsid="0171139a"/>
    </style:style>
    <style:style style:name="T67" style:family="text">
      <style:text-properties officeooo:rsid="01779470"/>
    </style:style>
    <style:style style:name="T68" style:family="text">
      <style:text-properties officeooo:rsid="017ffb2a"/>
    </style:style>
    <style:style style:name="T69" style:family="text">
      <style:text-properties officeooo:rsid="0188c303"/>
    </style:style>
    <style:style style:name="T70" style:family="text">
      <style:text-properties officeooo:rsid="018e786c"/>
    </style:style>
    <style:style style:name="T71" style:family="text">
      <style:text-properties officeooo:rsid="018fda63"/>
    </style:style>
    <style:style style:name="T72" style:family="text">
      <style:text-properties officeooo:rsid="0190e6a7"/>
    </style:style>
    <style:style style:name="T73" style:family="text">
      <style:text-properties officeooo:rsid="01911852"/>
    </style:style>
    <style:style style:name="T74" style:family="text">
      <style:text-properties officeooo:rsid="01937280"/>
    </style:style>
    <style:style style:name="T75" style:family="text">
      <style:text-properties officeooo:rsid="01a8fac3"/>
    </style:style>
    <style:style style:name="T76" style:family="text">
      <style:text-properties officeooo:rsid="01b1739e"/>
    </style:style>
    <style:style style:name="T77" style:family="text">
      <style:text-properties officeooo:rsid="01b56341"/>
    </style:style>
    <style:style style:name="T78" style:family="text">
      <style:text-properties officeooo:rsid="01bb27e8"/>
    </style:style>
    <style:style style:name="T79" style:family="text">
      <style:text-properties officeooo:rsid="01bdd3e9"/>
    </style:style>
    <style:style style:name="T80" style:family="text">
      <style:text-properties officeooo:rsid="01c00be9"/>
    </style:style>
    <style:style style:name="T81" style:family="text">
      <style:text-properties officeooo:rsid="01c074a6"/>
    </style:style>
    <style:style style:name="T82" style:family="text">
      <style:text-properties officeooo:rsid="01c2da3f"/>
    </style:style>
    <style:style style:name="T83" style:family="text">
      <style:text-properties officeooo:rsid="01c5d7f0"/>
    </style:style>
    <style:style style:name="T84" style:family="text">
      <style:text-properties officeooo:rsid="01c93091"/>
    </style:style>
    <style:style style:name="T85" style:family="text">
      <style:text-properties officeooo:rsid="01d1f6a4"/>
    </style:style>
    <style:style style:name="T86" style:family="text">
      <style:text-properties officeooo:rsid="01d8a061"/>
    </style:style>
    <style:style style:name="T87" style:family="text">
      <style:text-properties officeooo:rsid="01dbf1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RÉSEAUX OPÉRÉS AVANCÉS</text:p>
      <text:p text:style-name="P2"/>
      <text:p text:style-name="P368">Une brève introduction à ATM</text:p>
      <text:p text:style-name="P1"/>
      <text:p text:style-name="P3"># 5</text:p>
      <text:p text:style-name="P3">ATM → intégration de service comme RNIS.</text:p>
      <text:p text:style-name="P3">But d’intégrer sur le réseau d’accès (mis en œuvre sur la ligne téléphonique) <text:s/>des services de type paquet, vidéo.</text:p>
      <text:p text:style-name="P3">Intérêt de RNIS notion de canal (B, D), excessivement simple.</text:p>
      <text:p text:style-name="P3">ATM → Offrir sur une seule voie d’accès un seul réseau d’accès qui permette de véhiculer de la donnée en mode paquet, de la voix, …</text:p>
      <text:p text:style-name="P3"/>
      <text:p text:style-name="P3">ATM : <text:span text:style-name="T1">Asynchronous Transfer Mode</text:span></text:p>
      <text:p text:style-name="P3">On a un réseau qui se rapproche plus du mode paquet que du mode circuit, même s’il vient du monde télécoms. Approche paquet (réseau <text:span text:style-name="T2">cellule</text:span><text:span text:style-name="T3">).</text:span></text:p>
      <text:p text:style-name="P4">Dans ATM, ça ressemble plus à du X25 (circuit virtuel) → identifiant de circuit virtuel. Transfert du paquet sur la voie de sortie en fonction de ça.</text:p>
      <text:p text:style-name="P4">Risque de délai → problématique pour les applications téléphoniques</text:p>
      <text:p text:style-name="P4">Risque de débordement de file d’attentes. <text:span text:style-name="T12">Best effort.</text:span></text:p>
      <text:p text:style-name="P5"/>
      <text:p text:style-name="P5">Difficulté pour assurer certains services qui relèvent historiquement d’un mode circuit en mode paquet. </text:p>
      <text:p text:style-name="P5"/>
      <text:p text:style-name="P5"># 8</text:p>
      <text:p text:style-name="P5"><text:span text:style-name="T2">Mode connecté</text:span> permet d’éviter les problèmes de congestion : X25 demande à établir une connexion.</text:p>
      <text:p text:style-name="P5"/>
      <text:p text:style-name="P6">Débit 100Mbit/s, 100 émissions à 1Mbit/s, congestion possible :</text:p>
      <text:p text:style-name="P6">Il peut y avoir des périodes courtes pendant lesquelles un grand nombre de communications émettent en même temps et dépassent le débit possible.</text:p>
      <text:p text:style-name="P6"/>
      <text:p text:style-name="P6">En vrai, les opérateurs font su surbooking parce que les débits sont toujours plus faibles et assez sporadiques → rentabiliser leur système.</text:p>
      <text:p text:style-name="P6">Mais du coup sur des durées pas si courtes, <text:span text:style-name="T13">il se peut que </text:span>les communications émettent à leur débit maximum et cumulent un débit supérieur au débit que le réseau peut assumer. </text:p>
      <text:p text:style-name="P5"/>
      <text:p text:style-name="P8">Multiplexage temporel asynchrone</text:p>
      <text:p text:style-name="P7"><text:tab/>→ Capable de faire du surbooking (ce qu’on fait dans IP)</text:p>
      <text:p text:style-name="P7"/>
      <text:p text:style-name="P7">Pas de garantie sur le temps de traversée</text:p>
      <text:p text:style-name="P7">Pas de garantie de qualité de service</text:p>
      <text:p text:style-name="P7"><text:tab/></text:p>
      <text:p text:style-name="P7"># 9</text:p>
      <text:p text:style-name="P7">Mauvaise utilisation des liens en mode <text:span text:style-name="T14">paquet</text:span><text:span text:style-name="T16">.</text:span></text:p>
      <text:p text:style-name="P15">Si on veut des communications sporadiques, les liens ne sont pas bons. </text:p>
      <text:p text:style-name="P16">Gigue : variation de la latence</text:p>
      <text:p text:style-name="P16">Mode connecté (circuit virtuel en mode paquet) est plus adaptés à un fonctionnement centralisé plutôt qu’IP qui est adapté à un fonctionnement distribué.</text:p>
      <text:p text:style-name="P16"/>
      <text:p text:style-name="P16"><text:soft-page-break/># 13</text:p>
      <text:p text:style-name="P9"><text:span text:style-name="T16">Notion de </text:span><text:span text:style-name="T17">cellule</text:span></text:p>
      <text:p text:style-name="P9"><text:span text:style-name="T18"><text:tab/>→ </text:span><text:span text:style-name="T19">C</text:span><text:span text:style-name="T18">hoix surprenant de la part des opérateurs qui étaient en mode circuit, <text:tab/>passage en mode </text:span><text:span text:style-name="T17">paquet</text:span></text:p>
      <text:p text:style-name="P9"><text:span text:style-name="T18"><text:tab/>→ </text:span><text:span text:style-name="T19">P</text:span><text:span text:style-name="T18">aquet de taille constante et faible (48 octets data, 5 octets entête)</text:span></text:p>
      <text:p text:style-name="P17"/>
      <text:p text:style-name="P10"><text:span text:style-name="T18">Mode </text:span><text:span text:style-name="T17">connecté</text:span></text:p>
      <text:p text:style-name="P17"><text:tab/>→ Plus rapproché de X25 et Frame Relay que IP</text:p>
      <text:p text:style-name="P17"><text:tab/>→ Circuit virtuel, routage mis en place avant toute communication</text:p>
      <text:p text:style-name="P17"><text:tab/>→ Risques de congestion donc besoin de mettre en place des mécanismes <text:tab/>de qualité de service</text:p>
      <text:p text:style-name="P17"><text:tab/><text:tab/>→ Être capable de connaître les applications et de négocier des <text:tab/><text:tab/><text:tab/><text:tab/>paramètres de qualité de service</text:p>
      <text:p text:style-name="P17"/>
      <text:p text:style-name="P17"># 14</text:p>
      <text:p text:style-name="P17">Communication de paquets en mode circuit virtuel</text:p>
      <text:p text:style-name="P17">Les cellules vont être commutées en fonction d’un identifiant de connexion.</text:p>
      <text:p text:style-name="P17">Les connexions vont être mises en place par un chemin qui va être déterminé avant que les cellules soient transmises.</text:p>
      <text:p text:style-name="P15"/>
      <text:p text:style-name="P43"># 15</text:p>
      <text:p text:style-name="P44">Virtual Path VPC → conduit virtuel</text:p>
      <text:p text:style-name="P44">Virtual Channel VCC → voie virtuelle</text:p>
      <text:p text:style-name="P44"/>
      <text:p text:style-name="P44">Un VP avec un identifiant X, on peut avoir plusieurs VC dedans avec des identifiants. Le VC qui sort aura l’identifiant XY avec Y l’identifiant du VC.</text:p>
      <text:p text:style-name="P44">(Tuyaux VC dans tuyau VP)</text:p>
      <text:p text:style-name="P44"/>
      <text:p text:style-name="P45">Deux niveaux d’aiguillage</text:p>
      <text:list xml:id="list909721214" text:style-name="L1">
        <text:list-item>
          <text:p text:style-name="P372"><text:span text:style-name="T17">Brasseurs </text:span><text:span text:style-name="T18">:</text:span><text:span text:style-name="T16"> Commute uniquement au niveau des VP, ne s’occupe pas des VC à l’intérieur. Moins de travail pour les brasseurs. On s’inquiète pas des VC, plus au centre du réseau. Les brasseurs n’ont pas besoin de regarder beaucoup d’identifiants, moins d’ids enregistrés.</text:span></text:p>
        </text:list-item>
        <text:list-item>
          <text:p text:style-name="P372"><text:span text:style-name="T17">Commutateurs</text:span><text:span text:style-name="T16"> : Va regarder le VP et le numéro de VC. Aiguillage des VC de façon plus spécifique. Tables plus riches, beaucoup d’ids.</text:span></text:p>
        </text:list-item>
      </text:list>
      <text:p text:style-name="P45"/>
      <text:p text:style-name="P45">ATM comme X25 → maillage de réseaux points à points.</text:p>
      <text:p text:style-name="P45"/>
      <text:p text:style-name="P45">3 niveaux hiérarchique</text:p>
      <text:p text:style-name="P45"><text:tab/>→ Topologie du réseau</text:p>
      <text:p text:style-name="P45"><text:tab/>→ Réseau d’overlay construit avec les VP où on relie par un même VP des <text:tab/>équipements qui sont pas reliés entre eux</text:p>
      <text:p text:style-name="P45"><text:tab/>→ Mise en place et suppression de VC</text:p>
      <text:p text:style-name="P45"/>
      <text:p text:style-name="P11"><text:span text:style-name="T16">Connexion virtuelle </text:span><text:span text:style-name="T17">unidirectionnelle</text:span><text:span text:style-name="T18">.</text:span></text:p>
      <text:p text:style-name="P18"/>
      <text:p text:style-name="P18"># 16</text:p>
      <text:p text:style-name="P18">Canaux virtuels commutés mis en place automatiquement.</text:p>
      <text:p text:style-name="P11"><text:span text:style-name="T18">Signalisation acheminée par ATM dans des circuits virtuels </text:span><text:span text:style-name="T20">mis en place par méta-signalisation.</text:span></text:p>
      <text:p text:style-name="P18"/>
      <text:p text:style-name="P18"/>
      <text:p text:style-name="P19"><text:soft-page-break/># 17</text:p>
      <text:p text:style-name="P19">Contrat de trafic passé entre l’usager et le réseau.</text:p>
      <text:p text:style-name="P19">L’application va s’engager en terme de débit et va demander un type de service.</text:p>
      <text:p text:style-name="P19"/>
      <text:p text:style-name="P19"># 18</text:p>
      <text:p text:style-name="P19">Paramètres de service et de qualité de service définis ici.</text:p>
      <text:p text:style-name="P20"/>
      <text:p text:style-name="P12"><text:span text:style-name="T18"># </text:span><text:span text:style-name="T21">20</text:span></text:p>
      <text:p text:style-name="P21">Réseaux privés, publics et opérateurs.</text:p>
      <text:p text:style-name="P13"><text:span text:style-name="T18">Entre commutateurs ou brasseurs, interface </text:span><text:span text:style-name="T17">private NNI</text:span><text:span text:style-name="T18">, entre réseau public et privé interface </text:span><text:span text:style-name="T17">UNI</text:span><text:span text:style-name="T18">.</text:span></text:p>
      <text:p text:style-name="P21"/>
      <text:p text:style-name="P21"># 23</text:p>
      <text:p text:style-name="P21">Permettre à l’usager de passer progressivement avec un adaptateur TA-LB. Interfaces définies et groupes de fonctions. </text:p>
      <text:p text:style-name="P21"/>
      <text:p text:style-name="P21"># 28</text:p>
      <text:p text:style-name="P21">Couche ATM sur la couche physique, fondée sur les cellules.</text:p>
      <text:p text:style-name="P21">Les données utilisateurs dans plan utilisateur, pareil contrôle.</text:p>
      <text:p text:style-name="P21"/>
      <text:p text:style-name="P21"># 32</text:p>
      <text:p text:style-name="P21">La couche physique doit permettre de traduire les cellules en flot binaire et de transmettre ça sur un support physique.</text:p>
      <text:p text:style-name="P22"/>
      <text:p text:style-name="P22"># 34</text:p>
      <text:p text:style-name="P22">Couche ATM qui va transmettre des cellules et éventuellement de façon continue.</text:p>
      <text:p text:style-name="P22">On demande à la couche physique d’être capable de transmettre une séquence binaire avec synchronisation.</text:p>
      <text:p text:style-name="P22"/>
      <text:p text:style-name="P22">Si la couche physique a besoin d’envoyer des cellules (en rouge), elle peut participer et les caler de temps en temps.</text:p>
      <text:p text:style-name="P22">La couche physique peut utiliser ATM pour envoyer des données dans des cellules.</text:p>
      <text:p text:style-name="P14"><text:span text:style-name="T18">On génère de façon continue des cellules vides et si on a rien à envoyer, pas de cellules ATM, on envoie des cellules vides → on construit un </text:span><text:span text:style-name="T17">flux permanent de cellules ATM </text:span><text:span text:style-name="T18">(ressemble à PDH).</text:span></text:p>
      <text:p text:style-name="P22"/>
      <text:p text:style-name="P53">Synchronisation des cellules</text:p>
      <text:p text:style-name="P23"><text:tab/>→ Toutes les 125µs, une cellule commence</text:p>
      <text:p text:style-name="P23"><text:tab/>→ On se cale sur la première et on vérifie de temps en temps qu’on est calé</text:p>
      <text:p text:style-name="P23"><text:tab/>→ Dans PDH, séquences binaires spécifiques pour se caler</text:p>
      <text:p text:style-name="P23"><text:tab/>→ Ici, pas de schéma fixe à chercher. C’est un schéma variable mais spécifique. On va chercher 5 octets qui ont une forme particulière. </text:p>
      <text:p text:style-name="P23">En-tête de 5 octets mais 4 octets d’entête et un octet qui est un checksum des 4 premiers. Si c’est l’entête d’une cellule ATM, le 5ème octet correspond à un calcul précis des 4 premiers. </text:p>
      <text:p text:style-name="P23">On se verrouille la dessus et on maintient la synchronisation comme ça.</text:p>
      <text:p text:style-name="P23"/>
      <text:p text:style-name="P23"/>
      <text:p text:style-name="P23"/>
      <text:p text:style-name="P24"><text:soft-page-break/># 35</text:p>
      <text:p text:style-name="P24">Gestion de l’entête et du contrôle d’erreur</text:p>
      <text:p text:style-name="P24">Code correcteur d’erreur sur l’entête</text:p>
      <text:p text:style-name="P24"><text:tab/>Sur les 5 octets d’entête, un octet de contrôle sur les 4 autres octets <text:tab/>d’entête</text:p>
      <text:p text:style-name="P24"/>
      <text:p text:style-name="P25">Derrière l’entête, 48 octets de données. C’est le motif qu’il va chercher en permanence, motif de 50 bit avec les 8 derniers qui ?</text:p>
      <text:p text:style-name="P25"/>
      <text:p text:style-name="P25">Capable de corriger une erreur</text:p>
      <text:p text:style-name="P25">En régime normal où on est synchronisés au niveau cellule, on est dans l’état vert.</text:p>
      <text:p text:style-name="P25">Si une erreur simple est observée on va la corriger et passer en mode détection. Si il y a plusieurs erreurs et qu’on ne peut pas la corriger, on rejette la cellule. Dans tous les cas on passe en mode détection et dès qu’il y a <text:s/>une erreur, on rejette les cellules. Dès qu’on tombe sur un HEC OK, on passe en mode correction.</text:p>
      <text:p text:style-name="P25"/>
      <text:p text:style-name="P25">Polynôme détecteur correcteur.</text:p>
      <text:p text:style-name="P25"/>
      <text:p text:style-name="P25"># 36</text:p>
      <text:p text:style-name="P26">Délimitation des cellules par la recherche permanente du HEC. Besoin d’aucune aide de la couche physique pour ça.</text:p>
      <text:p text:style-name="P26">Sert en priorité à détecter si les cellules sont correctes.</text:p>
      <text:p text:style-name="P26">Les données sont passées au travers d’un embrouilleur</text:p>
      <text:p text:style-name="P26"/>
      <text:p text:style-name="P26"># 37</text:p>
      <text:p text:style-name="P46">Sous-couche PMD</text:p>
      <text:p text:style-name="P26">Couches physiques, pas intéressant. Les cellules peuvent être encapsulées dans des trames de couche physique</text:p>
      <text:p text:style-name="P26"/>
      <text:p text:style-name="P26"># 41</text:p>
      <text:p text:style-name="P47">Couche ATM</text:p>
      <text:p text:style-name="P27">On voit sur un lien un flux composite de cellule composé de cellules qui appartient à différents VP et VC.</text:p>
      <text:p text:style-name="P28"/>
      <text:p text:style-name="P28"># 43</text:p>
      <text:p text:style-name="P28">Pour envoyer des données, un ensemble ‘d’objets‘ fournissent des méthodes.</text:p>
      <text:p text:style-name="P28">ATM-DATA est un service qui permet de transmettre et de recevoir des données, et demande est une primitive de service.</text:p>
      <text:p text:style-name="P28">On peut avoir une notification que les données viennent d’arriver.</text:p>
      <text:p text:style-name="P28"/>
      <text:p text:style-name="P28">Le module ATM présente un certain nombre de services et de primitives de services.</text:p>
      <text:p text:style-name="P28"/>
      <text:p text:style-name="P29">On utilise des primitives de la couche physique PHY-DATA qui permet de transmettre les données des cellules. A partir de l’indication de la couche physique, il va extraire les cellules et les fournir à la couche du dessus.</text:p>
      <text:p text:style-name="P29"/>
      <text:p text:style-name="P30">Entité de gestion ATM Management</text:p>
      <text:p text:style-name="P30"><text:tab/>→ Mettre en place certaines fonctionnalités dont le contrôle de flux générique.</text:p>
      <text:p text:style-name="P30"><text:soft-page-break/># 45</text:p>
      <text:p text:style-name="P30">Cellule petit paquet de taille fixe</text:p>
      <text:p text:style-name="P48"><text:span text:style-name="T3"><text:tab/>→ Simplifie les traitements, </text:span><text:span text:style-name="T4">la mise en place des commutateurs</text:span></text:p>
      <text:p text:style-name="P30"><text:tab/>→ Pas besoin de gestion dynamique de mémoire</text:p>
      <text:p text:style-name="P30"/>
      <text:p text:style-name="P31">Inconvénient</text:p>
      <text:p text:style-name="P31"><text:tab/>→ Besoin de mettre du bourrage quand la taille fait moins de 48 octets</text:p>
      <text:p text:style-name="P49"><text:span text:style-name="T3"><text:tab/>→</text:span><text:span text:style-name="T5"> Faut faire attention</text:span></text:p>
      <text:p text:style-name="P32"><text:tab/>→ Surcharge importante (5 octets d’entête, 10%)</text:p>
      <text:p text:style-name="P32"/>
      <text:p text:style-name="P33"># 46</text:p>
      <text:p text:style-name="P54">1. Interface usager/réseau</text:p>
      <text:p text:style-name="P33">5 octets d’entête et un octet de correction d’erreur</text:p>
      <text:p text:style-name="P33">VPI VCI dans les 4 octets</text:p>
      <text:p text:style-name="P33">48 octets de data</text:p>
      <text:p text:style-name="P33"/>
      <text:p text:style-name="P50">CLP <text:span text:style-name="T3">: priorité de perte</text:span></text:p>
      <text:p text:style-name="P33"><text:tab/>→ permet au commutateur de décider quelles cellules détruirent en premier quand il faut détruire des cellules (ex : file d’attente pleine)</text:p>
      <text:p text:style-name="P33"><text:tab/>→ détruire cellule avec champ CLP à 1</text:p>
      <text:p text:style-name="P33"/>
      <text:p text:style-name="P33">PT : type, information sur le type de la cellule</text:p>
      <text:p text:style-name="P33"/>
      <text:p text:style-name="P50">GFC<text:span text:style-name="T3"> : bits qui permettent de faire du contrôle de flux</text:span></text:p>
      <text:p text:style-name="P33">8 bits VPI</text:p>
      <text:p text:style-name="P33">VCI 16 bits</text:p>
      <text:p text:style-name="P32"/>
      <text:p text:style-name="P54">2. Interface réseau/réseau</text:p>
      <text:p text:style-name="P33">12 bits VPI</text:p>
      <text:p text:style-name="P33">Seul le nombre de VP change entre 1.2</text:p>
      <text:p text:style-name="P33">On peut mettre 16 fois plus de gros tuyau dans les équipements.</text:p>
      <text:p text:style-name="P33"><text:tab/>→ Moins de communication entre le PC et le réseau qu’entre deux réseaux <text:tab/>(l’idée)</text:p>
      <text:p text:style-name="P33">Le nombre de voies logiques à l’intérieur d’un VP reste le même.</text:p>
      <text:p text:style-name="P33"/>
      <text:p text:style-name="P34"># 47</text:p>
      <text:p text:style-name="P34">Cellules de la couche physiques VPI VCI 0</text:p>
      <text:p text:style-name="P34"><text:tab/>→ Utilisent ce vpi et vci toujours</text:p>
      <text:p text:style-name="P34"/>
      <text:p text:style-name="P34"># 48</text:p>
      <text:p text:style-name="P35">Cellules qui véhiculent des données d’usager</text:p>
      <text:p text:style-name="P35"><text:tab/>→ Avec ou sans encombrement</text:p>
      <text:p text:style-name="P35"><text:tab/>→ Bit de signalisation usager à usager</text:p>
      <text:p text:style-name="P35">Cellules OAM</text:p>
      <text:p text:style-name="P35">Cellule de gestion des ressources</text:p>
      <text:p text:style-name="P35"/>
      <text:p text:style-name="P35"># 49</text:p>
      <text:p text:style-name="P35">Cell Loss Priority</text:p>
      <text:list xml:id="list2330486573" text:style-name="L2">
        <text:list-item>
          <text:p text:style-name="P373">Lié à la gestion du trafic</text:p>
        </text:list-item>
        <text:list-item>
          <text:p text:style-name="P373">Le réseau va pouvoir marquer un nombre de cellules correspondant au nombre de cellules envoyées qui ne respectent pas le contrat → peut perdre ces cellules</text:p>
        </text:list-item>
      </text:list>
      <text:p text:style-name="P35"><text:soft-page-break/>Cellules avec CLP = 1 cellules marquées non prioritaires (prioritaires à la perte) car elles sont hors des clous.</text:p>
      <text:p text:style-name="P36"/>
      <text:p text:style-name="P36"># 51</text:p>
      <text:p text:style-name="P37">Bleu support physique</text:p>
      <text:p text:style-name="P38">Cellules qui ont toutes le VPI et cellules qui ont le même VPI.</text:p>
      <text:p text:style-name="P38"/>
      <text:p text:style-name="P51"><text:span text:style-name="T3"># 5</text:span><text:span text:style-name="T6">3</text:span></text:p>
      <text:p text:style-name="P39">Trait noir support physique (entre chaque équipements)</text:p>
      <text:p text:style-name="P39">Traits épais virtual path (VP)</text:p>
      <text:p text:style-name="P39">Point tillé virtuel channel (VC)</text:p>
      <text:p text:style-name="P39"/>
      <text:p text:style-name="P39"/>
      <text:p text:style-name="P39">VPI en vert va du PC au premier routeur → PC et routeur se mettent d’accord pour le num</text:p>
      <text:p text:style-name="P39">VPI vert pâle va du routeur à celui d’en dessous → se mettent d’accord pour mettre VPI=8</text:p>
      <text:p text:style-name="P39"/>
      <text:p text:style-name="P39">Le routeur du milieu reçoit un VPI 5 qui repart en VPI 8, il le brasse. Il fait brasseur et commutateur.</text:p>
      <text:p text:style-name="P39"/>
      <text:p text:style-name="P39">Routeur en dessous du vert :</text:p>
      <text:p text:style-name="P39">Le numéro de VCI qui est dans une cellule est négocié entre lui et le routeur à sa gauche (parce que c’est la dest). Du coup il change pas de VCI. Vu que routeur du milieu brasse et commute pas, il regarde pas le VCI.</text:p>
      <text:p text:style-name="P39"/>
      <text:p text:style-name="P39">Une cellule envoyé par PC haut gauche, ça sort du VP et du VC au commutateur et la table va dire que ce qui arrive avec VPI 5 et VCI 67 repart avec VPI 7 et VCI 53.</text:p>
      <text:p text:style-name="P39"/>
      <text:p text:style-name="P39">La table va être le type d’interface, le numéro VP et éventuellement le numéro VC.</text:p>
      <text:p text:style-name="P39"/>
      <text:p text:style-name="P40"># 55</text:p>
      <text:p text:style-name="P52">Brasseur</text:p>
      <text:p text:style-name="P40">Voie d’entrée → Interface</text:p>
      <text:p text:style-name="P41">Deux voies d’entrées deux voies de sortie. (gris)</text:p>
      <text:p text:style-name="P41">Le brasseur ne fait que brasser et ne s’occupe pas de l’intérieur, pas d’ambiguïté car les VC sont à l’intérieur des VP.</text:p>
      <text:p text:style-name="P41"/>
      <text:p text:style-name="P42"># 56</text:p>
      <text:p text:style-name="P52">Commutateur</text:p>
      <text:p text:style-name="P42"/>
      <text:p text:style-name="P365">exercice1.pdf</text:p>
      <text:p text:style-name="P365">exercice1.odt</text:p>
      <text:p text:style-name="P365"/>
      <text:p text:style-name="P72"># 59</text:p>
      <text:p text:style-name="P72">But d’ATM d’intégrer des services très différents, besoin de formaliser les qualités de services pour tout le monde</text:p>
      <text:p text:style-name="P72"/>
      <text:p text:style-name="P73">Débit en nombre de cellules / s.</text:p>
      <text:p text:style-name="P73"/>
      <text:p text:style-name="P73"><text:soft-page-break/># 60</text:p>
      <text:p text:style-name="P73">ATM réseau asynchrone</text:p>
      <text:p text:style-name="P73">Commutation de cellules</text:p>
      <text:p text:style-name="P73">Mode circuit virtuel</text:p>
      <text:p text:style-name="P73"/>
      <text:p text:style-name="P73">Mécanismes de contrôle d’admission</text:p>
      <text:p text:style-name="P73"/>
      <text:p text:style-name="P74"># 61</text:p>
      <text:p text:style-name="P75">Spécification simples</text:p>
      <text:p text:style-name="P75">Classes de services fondées sur quelques paramètres de base → but était que ce soit souple et évolutif</text:p>
      <text:p text:style-name="P75"/>
      <text:p text:style-name="P70">#62</text:p>
      <text:p text:style-name="P70">Classes de service</text:p>
      <text:p text:style-name="P70">Caractérisation des trafic</text:p>
      <text:p text:style-name="P70">Spécification des besoins</text:p>
      <text:p text:style-name="P72"/>
      <text:p text:style-name="P55"><text:span text:style-name="T3">→</text:span><text:span text:style-name="T7"> échangé lors de l’établissement d’une connexion</text:span></text:p>
      <text:p text:style-name="P71"/>
      <text:p text:style-name="P56"><text:span text:style-name="T7">R</text:span><text:span text:style-name="T3">éserver les ressources qui permettent de respecter les besoins demandés</text:span></text:p>
      <text:p text:style-name="P57"><text:span text:style-name="T3">On cherche un chemin qui part de A, qui arrive à F et qui </text:span>soit capable d’assumer les besoins du contrat de qualité de service<text:span text:style-name="T3">.</text:span></text:p>
      <text:p text:style-name="P76"/>
      <text:p text:style-name="P77"># 64</text:p>
      <text:p text:style-name="P77">Caractériser le trafic (débit)</text:p>
      <text:p text:style-name="P77">Deux niveaux de débit</text:p>
      <text:p text:style-name="P77">→ débit moyen, longue durée</text:p>
      <text:p text:style-name="P77">→ débit crête, courte durée</text:p>
      <text:p text:style-name="P77"/>
      <text:p text:style-name="P78">Comment définir cette qualité de service, notion du débit</text:p>
      <text:p text:style-name="P79">Va falloir mesurer sur une fenêtre (période de temps), définir la durée de la fenêtre (pas trop longue, pas trop courte car sinon on mesure rien).</text:p>
      <text:p text:style-name="P80">On veut obtenir soit le débit du lien, soit 0.</text:p>
      <text:p text:style-name="P80"/>
      <text:p text:style-name="P81">Disons une fenêtre d’une seconde →</text:p>
      <text:p text:style-name="P81">Fenêtre flottante ou glissante → plus intéressant sur une <text:span text:style-name="T2">glissante</text:span>, à tout moment savoir ce qu’il se passe durant la seconde.</text:p>
      <text:p text:style-name="P81"/>
      <text:p text:style-name="P82">On va mesurer un débit sur une fenêtre relativement courte</text:p>
      <text:p text:style-name="P82"><text:tab/>→ débit <text:span text:style-name="T2">court terme</text:span></text:p>
      <text:p text:style-name="P82"><text:tab/>→ on s’autorise sur des durées relativement courtes de dépasser ce débit crête. Mesurer l’ampleur d’écart de ce débit</text:p>
      <text:p text:style-name="P81"/>
      <text:p text:style-name="P82"># 65</text:p>
      <text:p text:style-name="P82">Il suffit de regarder les instants d’arrivée des cellules</text:p>
      <text:p text:style-name="P82">Cellules qui arrivent à un certain rythme et on mesure le débit par l’instant entre les deux arrivées de cellules (durée T).</text:p>
      <text:p text:style-name="P82"/>
      <text:p text:style-name="P82">Les cellules sont censées partir à cet instant T. Si il y a une baisse/hausse de débit, le départ sera plus tôt ou plus tard.</text:p>
      <text:p text:style-name="P82"/>
      <text:p text:style-name="P83">Part plus tôt, en avance, donc débit plus élevé. <text:span text:style-name="T22">Part plus tard, baisse de débit.</text:span></text:p>
      <text:p text:style-name="P85"><text:soft-page-break/>Débit crête va être matérialisé par ce genre de chose. Tolérance sur le débit. Correspond à une gigue acceptable.</text:p>
      <text:p text:style-name="P85">Tolérer ce genre de chose parce que lorsqu’une application émet des cellules elle n’est pas la seule.</text:p>
      <text:p text:style-name="P83"/>
      <text:p text:style-name="P84"># 66</text:p>
      <text:p text:style-name="P84">Débit moyen SCR </text:p>
      <text:p text:style-name="P84">Exprimé au travers d’une durée T et d’une variation tolérable.</text:p>
      <text:p text:style-name="P86">Associé à une variation tolérable Maximum Burst Size</text:p>
      <text:p text:style-name="P86">Ampleur du temps durant laquelle cette variation peut avoir lieu → longueur maximum d’une rafale </text:p>
      <text:p text:style-name="P86"/>
      <text:p text:style-name="P86">SCL trait vert diapo avant</text:p>
      <text:p text:style-name="P86">MBS représente les hausses de débit</text:p>
      <text:p text:style-name="P86"/>
      <text:p text:style-name="P87"># 68</text:p>
      <text:p text:style-name="P88">Au dessus → caractérisation du trafic</text:p>
      <text:p text:style-name="P89">Paramètres de qualité de service :</text:p>
      <text:list xml:id="list3647553487" text:style-name="L3">
        <text:list-item>
          <text:p text:style-name="P374">Taux de perte cellule : CLR → le réseau s’engage à ne pas perdre plus d’un taux</text:p>
        </text:list-item>
        <text:list-item>
          <text:p text:style-name="P374">Temps de traversée du réseau CTD → concerne les applications interactives type téléphonie</text:p>
        </text:list-item>
        <text:list-item>
          <text:p text:style-name="P375">Gigue : variation de délai CDV → une variation du délai inter-cellules introduit par le réseau</text:p>
        </text:list-item>
      </text:list>
      <text:p text:style-name="P90"/>
      <text:p text:style-name="P90"># 70</text:p>
      <text:p text:style-name="P91">Constant Bit Rate</text:p>
      <text:p text:style-name="P91">→ applications qui ont des besoins à débit constant. Vont permettre de véhiculer des services de type SDH. Débit constant temps de traversée le plus faible possible.</text:p>
      <text:p text:style-name="P91"/>
      <text:p text:style-name="P92">But de fournir un service qui ressemble à du circuit.</text:p>
      <text:p text:style-name="P92">Paramètres Pixel Rate et tolérence sur le délai de la variation inter-cellules (pas le trait vert, qu’un débit et on ne va pas au dessus).</text:p>
      <text:p text:style-name="P93"/>
      <text:p text:style-name="P93"># 71</text:p>
      <text:p text:style-name="P93">On peut compresser les données </text:p>
      <text:p text:style-name="P93">Conséquence → change le débit (but de baisser le débit)</text:p>
      <text:p text:style-name="P94">Débit variable pour les algorithmes compressés</text:p>
      <text:p text:style-name="P94"/>
      <text:p text:style-name="P94"># 7<text:span text:style-name="T23">3</text:span></text:p>
      <text:p text:style-name="P95">Available bit rate</text:p>
      <text:p text:style-name="P95">→ profiter de ressources disponibles avec une interaction entre le réseau et l’application</text:p>
      <text:p text:style-name="P95">Le réseau dit à l’application s’il faut ralentir ou s’il peut accélérer </text:p>
      <text:p text:style-name="P95"/>
      <text:p text:style-name="P95"># 74</text:p>
      <text:p text:style-name="P95">Émettent des cellules qui sont des sondes, vont être marquées par le réseau. Les équipements qui saturent vont marquer ces cellules pour que les applications sachent s’il faut ralentir ou accélérer. </text:p>
      <text:p text:style-name="P95">Même logique que ECM. TCP fait ça avec IP. </text:p>
      <text:p text:style-name="P96"><text:soft-page-break/>On dit explicitement aux entités qui communiquent dans le réseau qu’il y a des risques de congestion.</text:p>
      <text:p text:style-name="P96"/>
      <text:p text:style-name="P96"># 75</text:p>
      <text:p text:style-name="P96">UBR</text:p>
      <text:p text:style-name="P96">Pour aller chercher les dernières ressources de communication qui existent. </text:p>
      <text:p text:style-name="P96">Best effort.</text:p>
      <text:p text:style-name="P96">Applications qui essayent de transmettre des cellules (ça passe/ ça passe pas).</text:p>
      <text:p text:style-name="P96"/>
      <text:p text:style-name="P96"># 76</text:p>
      <text:p text:style-name="P96">GFR</text:p>
      <text:p text:style-name="P96">Lorsqu’une cellule est perdue, il y a tout un ensemble de cellules qui sont inutiles.</text:p>
      <text:p text:style-name="P96">Services de type GFR où on garantit des choses à l’échelle d’une trame (= ensemble de cellules). </text:p>
      <text:p text:style-name="P95"/>
      <text:p text:style-name="P96"># 79</text:p>
      <text:p text:style-name="P96">On met en place un algorithme qui permet de mesurer le rythme dans lequel les cellules sont transmises et de vérifier si ça respecte ce qui est demandé.</text:p>
      <text:p text:style-name="P96"/>
      <text:p text:style-name="P96"># 80</text:p>
      <text:p text:style-name="P369"><text:span text:style-name="T26">GCRA (Délai </text:span><text:span text:style-name="T27">T</text:span><text:span text:style-name="T26">, variation de délai </text:span><text:span text:style-name="T27">tau </text:span>τ<text:span text:style-name="T26">)</text:span></text:p>
      <text:p text:style-name="P96">Algo qui va vérifier si c’est conforme</text:p>
      <text:p text:style-name="P97">On masque le retard avec X = t.</text:p>
      <text:p text:style-name="P98">Si la cellule arrive en avance, avant X, on regarde si elle est trop en avance par rapport au seuil de tolérance.</text:p>
      <text:p text:style-name="P99">Si elle est en avance, on décale pas le temps pour les suivantes.</text:p>
      <text:p text:style-name="P99"/>
      <text:p text:style-name="P99">→ Juge si la cellule est conforme ou non conforme. <text:span text:style-name="T24">Si il y a trop de cellules non conformes, le réseau n’a pas à tenir son engagement.</text:span></text:p>
      <text:p text:style-name="P99"/>
      <text:p text:style-name="P100"># 81</text:p>
      <text:p text:style-name="P100">T = 10</text:p>
      <text:p text:style-name="P100">τ = 15</text:p>
      <text:p text:style-name="P101">Dates d’arrivées : 0, 12, 23, 30, 36, 42, 47, 53</text:p>
      <text:p text:style-name="P101"/>
      <text:p text:style-name="P101">initialement X = 0, t = 0</text:p>
      <text:p text:style-name="P101">1ère cellule conforme, <text:span text:style-name="T29">X = 10</text:span></text:p>
      <text:p text:style-name="P101">12 ≥ 10 → retard → X = 12 → cellule conforme → X = 22</text:p>
      <text:p text:style-name="P101">23 ≥ 23 → X = 23 → conforme → X = 33</text:p>
      <text:p text:style-name="P101">30 &lt; 33 → 30 <text:s/>&gt; 18 → conforme → X = 43</text:p>
      <text:p text:style-name="P101">36 &lt; 43 → 36 &gt; 28 → conforme → X = 53</text:p>
      <text:p text:style-name="P101">42 &lt; 53 → 42 &gt; 38 → conforme → X = 63</text:p>
      <text:p text:style-name="P101">47 &lt; 63 → 47 &lt; 48 → non conforme → X = 63</text:p>
      <text:p text:style-name="P101">53 &lt; 63 → 53 &gt; 48 → conforme → X = 73</text:p>
      <text:p text:style-name="P101"/>
      <table:table table:name="Table1" table:style-name="Table1">
        <table:table-column table:style-name="Table1.A" table:number-columns-repeated="3"/>
        <table:table-column table:style-name="Table1.D"/>
        <table:table-row>
          <table:table-cell table:style-name="Table1.A1" office:value-type="string">
            <text:p text:style-name="P371">Cellule</text:p>
          </table:table-cell>
          <table:table-cell table:style-name="Table1.A1" office:value-type="string">
            <text:p text:style-name="P370">X</text:p>
          </table:table-cell>
          <table:table-cell table:style-name="Table1.A1" office:value-type="string">
            <text:p text:style-name="P370">T</text:p>
          </table:table-cell>
          <table:table-cell table:style-name="Table1.D1" office:value-type="string">
            <text:p text:style-name="P371">Conforme</text:p>
          </table:table-cell>
        </table:table-row>
        <table:table-row>
          <table:table-cell table:style-name="Table1.A2" office:value-type="string">
            <text:p text:style-name="P370">1</text:p>
          </table:table-cell>
          <table:table-cell table:style-name="Table1.A2" office:value-type="string">
            <text:p text:style-name="P370">0</text:p>
          </table:table-cell>
          <table:table-cell table:style-name="Table1.A2" office:value-type="string">
            <text:p text:style-name="P370">0</text:p>
          </table:table-cell>
          <table:table-cell table:style-name="Table1.D2" office:value-type="string">
            <text:p text:style-name="P370">ok</text:p>
          </table:table-cell>
        </table:table-row>
        <table:table-row>
          <table:table-cell table:style-name="Table1.A2" office:value-type="string">
            <text:p text:style-name="P370">2</text:p>
          </table:table-cell>
          <table:table-cell table:style-name="Table1.A2" office:value-type="string">
            <text:p text:style-name="P370">10</text:p>
          </table:table-cell>
          <table:table-cell table:style-name="Table1.A2" office:value-type="string">
            <text:p text:style-name="P370">12</text:p>
          </table:table-cell>
          <table:table-cell table:style-name="Table1.D2" office:value-type="string">
            <text:p text:style-name="P370">ok</text:p>
          </table:table-cell>
        </table:table-row>
        <table:table-row>
          <table:table-cell table:style-name="Table1.A2" office:value-type="string">
            <text:p text:style-name="P370">3</text:p>
          </table:table-cell>
          <table:table-cell table:style-name="Table1.A2" office:value-type="string">
            <text:p text:style-name="P370">22</text:p>
          </table:table-cell>
          <table:table-cell table:style-name="Table1.A2" office:value-type="string">
            <text:p text:style-name="P370">23</text:p>
          </table:table-cell>
          <table:table-cell table:style-name="Table1.D2" office:value-type="string">
            <text:p text:style-name="P370">ok</text:p>
          </table:table-cell>
        </table:table-row>
        <text:soft-page-break/>
        <table:table-row>
          <table:table-cell table:style-name="Table1.A2" office:value-type="string">
            <text:p text:style-name="P370">4</text:p>
          </table:table-cell>
          <table:table-cell table:style-name="Table1.A2" office:value-type="string">
            <text:p text:style-name="P370">33</text:p>
          </table:table-cell>
          <table:table-cell table:style-name="Table1.A2" office:value-type="string">
            <text:p text:style-name="P370">30</text:p>
          </table:table-cell>
          <table:table-cell table:style-name="Table1.D2" office:value-type="string">
            <text:p text:style-name="P370">ok</text:p>
          </table:table-cell>
        </table:table-row>
        <table:table-row>
          <table:table-cell table:style-name="Table1.A2" office:value-type="string">
            <text:p text:style-name="P370">5</text:p>
          </table:table-cell>
          <table:table-cell table:style-name="Table1.A2" office:value-type="string">
            <text:p text:style-name="P370">43</text:p>
          </table:table-cell>
          <table:table-cell table:style-name="Table1.A2" office:value-type="string">
            <text:p text:style-name="P370">36</text:p>
          </table:table-cell>
          <table:table-cell table:style-name="Table1.D2" office:value-type="string">
            <text:p text:style-name="P370">ok</text:p>
          </table:table-cell>
        </table:table-row>
        <table:table-row>
          <table:table-cell table:style-name="Table1.A2" office:value-type="string">
            <text:p text:style-name="P370">6</text:p>
          </table:table-cell>
          <table:table-cell table:style-name="Table1.A2" office:value-type="string">
            <text:p text:style-name="P370">53</text:p>
          </table:table-cell>
          <table:table-cell table:style-name="Table1.A2" office:value-type="string">
            <text:p text:style-name="P370">42</text:p>
          </table:table-cell>
          <table:table-cell table:style-name="Table1.D2" office:value-type="string">
            <text:p text:style-name="P370">ok</text:p>
          </table:table-cell>
        </table:table-row>
        <table:table-row>
          <table:table-cell table:style-name="Table1.A2" office:value-type="string">
            <text:p text:style-name="P370">7</text:p>
          </table:table-cell>
          <table:table-cell table:style-name="Table1.A2" office:value-type="string">
            <text:p text:style-name="P370">63</text:p>
          </table:table-cell>
          <table:table-cell table:style-name="Table1.A2" office:value-type="string">
            <text:p text:style-name="P370">47</text:p>
          </table:table-cell>
          <table:table-cell table:style-name="Table1.D2" office:value-type="string">
            <text:p text:style-name="P370">nok</text:p>
          </table:table-cell>
        </table:table-row>
        <table:table-row>
          <table:table-cell table:style-name="Table1.A2" office:value-type="string">
            <text:p text:style-name="P370">8</text:p>
          </table:table-cell>
          <table:table-cell table:style-name="Table1.A2" office:value-type="string">
            <text:p text:style-name="P370">63</text:p>
          </table:table-cell>
          <table:table-cell table:style-name="Table1.A2" office:value-type="string">
            <text:p text:style-name="P370">53</text:p>
          </table:table-cell>
          <table:table-cell table:style-name="Table1.D2" office:value-type="string">
            <text:p text:style-name="P370">ok</text:p>
          </table:table-cell>
        </table:table-row>
      </table:table>
      <text:p text:style-name="P101"/>
      <text:p text:style-name="P102">On conserve le retard qu’on prend. <text:span text:style-name="T30">On remplace X par t donc même si on prend du retard, la cellule qu’il y a après on ne peut pas l’envoyer trop prêt de celle qu’on vient d’envoyer, il faut respecter le temps inter-cellules.</text:span></text:p>
      <text:p text:style-name="P103"/>
      <text:p text:style-name="P103">Si on prend de l’avance au contraire on cumule l’avance (accroissement de débit) et l’instant où on attend la suivante c’est X+t.</text:p>
      <text:p text:style-name="P103"/>
      <text:p text:style-name="P104">On compense pas les retards et on profite pas de l’avance.</text:p>
      <text:p text:style-name="P106">Sur le débit crête on va avoir le rythme cellule : PCR.</text:p>
      <text:p text:style-name="P104"/>
      <text:p text:style-name="P105"># 82</text:p>
      <text:p text:style-name="P106">Plus compliqué sur du débit soutenu.</text:p>
      <text:p text:style-name="P106">Tolérance doit être sensiblement plus grande car il faut tolérer les bursts.</text:p>
      <text:p text:style-name="P107">Il faut être capable de tolérer des variations de délai entre cellules.</text:p>
      <text:p text:style-name="P108">Tolérence assez large calculée avec la taille du burst (MBS – 1) dois la différence de délai entre les deux.</text:p>
      <text:p text:style-name="P108"/>
      <text:p text:style-name="P108"># 83</text:p>
      <text:p text:style-name="P109">Différentes options selon les classes de trafic.</text:p>
      <text:p text:style-name="P109">Cellules marquées 1 → cellules marquées car elles ont été identifiées comme étant hors profil</text:p>
      <text:p text:style-name="P109">Lorsque le réseau s’engage à ne pas perdre un nombre de cellule, il s’engage soit à pas perdre les cellules marquées 0 ou aussi les 1.</text:p>
      <text:p text:style-name="P109"/>
      <text:p text:style-name="P110"># 84</text:p>
      <text:p text:style-name="P111">On détruit en priorité les cellules marquées. </text:p>
      <text:p text:style-name="P112">GFR introduit car chaque fois qu’on tape sur une cellule, l’intégralité du message est inutile. </text:p>
      <text:p text:style-name="P112"/>
      <text:p text:style-name="P112">Bit AUU pour repérer les trames (début / fin de trame). Lorsqu’on détruit une cellule sur un flux, on peut détruire toutes celles qui suivent jusqu’au prochain bit à 1.</text:p>
      <text:p text:style-name="P112"/>
      <text:p text:style-name="P112"># 86</text:p>
      <text:p text:style-name="P113">A l’établissement d’un SVC (switch virtual channel)</text:p>
      <text:p text:style-name="P113">Contrôle de congestion préventif</text:p>
      <text:p text:style-name="P113"><text:tab/>→ on accepte ou pas l’établissement de connexion qui vont transmettre des <text:tab/>cellules, qui vont participer à la congestion.</text:p>
      <text:p text:style-name="P113"><text:tab/>→ préventif car on accepte une connexion si on pense qu’elle ne risque pas <text:tab/>d’introduire de la congestion, refuse sinon</text:p>
      <text:p text:style-name="P113"/>
      <text:p text:style-name="P114">A l’établissement du circuit virtuel, les ressources vont être réservées sur le commutateur. </text:p>
      <text:p text:style-name="P114"/>
      <text:p text:style-name="P115"><text:soft-page-break/># 87</text:p>
      <text:p text:style-name="P115">CAC a pour rôle d’accepter ou de refuser l’établissement de la connexion.</text:p>
      <text:p text:style-name="P116">Attribution des ressources → partie CAC</text:p>
      <text:p text:style-name="P116">S’il y a un refus, on essaye vers ailleurs.</text:p>
      <text:p text:style-name="P116"/>
      <text:p text:style-name="P116"># 88</text:p>
      <text:p text:style-name="P117">Objectif de maximum de surbooking pour maximiser les infrastructures et minimiser les risques de faire défaut au contrat.</text:p>
      <text:p text:style-name="P113"/>
      <text:p text:style-name="P362">Couche AAL</text:p>
      <text:p text:style-name="P362"/>
      <text:p text:style-name="P117"># 91</text:p>
      <text:p text:style-name="P117">ATM Adaptation Layer</text:p>
      <text:p text:style-name="P118">Adapter le service aux applications selon leur besoin</text:p>
      <text:p text:style-name="P118"/>
      <text:p text:style-name="P118"># 92</text:p>
      <text:p text:style-name="P119">Protocolaire</text:p>
      <text:p text:style-name="P119">Sous quelle forme on va transmettre les données</text:p>
      <text:p text:style-name="P120">Classes de services en fonction de paramètres.</text:p>
      <text:p text:style-name="P120"/>
      <text:p text:style-name="P120"># 93</text:p>
      <text:p text:style-name="P120">AAL se découpe en sous-couche</text:p>
      <text:p text:style-name="P120">Sous-couche de convergence au dessus, spécifique et commune.</text:p>
      <text:p text:style-name="P120">En dessous sous-couche segmentation et ré-assemblage SAR.</text:p>
      <text:p text:style-name="P120"/>
      <text:p text:style-name="P121"># 9<text:span text:style-name="T31">4</text:span></text:p>
      <text:p text:style-name="P122">Sous-couche segmentation là qu’on découpe les messages en cellules.</text:p>
      <text:p text:style-name="P122"/>
      <text:p text:style-name="P122"># 9<text:span text:style-name="T32">6</text:span></text:p>
      <text:p text:style-name="P123">Couche d’adaptation utilisée avec un jeu de paramètre de qualité de service qui correspond au CBR.</text:p>
      <text:p text:style-name="P124">Information de structure pour savoir quand commencent et finissent les trames</text:p>
      <text:p text:style-name="P124"/>
      <text:p text:style-name="P124"># 97</text:p>
      <text:p text:style-name="P124">Bit CSI qui permet de mettre des informations de structure ou de synchroniser l’horloge.</text:p>
      <text:p text:style-name="P124"/>
      <text:p text:style-name="P125"># 98</text:p>
      <text:p text:style-name="P125">8 cellules consécutives (car 4 impaires consécutives), bit CSI des 4 cellules impaires, on concatène et on a le SRTS.</text:p>
      <text:p text:style-name="P125"/>
      <text:p text:style-name="P126"># 99</text:p>
      <text:p text:style-name="P127">Les cellules paires ont le bit CSI qui permet de structurer le contenu des cellules</text:p>
      <text:p text:style-name="P127"><text:tab/>Longueur des données sur 7 bits</text:p>
      <text:p text:style-name="P127"/>
      <text:p text:style-name="P127"># 101</text:p>
      <text:p text:style-name="P127">AAL-2</text:p>
      <text:p text:style-name="P128">Redéfini pour la voix compressée sur les réseaux cellulaires.</text:p>
      <text:p text:style-name="P128">Différent des autres AAL, pas de sous-couche SAR</text:p>
      <text:p text:style-name="P128">But de mettre dans une seule cellule plusieurs messages, qui appartiennent à des communications différentes. </text:p>
      <text:p text:style-name="P128"><text:soft-page-break/># 102</text:p>
      <text:p text:style-name="P128">Identifiant de canal <text:span text:style-name="T2">CID</text:span></text:p>
      <text:p text:style-name="P128"><text:tab/>248 canaux possibles</text:p>
      <text:p text:style-name="P128">Indicateur de longueur <text:span text:style-name="T2">LI</text:span></text:p>
      <text:p text:style-name="P128"><text:tab/>longueur paquet</text:p>
      <text:p text:style-name="P128">Indication de user à user <text:span text:style-name="T2">UUI</text:span></text:p>
      <text:p text:style-name="P128">Contrôle d’erreur <text:span text:style-name="T2">HEC</text:span></text:p>
      <text:p text:style-name="P128"/>
      <text:p text:style-name="P128"># 103</text:p>
      <text:p text:style-name="P128">On va mettre plusieurs paquets consécutifs. Bit de parité paire.</text:p>
      <text:p text:style-name="P128">Numérotation en cas d’erreur.</text:p>
      <text:p text:style-name="P129">Si un paquet déborde on met la fin du paquet dans la cellule suivante.</text:p>
      <text:p text:style-name="P129">OSF donne la position du début du premier paquet complet donc implicitement la fin du paquet qui était dans une cellule d’avant.</text:p>
      <text:p text:style-name="P128"/>
      <text:p text:style-name="P130"># 104</text:p>
      <text:p text:style-name="P131">Besoin de signalisation.</text:p>
      <text:p text:style-name="P131">Couche protocolaire qui va permettre de découper les messages.</text:p>
      <text:p text:style-name="P131"/>
      <text:p text:style-name="P131"># 10<text:span text:style-name="T33">6</text:span></text:p>
      <text:p text:style-name="P132">Même signalisation qu’ATM à l’intérieur d’AAL-2.</text:p>
      <text:p text:style-name="P132"/>
      <text:p text:style-name="P133"># 108</text:p>
      <text:p text:style-name="P133">AAL-3 et AAL-4 fusionnées dans AAL-3/4</text:p>
      <text:p text:style-name="P133">Objectif de service des services équivalents dans un cas avec connexion dans un cas sans connexion.</text:p>
      <text:p text:style-name="P133"/>
      <text:p text:style-name="P133"># 109</text:p>
      <text:p text:style-name="P133">Point à point ou point multipoint</text:p>
      <text:p text:style-name="P133"/>
      <text:p text:style-name="P134"># 110</text:p>
      <text:p text:style-name="P135">Données de longueur variables et qui peuvent se répandre sur plusieurs cellules.</text:p>
      <text:p text:style-name="P135"/>
      <text:p text:style-name="P135"># 111</text:p>
      <text:p text:style-name="P136">Une cellule peut contenir le début du message, un bout du message ou la fin du message. Message découpé potentiellement en plusieurs cellules. </text:p>
      <text:p text:style-name="P136"/>
      <text:p text:style-name="P136"># 11<text:span text:style-name="T34">3</text:span></text:p>
      <text:p text:style-name="P137">MID</text:p>
      <text:p text:style-name="P137">Permet d’aiguiller entre plusieurs applications. </text:p>
      <text:p text:style-name="P137"/>
      <text:p text:style-name="P137"># 114</text:p>
      <text:p text:style-name="P137">Données petits morceaux de 44 octets ou moins</text:p>
      <text:p text:style-name="P137"/>
      <text:p text:style-name="P137"># 115</text:p>
      <text:p text:style-name="P138">Haut</text:p>
      <text:p text:style-name="P138">Service spécifique, choses liées au service. Peut y avoir aucun besoin.</text:p>
      <text:p text:style-name="P138">Puis choses liées à l’AAL</text:p>
      <text:p text:style-name="P138">Ensuite partie SAR où on découpe en morceaux de 48 – signalisation octets.</text:p>
      <text:p text:style-name="P140">Partie SAR sur l’aspect des coupes de messages de taille importante et variable en taille ATM faible et constante.</text:p>
      <text:p text:style-name="P139"><text:soft-page-break/># 11<text:span text:style-name="T35">8</text:span></text:p>
      <text:p text:style-name="P141">Peut y avoir de 0 à 47 octets de padding.</text:p>
      <text:p text:style-name="P142"/>
      <text:p text:style-name="P142"># 119</text:p>
      <text:p text:style-name="P142">Découpe directe, pas d’entête ajoutée. SAR triviale</text:p>
      <text:p text:style-name="P142">Dernière cellule du message marquée par le bit PTI 1 pour marquer que c’est la fin du message. </text:p>
      <text:p text:style-name="P142"/>
      <text:p text:style-name="P142"># 121</text:p>
      <text:p text:style-name="P142">Établir de façon commutée des circuits virtuels.</text:p>
      <text:p text:style-name="P142"/>
      <text:p text:style-name="P142"># 122</text:p>
      <text:p text:style-name="P143">Interfaces usager/réseau</text:p>
      <text:p text:style-name="P143">Interfaces entre réseaux privés et entre réseaux publics, publics/privés</text:p>
      <text:p text:style-name="P143">Piles protocolaires différentes en fonction de l’interface</text:p>
      <text:p text:style-name="P143"/>
      <text:p text:style-name="P144"># 123</text:p>
      <text:p text:style-name="P144">Pas de routage entre réseau public et privé</text:p>
      <text:p text:style-name="P144"/>
      <text:p text:style-name="P144"># 124</text:p>
      <text:p text:style-name="P144">Protocole PNNI de routage</text:p>
      <text:p text:style-name="P144"><text:tab/>Ne couvre pas toute l’interface entré réseaux privés</text:p>
      <text:p text:style-name="P144"/>
      <text:p text:style-name="P144">B-ICI comparable à PNNI sans le routage</text:p>
      <text:p text:style-name="P145">Informations pour mettre en place les circuits virtuels</text:p>
      <text:p text:style-name="P145"/>
      <text:p text:style-name="P145"># 125</text:p>
      <text:p text:style-name="P145">MTP3-B variante de MTP3</text:p>
      <text:p text:style-name="P145"><text:tab/>Sur une AL → SAAL</text:p>
      <text:p text:style-name="P145"/>
      <text:p text:style-name="P145">SAAL</text:p>
      <text:p text:style-name="P145"><text:tab/>AL dédiée à la signalisation très proche de AL-5</text:p>
      <text:p text:style-name="P145"/>
      <text:p text:style-name="P145">Droite mix entre ISUP et ATM</text:p>
      <text:p text:style-name="P145">Protocole d’adaptation pour B-ISUP sur SAAL</text:p>
      <text:p text:style-name="P145"/>
      <text:p text:style-name="P145"># 126</text:p>
      <text:p text:style-name="P145">Signalisation véhiculée sur ATM, va être sur des connexions ATM</text:p>
      <text:p text:style-name="P145">Protocole de fiabilisation SSCOP pour fiabiliser les échanges (comme HDLC)</text:p>
      <text:p text:style-name="P145"/>
      <text:p text:style-name="P146">Signalisation associée</text:p>
      <text:p text:style-name="P146"><text:tab/>Va suivre le même chemin que les données qu’elle signale</text:p>
      <text:p text:style-name="P146">Signalisation non associée</text:p>
      <text:p text:style-name="P146"><text:tab/>Véhiculée dans un autre VPI/VCI</text:p>
      <text:p text:style-name="P146"/>
      <text:p text:style-name="P146">Connexion de VCI 5 par méta signalisation, signalisation transmise dans les VPI / VCI. <text:span text:style-name="T36">Pas en permanence</text:span></text:p>
      <text:p text:style-name="P146"/>
      <text:p text:style-name="P147"># 128</text:p>
      <text:p text:style-name="P147">But d’adapter le service fourni par ATM à une application spécifique</text:p>
      <text:list xml:id="list2146220972" text:style-name="L4">
        <text:list-item>
          <text:p text:style-name="P376">Ici application de signalisation ATM</text:p>
        </text:list-item>
        <text:list-item>
          <text:p text:style-name="P376">Envoyer des messages de longueur variable et relativement longue</text:p>
        </text:list-item>
        <text:list-item>
          <text:p text:style-name="P376"><text:soft-page-break/>Être sur qu’ils arrivent dans l’ordre</text:p>
        </text:list-item>
        <text:list-item>
          <text:p text:style-name="P376">Pas de débit important et pas de besoin en terme de temps de traversée du réseau (qualité de service)</text:p>
        </text:list-item>
        <text:list-item>
          <text:p text:style-name="P376">Fiabilité</text:p>
        </text:list-item>
      </text:list>
      <text:p text:style-name="P147"/>
      <text:p text:style-name="P147">Logique que ça ressemble à l’AL-5</text:p>
      <text:p text:style-name="P147"/>
      <text:p text:style-name="P148">Pas de SSCF dans AL-5 mais dans SAAL</text:p>
      <text:p text:style-name="P148">→<text:span text:style-name="T37"> </text:span>But d’avoir quelque chose de fiable donc on va avoir une SSCF avec en particulier SSCOP</text:p>
      <text:p text:style-name="P148"/>
      <text:p text:style-name="P149">Garantie offerte par SSCOP, besoin de rajouter un protocole de fiabilisation au dessus de CPCS. Parce qu’ATM est fiable mais n’offre aucune garantie</text:p>
      <text:p text:style-name="P149"/>
      <text:p text:style-name="P150"># 130</text:p>
      <text:p text:style-name="P150">SSCOP</text:p>
      <text:p text:style-name="P150"><text:span text:style-name="T38">→ But de m</text:span>ettre en place et terminer des connexions entre entités qui vont communiquer.</text:p>
      <text:p text:style-name="P150"/>
      <text:p text:style-name="P151">Deux entités applicatives qui ont besoin d’échanger des messages de façon fiables donc SSCOP.</text:p>
      <text:p text:style-name="P151"/>
      <text:p text:style-name="P151">Reprise sur erreur, retransmission sélective, contrôle de flux</text:p>
      <text:p text:style-name="P151"/>
      <text:p text:style-name="P152">Connexions unidirectionnelles. Si deux entités ont besoin de communiquer dans les deux sens, il faut mettre en place deux connexions SSCOP dans les deux sens. <text:span text:style-name="T39">Pas de piggy-backing.</text:span></text:p>
      <text:p text:style-name="P152"/>
      <text:p text:style-name="P153"># 132</text:p>
      <text:p text:style-name="P153">Messages SSCOP trames</text:p>
      <text:p text:style-name="P153">Messages protocolaires BGN (SIN en tcp), BGAK, …</text:p>
      <text:p text:style-name="P153"/>
      <text:p text:style-name="P154">Messages de demande d’états</text:p>
      <text:p text:style-name="P154"><text:tab/>Avec ça qu’est fait le contrôle de flux</text:p>
      <text:p text:style-name="P154"/>
      <text:p text:style-name="P154"># 133</text:p>
      <text:p text:style-name="P154">Numéro de séquence sur trois octets</text:p>
      <text:p text:style-name="P155">Accusé de réception peut être envoyé de manière in-sollicité par un message STAT en réponse au message POLL (message par lequel l’émetteur demande au récepteur où est-ce qu’il en est pour faire du contrôle de flux et reprise sur erreur).</text:p>
      <text:p text:style-name="P155"/>
      <text:p text:style-name="P155"># 134</text:p>
      <text:p text:style-name="P155">Connexion en deux phases comme HDLC</text:p>
      <text:p text:style-name="P155"/>
      <text:p text:style-name="P156"># 135</text:p>
      <text:p text:style-name="P157">AA -DATA.Demande → envoie une trame SD</text:p>
      <text:p text:style-name="P157">Contrôle de flux et reprise sur erreur envoyé par les messages STAT.</text:p>
      <text:p text:style-name="P158">Permet à l’émetteur de savoir ce qu’a reçu le récepteur.</text:p>
      <text:p text:style-name="P158">Unidirectionnelle du point de vue service applicatif.</text:p>
      <text:p text:style-name="P158"/>
      <text:p text:style-name="P158"/>
      <text:p text:style-name="P159"><text:soft-page-break/># 136</text:p>
      <text:p text:style-name="P159">Messages de polling</text:p>
      <text:p text:style-name="P159">Données numérotées</text:p>
      <text:p text:style-name="P160">Numéro entre parenthèses indice du polling, <text:span text:style-name="T40">comme ça que l’émetteur sait où il en est.</text:span></text:p>
      <text:p text:style-name="P160"/>
      <text:p text:style-name="P161">N° polling 0</text:p>
      <text:p text:style-name="P161">Lorsque le récepteur reçoit le message 5, s’aperçoit que c’est le 5 et pas le 4. Indique à l’émetteur qu’il y a un problème avec USTAT.</text:p>
      <text:p text:style-name="P161"/>
      <text:p text:style-name="P162">POLL : si l’émetteur n’a plus rien à émettre, il envoie un numéro de polling. L’autre répond sur le polling 1 qu’il attend le 4.</text:p>
      <text:p text:style-name="P162"/>
      <text:p text:style-name="P163">Erreur peut être détectée par l’émetteur qui reçoit le message suivant. Si y’avait pas de suivant, ça n’aurait pas été vu sauf avec le message POLL.</text:p>
      <text:p text:style-name="P163"/>
      <text:p text:style-name="P164">STAT N(PS) = <text:span text:style-name="T42">1</text:span> N(NR) = 4 {4,5,7}</text:p>
      <text:p text:style-name="P164">NR = numéro du message attendu = 4 (tout ce qui est avant a été reçu)</text:p>
      <text:p text:style-name="P164">{} = prochain <text:s/>attendu, prochain reçu</text:p>
      <text:p text:style-name="P164"><text:tab/><text:span text:style-name="T41">Tout reçu jusqu’au 4. A partir du 4, rien reçu. Reçu 5. En attente du 7.</text:span></text:p>
      <text:p text:style-name="P164"/>
      <text:p text:style-name="P165">Émetteur a une carte très précise de ce qui a été reçu par le récepteur. Sait ce qu’il doit renvoyer ou pas.</text:p>
      <text:p text:style-name="P165"/>
      <text:p text:style-name="P165"># 138</text:p>
      <text:p text:style-name="P166">Référence d’appel pour être capable d’identifier l’appel</text:p>
      <text:p text:style-name="P166">Relativement long, longueur variable et besoin de fiabiliser d’où SSCOP en dessous.</text:p>
      <text:p text:style-name="P166"/>
      <text:p text:style-name="P166"># 140</text:p>
      <text:p text:style-name="P166">Messages de mises en place d’appel / <text:span text:style-name="T43">libération d’appels</text:span></text:p>
      <text:p text:style-name="P166"/>
      <text:p text:style-name="P167"># 141</text:p>
      <text:p text:style-name="P167">Éléments d’informations</text:p>
      <text:list xml:id="list854755352" text:style-name="L5">
        <text:list-item>
          <text:p text:style-name="P377">Type d’A<text:span text:style-name="T44">A</text:span>L <text:span text:style-name="T44">et paramètres sous-jacents </text:span></text:p>
        </text:list-item>
        <text:list-item>
          <text:p text:style-name="P378">Numéro de l’appelé (adresse ATM)</text:p>
        </text:list-item>
        <text:list-item>
          <text:p text:style-name="P378">Identifiant de connexion avec VPI/VCI qui vont changer de proche en proche</text:p>
        </text:list-item>
      </text:list>
      <text:p text:style-name="P168"/>
      <text:p text:style-name="P170">Spécifique à ATM éléments d’informations et à quel point c’est lié à tout le reste.</text:p>
      <text:p text:style-name="P168"/>
      <text:p text:style-name="P169"># <text:span text:style-name="T45">145</text:span></text:p>
      <text:p text:style-name="P171">Différents types d’adressages dans ATM</text:p>
      <text:list xml:id="list313537999" text:style-name="L6">
        <text:list-item>
          <text:p text:style-name="P379">Adresse AESA  <text:span text:style-name="T46">(ATM forum)</text:span></text:p>
        </text:list-item>
        <text:list-item>
          <text:p text:style-name="P379">E164 <text:span text:style-name="T46">(ITU-T) </text:span></text:p>
        </text:list-item>
      </text:list>
      <text:p text:style-name="P171">→ Adresses utilisées lors de l’établissement de la connexion</text:p>
      <text:p text:style-name="P171"/>
      <text:p text:style-name="P172"># 147</text:p>
      <text:p text:style-name="P173">Adresse E164</text:p>
      <text:p text:style-name="P173">DCB : décimal codé binaire</text:p>
      <text:p text:style-name="P174">42 : <text:span text:style-name="T47">0100 0010 (4 gauche, 2 droite)</text:span></text:p>
      <text:p text:style-name="P175"><text:soft-page-break/>1 à 3 octets qui définissent le pays</text:p>
      <text:p text:style-name="P175">Jusqu’à 15 octets qui définissent l’équipement avec un code national NDC et un Subcriber number SN</text:p>
      <text:p text:style-name="P175"/>
      <text:p text:style-name="P175"># 149</text:p>
      <text:p text:style-name="P175">Adresse AESA sur 20 octets</text:p>
      <text:p text:style-name="P175">Octet AFI pour le type d’adresse</text:p>
      <text:p text:style-name="P175"/>
      <text:p text:style-name="P175">→ Permet d’avoir plusieurs formats d’adresse en fonction du champ d’AFI</text:p>
      <text:p text:style-name="P176">Les adresses AESA permettent de définir des adresses au format E164. </text:p>
      <text:p text:style-name="P176"/>
      <text:p text:style-name="P177"># 151</text:p>
      <text:p text:style-name="P178">Indicateur sur 2 octets pour mettre un identifiant</text:p>
      <text:p text:style-name="P181">HO-DSP adresse du client choisie par le fournisseur</text:p>
      <text:p text:style-name="P178"/>
      <text:p text:style-name="P179"># 152</text:p>
      <text:p text:style-name="P180">Le fournisseur peut fournir des sous-adresses et chaque client peut avoir des tas d’adresses. A une plage d’adresse assez vaste.</text:p>
      <text:p text:style-name="P180"/>
      <text:p text:style-name="P366">Exercice2.pdf</text:p>
      <text:p text:style-name="P366">td2.odt</text:p>
      <text:p text:style-name="P182"/>
      <text:p text:style-name="P182"/>
      <text:p text:style-name="P58">Routage dans ATM : PNNI</text:p>
      <text:p text:style-name="P182"/>
      <text:p text:style-name="P183"># 155</text:p>
      <text:p text:style-name="P184">Dans ATM, différent d’IP. </text:p>
      <text:p text:style-name="P184">Lorsque l’on veut établir un circuit virtuel, juste à ce moment là, on a besoin de déterminer un chemin qui va aller jusque la destination.</text:p>
      <text:p text:style-name="P184">Quand on envoie les cellules dans la connexion, elles suivront le chemin qui a été déterminé à la construction du circuit virtuel. On ne se repose pas de question de routage.</text:p>
      <text:p text:style-name="P184"/>
      <text:p text:style-name="P184">Question de routage <text:span text:style-name="T2">une seule fois</text:span> lors de la construction du circuit virtuel.</text:p>
      <text:p text:style-name="P184"/>
      <text:p text:style-name="P184">Délai à l’établissement de la connexion, plus efficace, mais après le délai est court. Pareil dans X25, Frame Relay.</text:p>
      <text:p text:style-name="P184"/>
      <text:p text:style-name="P185">Dans IP cherche le chemin le plus court. Là différent, on fait du routage qualité de service → on cherche un chemin qui sera capable durant la communication d’assurer les <text:span text:style-name="T2">besoins en qualité de service</text:span> de cette communication.</text:p>
      <text:p text:style-name="P186">Paramètres de qualité de service de l’application à respecter. </text:p>
      <text:p text:style-name="P186"/>
      <text:p text:style-name="P186">Lorsqu’il y a plusieurs chemins qui peuvent valider ça, il va choisir le premier qu’il va trouver.</text:p>
      <text:p text:style-name="P187">Terminaux identifiés de façon unique avec adresse ATM.</text:p>
      <text:p text:style-name="P187"/>
      <text:p text:style-name="P187">Protocole d’échange d’information PNNI qui va opérer entre des équipements dans un réseau privé. Equipements vont échanger des informations de topologie.</text:p>
      <text:p text:style-name="P187">Discutent de façon asynchrone, ont une vision de la topologie en permanence. </text:p>
      <text:p text:style-name="P187"/>
      <text:p text:style-name="P188"><text:soft-page-break/>Lorsqu’il y a besoin, ils appliquent l’algorithme pour trouver un chemin dans la topologie. </text:p>
      <text:p text:style-name="P188"/>
      <text:p text:style-name="P189">Caractéristiques en terme de débits, besoin en terme de qualité de service, adresse du destinataire. De proche en proche sont négociés des numéros VPI / VCI.</text:p>
      <text:p text:style-name="P189"/>
      <text:p text:style-name="P190"># 157</text:p>
      <text:p text:style-name="P190">Protocole à état des liaisons</text:p>
      <text:p text:style-name="P190">Chaque routeur se représente une vision du réseau et se construit une base de donnée qui lui permet de construire des chemins.</text:p>
      <text:p text:style-name="P190"/>
      <text:p text:style-name="P191">Routeur doit découvrir ses voisins pour construire sa base de donnée → protocole Hello utilisé en phase de démarrage. Lorsqu’un équipement démarre, il envoie un message Hello à ses voisins.</text:p>
      <text:p text:style-name="P192"><text:span text:style-name="T48">Échange</text:span> avec les voisins sur la topologie. <text:span text:style-name="T48">Routeur connaît les interfaces, liens auxquels il est relié.</text:span></text:p>
      <text:p text:style-name="P192"/>
      <text:p text:style-name="P193"># 158</text:p>
      <text:p text:style-name="P194">Régulièrement, les équipements envoient des informations.</text:p>
      <text:p text:style-name="P195">Messages Hello envoyés régulièrement quand il y a des voisins qui disparaissent / apparaissent.</text:p>
      <text:p text:style-name="P196">Si le réseau bouge pas, Hello envoyé une fois.</text:p>
      <text:p text:style-name="P196"/>
      <text:p text:style-name="P197"># 160</text:p>
      <text:p text:style-name="P198">Routage hiérarchique</text:p>
      <text:p text:style-name="P198"><text:tab/>→ répond à un problème de passage à l’échelle</text:p>
      <text:p text:style-name="P198"><text:tab/>→ si on a un réseau immense, envoyer les informations de topologie <text:tab/>irraisonnable, <text:span text:style-name="T49">pareil pour mettre à jour le réseau</text:span></text:p>
      <text:p text:style-name="P198"/>
      <text:p text:style-name="P199">→ On divise localement le réseau en sous-réseaux, <text:span text:style-name="T50">groupes</text:span>, de taille acceptable</text:p>
      <text:p text:style-name="P202">Leader dans chaque groupe : PGL</text:p>
      <text:p text:style-name="P202">Protocole Hello permet d’élire le leader du groupe</text:p>
      <text:p text:style-name="P200"/>
      <text:p text:style-name="P201"># 161</text:p>
      <text:p text:style-name="P202">Principe d’élection d’équipement leader : choisi par l’administrate<text:span text:style-name="T51">ur</text:span></text:p>
      <text:p text:style-name="P203">Si cette machine tombe en panne, le mécanisme d’élection trouve une autre machine</text:p>
      <text:p text:style-name="P203"/>
      <text:p text:style-name="P204"># 162</text:p>
      <text:p text:style-name="P205">Equipements pas dans le même groupe échangent leur identifiant de groupe.</text:p>
      <text:p text:style-name="P205">Découvrent les uplinks qui sont les liens entre groupes → peuvent être utilisés comme des liens logiques entre des équipements logiques PGL.</text:p>
      <text:p text:style-name="P205">Construit une vision abstraite au niveau des groupes.</text:p>
      <text:p text:style-name="P205"/>
      <text:p text:style-name="P206"># 163</text:p>
      <text:p text:style-name="P206"><text:span text:style-name="T52">Noeud </text:span>virtuels A.1 représente le réseau A.1.</text:p>
      <text:p text:style-name="P207">Lien entre A.1 et A.2, sur A.1 n’arrive pas sur le leader. </text:p>
      <text:p text:style-name="P207">Construit grâce au protocole Hello</text:p>
      <text:p text:style-name="P207"/>
      <text:p text:style-name="P207"/>
      <text:p text:style-name="P208"><text:soft-page-break/># 164</text:p>
      <text:p text:style-name="P208">Groupe constitué de nœuds logiques <text:span text:style-name="T53">reliés entre eux par des liens logiques.</text:span></text:p>
      <text:p text:style-name="P208"/>
      <text:p text:style-name="P209"># 165</text:p>
      <text:p text:style-name="P210">Trois groupes qui vont se constituer au sein desquels vont être élus des group leaders. </text:p>
      <text:p text:style-name="P210"/>
      <text:p text:style-name="P211"># 166</text:p>
      <text:p text:style-name="P212">Échanges de PTSEs : informations topologiques échangées dans des paquets</text:p>
      <text:p text:style-name="P212"/>
      <text:p text:style-name="P213"># 167</text:p>
      <text:p text:style-name="P214">Agréger les adresses. Au niveau le plus haut d’abstraction, on va fusionner les adresses trouvées dans le niveau le plus bas d’abstraction. </text:p>
      <text:p text:style-name="P214">A.1.1, A.1.2, A.1.3 → A.1 → A</text:p>
      <text:p text:style-name="P215">Avoir les adresses de façon plus synthétique</text:p>
      <text:p text:style-name="P216">Administrateur doit définir ses adresses de manière cohérente</text:p>
      <text:p text:style-name="P216"/>
      <text:p text:style-name="P216"># 168</text:p>
      <text:p text:style-name="P217">Chaque nœud de A2 connaît parfaitement la topologie de A2.</text:p>
      <text:p text:style-name="P218">Raisonnable car A2 pas d’une taille très importante. </text:p>
      <text:p text:style-name="P218"/>
      <text:p text:style-name="P219">A un niveau plus haut, on sait qu’on est dans le groupe A. Connaissance du groupe A mais à l’échelle au dessus. On sait qu’on a un voisin A.1. On connaît les nœuds, mais ce sont des nœuds abstraits. </text:p>
      <text:p text:style-name="P219"/>
      <text:p text:style-name="P221">Message Q2931 qui part d’une machine pour établir une connexion vers dest. </text:p>
      <text:p text:style-name="P219"/>
      <text:p text:style-name="P220"># 170</text:p>
      <text:p text:style-name="P222">Algorithme de routage va se baser sur la topologie du groupe.</text:p>
      <text:p text:style-name="P223">Dès qu’on sélectionne un chemin, on vérifie s’il peut assumer les besoins en qualité de service.</text:p>
      <text:p text:style-name="P223"/>
      <text:p text:style-name="P224">Si on ne trouve pas de chemin, mécanisme de crankback</text:p>
      <text:p text:style-name="P224">→ si vraiment on n’y arrive pas, refus à l’utilisateur</text:p>
      <text:p text:style-name="P224"/>
      <text:p text:style-name="P225">Chemin choisi par la source : le routeur source, <text:span text:style-name="T54">le commutateur de raccordement de l’équipement usager</text:span></text:p>
      <text:p text:style-name="P225"/>
      <text:p text:style-name="P226">Crankback quand le chemin n’est pas bon (demande de connexion entre temps), indique de recommencer le calcul.</text:p>
      <text:p text:style-name="P226"/>
      <text:p text:style-name="P226"># 171</text:p>
      <text:p text:style-name="P226">Calcul par la source</text:p>
      <text:list xml:id="list1170488479" text:style-name="L7">
        <text:list-item>
          <text:p text:style-name="P380">Permet d’avoir un seul équipement qui calcule, en bordure de réseau</text:p>
        </text:list-item>
        <text:list-item>
          <text:p text:style-name="P381">Peut calculer une route optimale</text:p>
        </text:list-item>
        <text:list-item>
          <text:p text:style-name="P382">Dans le message de demande d’établissement de connexion, on a les informations de routage</text:p>
        </text:list-item>
      </text:list>
      <text:p text:style-name="P227"/>
      <text:p text:style-name="P228"># 172</text:p>
      <text:p text:style-name="P228">La machine A.2.3 va déterminer un chemin avec la vision qu’elle a du réseau. </text:p>
      <text:p text:style-name="P229">Au niveau le plus haut, comprend que c’est une connexion entre une machine du réseau A vers C.</text:p>
      <text:p text:style-name="P229"><text:soft-page-break/>→ Chemin A → B → C</text:p>
      <text:p text:style-name="P230">Dans A, on est dans A.2 donc chemin de A.2 à B.</text:p>
      <text:p text:style-name="P230">Dans A.2, il faut trouver un chemin qui aille de A.2.3 vers l’uplink qui va vers B → A.2.3</text:p>
      <text:p text:style-name="P215"/>
      <text:p text:style-name="P230">Arrive d’un commutateur d’entrée, va vers un commutateur de sortie.</text:p>
      <text:p text:style-name="P231">Plus on monte dans les niveaux, plus la route est imprécise. Pas décrite de commutateur en commutateur.</text:p>
      <text:p text:style-name="P231"/>
      <text:p text:style-name="P232"># 173</text:p>
      <text:p text:style-name="P233">Portions du chemin abstraites, non détaillées, qu’il va falloir préciser. Dès qu’on rentre dans un groupe à l’intérieur duquel la route n’a pas été calculer, il va falloir calculer <text:span text:style-name="T55">précisément</text:span> cette route tout en respectant le <text:span text:style-name="T55">chemin</text:span> global qui a été <text:span text:style-name="T55">fourni</text:span> par la source.</text:p>
      <text:p text:style-name="P233"/>
      <text:p text:style-name="P234"># 17<text:span text:style-name="T56">5</text:span></text:p>
      <text:p text:style-name="P235">Au niveau le plus haut, on va de A vers C en passant par B</text:p>
      <text:p text:style-name="P235">Au niveau au dessus, on va de A.2 à A.1</text:p>
      <text:p text:style-name="P235">Au niveau le plus bas, on va de A.2.3 à A.2.1</text:p>
      <text:p text:style-name="P236">p1 → premier point</text:p>
      <text:p text:style-name="P236"/>
      <text:p text:style-name="P237">Message d’établissement de connexion circule avec ces informations de routage calculées par la source. </text:p>
      <text:p text:style-name="P237"/>
      <text:p text:style-name="P238">On a fini le parcourt au plus bas niveau quand on est sur A.2.1 et objectif d’aller sur A.1.</text:p>
      <text:p text:style-name="P239">Quand on entre dans A.1, on va avoir un chemin qui est défini de façon abstraite, imprécise.</text:p>
      <text:p text:style-name="P252">Faut calculer de façon précise la prochaine partie du chemin → calcul par l’équipement d’entrée dans A1.</text:p>
      <text:p text:style-name="P239"/>
      <text:p text:style-name="P240">A.1.3 va recevoir le message (voir # 172), c’est à lui de calculer le chemin de plus bas niveau qui va permettre de sortir et d’aller vers B.</text:p>
      <text:p text:style-name="P240"/>
      <text:p text:style-name="P242">Chaque fois qu’on rentre dans un nouveau groupe, calcul d’une portion de la route qui respecte la route globale calculée par la source.</text:p>
      <text:p text:style-name="P240"/>
      <text:p text:style-name="P241"># 176</text:p>
      <text:p text:style-name="P243">Chemin initial qu’avait calculé la source peut ne plus marcher le temps qu’on établisse la connexion.</text:p>
      <text:list xml:id="list2651022039" text:style-name="L8">
        <text:list-item>
          <text:p text:style-name="P383">Ressources qu’on pensait libres ne le sont plus</text:p>
        </text:list-item>
        <text:list-item>
          <text:p text:style-name="P383">Quand on monte dans les groupes, vision globale et abstraite, pas certains qu’on peut faire passer la connexion avec les paramètres de qualité de service voulus</text:p>
        </text:list-item>
        <text:list-item>
          <text:p text:style-name="P384">Pas capable de savoir si un équipement va refuser ou accepter</text:p>
        </text:list-item>
      </text:list>
      <text:p text:style-name="P243"/>
      <text:p text:style-name="P244">Chaque nœud accepte ou refuse la demande selon les ressources disponibles. </text:p>
      <text:p text:style-name="P245">CAC → algorithme d’acceptation / refus</text:p>
      <text:p text:style-name="P245"/>
      <text:p text:style-name="P245">→<text:span text:style-name="T57"> GCAC, va faire une estimation approximative de la réponse qu’aurait le CAC</text:span></text:p>
      <text:p text:style-name="P246">Estimation pessimiste de ce que vont dire les équipements</text:p>
      <text:p text:style-name="P247"><text:soft-page-break/>Si l’équipement dit non, on remballe jusqu’à la source (la dernière source qui a calculé quelque chose).</text:p>
      <text:p text:style-name="P247"/>
      <text:p text:style-name="P248"># 177</text:p>
      <text:p text:style-name="P249">Si le dernier nœud a tout essayé et ne trouve pas de chemin, remonte le paquet et ça recommence.</text:p>
      <text:p text:style-name="P249"/>
      <text:p text:style-name="P250">Une fois que le message d’établissement de circuit virtuel circule, à chaque passage des routeurs, ils réservent les ressources. Quand le message est arriv<text:span text:style-name="T59">é</text:span> à destination, c’est confirmé.</text:p>
      <text:p text:style-name="P251">Si ça passe pas, on libère les ressources. </text:p>
      <text:p text:style-name="P251"/>
      <text:p text:style-name="P59">OAM <text:span text:style-name="T58">(Operation And Maintenance)</text:span> – Exploitation et maintenance</text:p>
      <text:p text:style-name="P59"/>
      <text:p text:style-name="P253"># 180</text:p>
      <text:p text:style-name="P254">Surveiller, exploiter et maintenir le réseau opérationnel, <text:span text:style-name="T60">gérer pannes / défaillances et les signaler</text:span></text:p>
      <text:p text:style-name="P254"/>
      <text:p text:style-name="P255">Faire de la <text:span text:style-name="T2">protection</text:span> → avoir des ressources permettant de palier une certaine défaillance</text:p>
      <text:p text:style-name="P256">Possibilité d’anticiper en prévoyant de la ressource pour ça, faire basculer le trafic sur des ressources disponibles</text:p>
      <text:p text:style-name="P254"/>
      <text:p text:style-name="P255"># 182</text:p>
      <text:p text:style-name="P257">Différents niveaux d’OAM</text:p>
      <text:p text:style-name="P257"/>
      <text:p text:style-name="P60">Virtual channel <text:span text:style-name="T62">F5</text:span></text:p>
      <text:p text:style-name="P257"><text:tab/>Au niveau d’une connexion avec VPI / VCI (niveau connexion ATM)</text:p>
      <text:p text:style-name="P257"><text:tab/>Le même virtual channel peut passer dans plusieurs VP consécutifs</text:p>
      <text:p text:style-name="P60">Virtual path <text:span text:style-name="T62">F4</text:span></text:p>
      <text:p text:style-name="P257"><text:tab/>Surveiller le bon fonctionnement dans le VP</text:p>
      <text:p text:style-name="P61">Transmission path <text:span text:style-name="T62">F3</text:span></text:p>
      <text:p text:style-name="P61"><text:tab/><text:span text:style-name="T8">Plus de l’ATM</text:span></text:p>
      <text:p text:style-name="P258"><text:tab/>Au niveau d’un chemin physique, entre deux équipements ATM</text:p>
      <text:p text:style-name="P258"><text:tab/><text:span text:style-name="T61">Sur ce chemin, il peut y avoir plusieurs équipements qui vont retransmettre <text:tab/>du signal électrique/optique</text:span></text:p>
      <text:p text:style-name="P62">Digital Section F2</text:p>
      <text:p text:style-name="P259"><text:tab/><text:span text:style-name="T63">Échantillonner et renumériser, peut y avoir des encodages différents</text:span></text:p>
      <text:p text:style-name="P62">Regenerator section F1</text:p>
      <text:p text:style-name="P259"><text:tab/>Objectif de reconstruire le signal électrique</text:p>
      <text:p text:style-name="P259"/>
      <text:p text:style-name="P260">Cellules de la couche physique transmises → cellules de la couche F1/F2/F3</text:p>
      <text:p text:style-name="P260"/>
      <text:p text:style-name="P261"># 183</text:p>
      <text:p text:style-name="P262">Format <text:span text:style-name="T63">des cellules</text:span> à définir par la couche physique</text:p>
      <text:p text:style-name="P263">Rôle de F2 assuré par F3 → pas de digital section</text:p>
      <text:p text:style-name="P263"/>
      <text:p text:style-name="P264"># 185</text:p>
      <text:p text:style-name="P265">F4 / F5 → flux de bout en bout ou sur un segment</text:p>
      <text:p text:style-name="P266">VC entre deux équipements</text:p>
      <text:p text:style-name="P266">Cellules qui vont permettre d’assurer un bon fonctionnement</text:p>
      <text:p text:style-name="P266">Associées à un VPI/VCI</text:p>
      <text:p text:style-name="P266"><text:soft-page-break/>B pour brasseur, S pour switch</text:p>
      <text:p text:style-name="P266">Flux de cellule qui vont circuler de l’extrémité à l’extrémité et assurer le bon fonctionnement de celle là</text:p>
      <text:p text:style-name="P266">3 niveaux</text:p>
      <text:p text:style-name="P266">Assurer le bon fonctionnement VC et VP de bout en bout</text:p>
      <text:p text:style-name="P266"/>
      <text:p text:style-name="P267">Flux F4 celui qui permet d’assurer le bon fonctionnement des VP</text:p>
      <text:p text:style-name="P267">F5 permet d’assurer le bon fonctionnement des VC</text:p>
      <text:p text:style-name="P267"/>
      <text:p text:style-name="P267"><text:span text:style-name="T15">Niveau VC :</text:span><text:span text:style-name="T64"> </text:span>Cette gestion se fait à la fois de bout en bout <text:span text:style-name="T65">et </text:span>sur chaque segment (à chaque <text:span text:style-name="T64">fois qu’il est commuté</text:span>)</text:p>
      <text:p text:style-name="P268"><text:span text:style-name="T14">Niveau VP :</text:span> Observe son bon fonctionnement de bout en bout (début – fin VP) et localement à chaque fois qu’il est brassé</text:p>
      <text:p text:style-name="P269">VCI 4/3 réservé au flux F4 <text:s/>(un bout en bout, un segment par segment)</text:p>
      <text:p text:style-name="P269"/>
      <text:p text:style-name="P270"># 186</text:p>
      <text:p text:style-name="P271">Informations qui permettent de basculer sur des voies de secours lorsqu’il y a des dysfonctionnements</text:p>
      <text:p text:style-name="P271">En cas de panne, on bascule automatiquement depuis la voie principale qui ne fonctionne plus</text:p>
      <text:p text:style-name="P271"/>
      <text:p text:style-name="P273">Voies de secours prêtes d’avance, inutilisées</text:p>
      <text:p text:style-name="P273"><text:tab/>Les supports de communication sur lesquels on bascule <text:span text:style-name="T66">peuvent être <text:tab/>utilisés</text:span> utilisés pour <text:tab/>des choses moins chères et quand on a besoin de ces <text:tab/>infrastructures on vire le service non critique qu’il y a dessus</text:p>
      <text:p text:style-name="P271"/>
      <text:p text:style-name="P272">Mécanique chère et complexe, long à mettre en place</text:p>
      <text:p text:style-name="P272"/>
      <text:p text:style-name="P274">AIS</text:p>
      <text:p text:style-name="P274"><text:tab/>→ Messages alertes de problèmes</text:p>
      <text:p text:style-name="P274">RDI</text:p>
      <text:p text:style-name="P274"><text:tab/>→ Envoyer de l’information en amont. Récepteur se rend compte qu’il ne <text:tab/>reçoit plus rien donc envoie de l’information pour prévenir la source.</text:p>
      <text:p text:style-name="P274">CC</text:p>
      <text:p text:style-name="P274"><text:tab/>→ Cellules envoyées régulièrement qui vérifient que tout est bien reçu, que <text:tab/>tout fonctionne</text:p>
      <text:p text:style-name="P274"/>
      <text:p text:style-name="P274"># 187</text:p>
      <text:p text:style-name="P275">Défaillance détectée (ne reçoit plus)</text:p>
      <text:p text:style-name="P275">Signal d’alarme jusqu’à la fin du VP</text:p>
      <text:p text:style-name="P275">Messages d’alerte envoyés aux émetteur pour qu’ils utilisent une voie de secours et basculent le trafic</text:p>
      <text:p text:style-name="P275"/>
      <text:p text:style-name="P276">Offrir l’assurance qu’on va pouvoir maintenir le service dans des cas extremes </text:p>
      <text:p text:style-name="P276"/>
      <text:p text:style-name="P277"># 188</text:p>
      <text:p text:style-name="P278">Points de LOS (perte de signal).</text:p>
      <text:p text:style-name="P278"><text:span text:style-name="T67">Équipement</text:span> <text:span text:style-name="T67">s’aperçoit</text:span> qu’il y a une perte et prévient avec des signaux envoyés dans le sens des données</text:p>
      <text:p text:style-name="P278"/>
      <text:p text:style-name="P279">Différents niveaux d’AIS/RDI, de détection de la panne</text:p>
      <text:p text:style-name="P279"/>
      <text:p text:style-name="P279"><text:soft-page-break/>Intérêt de l’avoir au plus bas niveau → localiser la panne et la réparer</text:p>
      <text:p text:style-name="P279">Intérêt de l’avoir au plus haut niveau → capable de réagir et contourner la panne</text:p>
      <text:p text:style-name="P279"/>
      <text:p text:style-name="P280"># 189</text:p>
      <text:p text:style-name="P280">1 cellule CC transmise par seconde</text:p>
      <text:p text:style-name="P281">Continuité de bout en bout sur des VP / VC</text:p>
      <text:p text:style-name="P281"/>
      <text:p text:style-name="P281"># 190</text:p>
      <text:p text:style-name="P282">Cellule de rebouclage envoyé dans des VPI/VCI</text:p>
      <text:p text:style-name="P282"/>
      <text:p text:style-name="P283"># 191</text:p>
      <text:p text:style-name="P283">Pour l’opérateur qui fournit des services ATM, lui permet de vérifier qu’il offre bien au client un service conforme à ce qu’il a demandé.</text:p>
      <text:p text:style-name="P283">Introduit des cellules de surveillances dans le trafic usager et vérifie qu’elles arrivent dans de bonnes conditions.</text:p>
      <text:p text:style-name="P283"/>
      <text:p text:style-name="P283">→<text:span text:style-name="T68"> Peut devancer et éviter les problèmes de l’utilisateur</text:span></text:p>
      <text:p text:style-name="P283"/>
      <text:p text:style-name="P63">Commutateurs ATM</text:p>
      <text:p text:style-name="P296"/>
      <text:p text:style-name="P296"># 194</text:p>
      <text:p text:style-name="P64"><text:span text:style-name="T9">Commutateurs ATM </text:span><text:span text:style-name="T10">ont i</text:span><text:span text:style-name="T3">nspiré la construction des routeurs IP</text:span></text:p>
      <text:p text:style-name="P297">Déterminer les voies de sorties des cellules en entrée. Si la voie de sortie n’est pas dispo, on stock dans une mémoire.</text:p>
      <text:p text:style-name="P297">Files d’attente entrées/sorties qui peuvent apparaître</text:p>
      <text:p text:style-name="P299"/>
      <text:p text:style-name="P297">Tout se passe 53 octets par 53 octets, pas de routage. Temps de réflexion court et on peut espérer qu’il soit constant.</text:p>
      <text:p text:style-name="P298">Interface d’entrée, VPI d’entrée, VCI d’entrée, pareil en sortie.</text:p>
      <text:p text:style-name="P284"/>
      <text:p text:style-name="P284">Plusieurs cellules qui arrivent, au même moment besoin d’envoyer ces n cellules sur n ou moins voies de sorties</text:p>
      <text:p text:style-name="P65">Commutation spatiale</text:p>
      <text:list xml:id="list1756288068" text:style-name="L9">
        <text:list-item>
          <text:p text:style-name="P385">Il ne peut pas y avoir de cellules différentes au même endroit. On le fait en même temps mais il y a des circuits différent, prend de l’espace en circuits</text:p>
        </text:list-item>
        <text:list-item>
          <text:p text:style-name="P389"><text:span text:style-name="T28">O</text:span><text:span text:style-name="T25">n a plusieurs circuits pour faire ça en parallèle</text:span></text:p>
        </text:list-item>
      </text:list>
      <text:p text:style-name="P65">Commutation temporelle</text:p>
      <text:list xml:id="list3638310484" text:style-name="L10">
        <text:list-item>
          <text:p text:style-name="P386">Chacun son tour, time division switch</text:p>
        </text:list-item>
        <text:list-item>
          <text:p text:style-name="P386">Ressource commune par laquelle vont passer toutes les cellules</text:p>
        </text:list-item>
      </text:list>
      <text:p text:style-name="P284"/>
      <text:p text:style-name="P284"># 195</text:p>
      <text:p text:style-name="P284">Files d’attente systématiquement en sorties, sinon ça signifie qu’on a jamais deux <text:s/>cellules qui veulent partir sur la même voie de sortie à peu près au même moment</text:p>
      <text:p text:style-name="P284"/>
      <text:p text:style-name="P285">Peut y avoir de files d’attente en entrée si on est pas assez rapide, selon la qualité de la switch fabric. Si elle est pas assez rapide, pas capable de récupérer les cellules au moment où elles arrivent, FA.</text:p>
      <text:p text:style-name="P285"/>
      <text:p text:style-name="P285"><text:soft-page-break/>FA dans la switch fabric → <text:span text:style-name="T69">problème Head of Line Blocking : FA FIFO, peut pas récupérer la cellule en entrée car la voie de sortie est bloquée. Donc tout le monde est bloqué</text:span></text:p>
      <text:p text:style-name="P285"/>
      <text:p text:style-name="P286"># 196</text:p>
      <text:p text:style-name="P287">Stratégie non FIFO</text:p>
      <text:p text:style-name="P287"><text:tab/>S’autoriser à aller chercher des cellules derrière celle en tête de ligne.</text:p>
      <text:p text:style-name="P287"><text:tab/>Switch fabric permet d’éviter l’Head of Line Blocking</text:p>
      <text:p text:style-name="P285"/>
      <text:p text:style-name="P288"># 198</text:p>
      <text:p text:style-name="P288">Commutation temporelle, on découpe dans le temps</text:p>
      <text:p text:style-name="P288">→ Ressource commune qu’on partage : mémoire, bus.</text:p>
      <text:p text:style-name="P288"/>
      <text:p text:style-name="P363">Commutateurs à mémoire partagé</text:p>
      <text:p text:style-name="P288"><text:tab/>On cherche les cellules, on les met dans la mémoire</text:p>
      <text:p text:style-name="P288"><text:tab/>Le CPU récupère les cellules dans la mémoire et les met là où il faut</text:p>
      <text:p text:style-name="P288"><text:tab/>Débit de cette mémoire jamais supérieur à la somme des débits entrants</text:p>
      <text:p text:style-name="P363">Commutateur à média partagé</text:p>
      <text:p text:style-name="P288"><text:tab/>On passe par un bus commun, toutes les cellules passent par ce bus</text:p>
      <text:p text:style-name="P288"><text:tab/>Bus relie voie d’entrée / voie de sortie</text:p>
      <text:p text:style-name="P288"><text:tab/>Nécessite un bus rapide, bus qui va limiter le débit général du commutateur</text:p>
      <text:p text:style-name="P288"/>
      <text:p text:style-name="P289"># 200</text:p>
      <text:p text:style-name="P290">Commutation spatiale</text:p>
      <text:p text:style-name="P290">→ On partage pas le temps, on fait tout en même temps</text:p>
      <text:p text:style-name="P290">→ Plusieurs chemins électriques, plus compliqué à concevoir, plus de consommation électrique</text:p>
      <text:p text:style-name="P290"/>
      <text:p text:style-name="P290">MINS</text:p>
      <text:p text:style-name="P290"><text:tab/>Commande au niveau du commutateur.</text:p>
      <text:p text:style-name="P290"><text:tab/>Commande avec X valeur → porte entrée 1 vers sortie 1</text:p>
      <text:p text:style-name="P290"><text:tab/>Commande avec Y valeur → porte entrée 1 vers sortie 2</text:p>
      <text:p text:style-name="P290"><text:tab/><text:span text:style-name="T70">Très rapide</text:span></text:p>
      <text:p text:style-name="P290"/>
      <text:p text:style-name="P291"># 201</text:p>
      <text:p text:style-name="P291">Systèmes plus complexes fondés sur l’utilisation massive de ces équipements de commutation</text:p>
      <text:p text:style-name="P291"/>
      <text:p text:style-name="P291">→ <text:span text:style-name="T2">Crossbar</text:span></text:p>
      <text:p text:style-name="P291">Voies d’entrée sur les lignes à gauche, voies de sortie en bas <text:span text:style-name="T71">des colonnes</text:span></text:p>
      <text:p text:style-name="P291">Soit il est croisé <text:span text:style-name="T73">(cross)</text:span>, soit il est droit <text:span text:style-name="T73">(bar)</text:span></text:p>
      <text:p text:style-name="P292">On a 8 cellules transmises sur 8 voies de sortie simultanément</text:p>
      <text:p text:style-name="P292"/>
      <text:p text:style-name="P292">Si on a deux cellules en entrée qu’ils veulent aller sur la même voie de sortie, on peut pas. Un seul chemin donc tout n’est pas possible</text:p>
      <text:p text:style-name="P292">→<text:span text:style-name="T72"> Mettre en place des contre-mesures pour ça</text:span></text:p>
      <text:p text:style-name="P292"/>
      <text:p text:style-name="P293">Blocage interne donc arbitrer ou mettre de la mémoire en interne à chaque nœud</text:p>
      <text:p text:style-name="P293"/>
      <text:p text:style-name="P294"><text:soft-page-break/>Un temps cellule durant lequel l’état du crossbar ne change pas puis on change la synchronisation mais on ne peut pas garantir qu’on peut envoyer les 9 cellules simultanément sur la voie de sortie. </text:p>
      <text:p text:style-name="P294"/>
      <text:p text:style-name="P300">FA entrée / interne</text:p>
      <text:p text:style-name="P294"><text:tab/><text:span text:style-name="T74">Interne plus de blocage en entrée mais c’est lourd</text:span></text:p>
      <text:p text:style-name="P294"/>
      <text:p text:style-name="P295"># 202</text:p>
      <text:p text:style-name="P66">Banyan</text:p>
      <text:p text:style-name="P295">Mêmes outils qui changent d’état toutes les cellules</text:p>
      <text:p text:style-name="P301">Un seul chemin possible par destination mais avant on avait N² élément et là N/2.log(N)</text:p>
      <text:p text:style-name="P301"/>
      <text:p text:style-name="P301">N’importe quelle entrée peut aller vers n’importe quelle sortie</text:p>
      <text:p text:style-name="P301">Mais qu’un chemin entre une entrée et une destination voulue</text:p>
      <text:p text:style-name="P301"/>
      <text:p text:style-name="P302">Par rapport au crossbar, moins de situations où on peut utiliser le débit maximal</text:p>
      <text:p text:style-name="P302">Moins cher</text:p>
      <text:p text:style-name="P302"/>
      <text:p text:style-name="P302">Blocage peut être résolu avec une mémoire en interne pour stocker une cellule</text:p>
      <text:p text:style-name="P302"/>
      <text:p text:style-name="P303">On peut multiplexer ce genre de chose en en mettant superposés (l’image mais plusieurs fois), pareil pour crossbar</text:p>
      <text:p text:style-name="P303"/>
      <text:p text:style-name="P304">Fonctionne bien car toutes les cellules sont de taille faible et identique</text:p>
      <text:p text:style-name="P302"/>
      <text:p text:style-name="P305"># 203</text:p>
      <text:p text:style-name="P67"><text:span text:style-name="T3">N entrée N sortie si on a N² chemins </text:span><text:span text:style-name="T11">distincts</text:span><text:span text:style-name="T3"> il n’y a plus de blocage, </text:span><text:span text:style-name="T11">pas besoin de FA en entrée et dans la switch fabric mais toujours besoin de FA en sortie</text:span></text:p>
      <text:p text:style-name="P68"><text:span text:style-name="T11">S</text:span><text:span text:style-name="T3">i on peut faire ça, très efficace</text:span></text:p>
      <text:p text:style-name="P306"/>
      <text:p text:style-name="P307">On peut avoir N cellules qui arrivent sur la même voie de sortie en même temps</text:p>
      <text:p text:style-name="P308">Pas de phénomène de congestion, circuits ont été mis en place car on est censé avoir les ressources donc ça va passer</text:p>
      <text:p text:style-name="P308"/>
      <text:p text:style-name="P69">IP sur ATM</text:p>
      <text:p text:style-name="P69"/>
      <text:p text:style-name="P309"># 20<text:span text:style-name="T75">6</text:span></text:p>
      <text:p text:style-name="P310">But d’utiliser les applications IP avec les avantages d’infrastructure d’ATM : qualité de service </text:p>
      <text:p text:style-name="P307"/>
      <text:p text:style-name="P311">Soit on a des machines IP qui discutent entre elles et rajouter des machines ATM qui discutent avec les machines IP.</text:p>
      <text:p text:style-name="P312"/>
      <text:p text:style-name="P311">Adressage différent → difficulté technique</text:p>
      <text:p text:style-name="P311">Mode connecté avec ATM et pas avec IP, embêtant</text:p>
      <text:p text:style-name="P313">ATM sait faire de la qualité de service et pas IP</text:p>
      <text:p text:style-name="P313"/>
      <text:p text:style-name="P314">Problème de transition, deux technologies que tout oppose</text:p>
      <text:p text:style-name="P314"><text:soft-page-break/># 207</text:p>
      <text:p text:style-name="P315">Objectif de l’IETF</text:p>
      <text:p text:style-name="P315"><text:tab/>Faire de l’IP sur la nouvelle technologie ATM</text:p>
      <text:p text:style-name="P315"/>
      <text:p text:style-name="P316">ATM à une échelle locale qui permet d’interconnecter des machines.</text:p>
      <text:p text:style-name="P316">Classical IP → comme d’habitude</text:p>
      <text:p text:style-name="P316"/>
      <text:p text:style-name="P316">Réseaux longue distance → NHRP, MPLS</text:p>
      <text:p text:style-name="P316"/>
      <text:p text:style-name="P317">Proposition d’ATM aux clients en l’installant lors d’une mise à jour de leur équipement / réseau</text:p>
      <text:p text:style-name="P317"/>
      <text:p text:style-name="P317">IP marche mieux, débit supérieur</text:p>
      <text:p text:style-name="P317"/>
      <text:p text:style-name="P317">On va émuler un service de type LAN pour laisser les utilisateurs conserver leur LAN.</text:p>
      <text:p text:style-name="P317"/>
      <text:p text:style-name="P318"># 209</text:p>
      <text:p text:style-name="P319">Utilisation de connexions ATM commutées (SVC ATM), mettre en place des circuits virtuels ATM pour acheminer les paquets IP.</text:p>
      <text:p text:style-name="P320"/>
      <text:p text:style-name="P320">Encapsulation avec méthode RFC 1483</text:p>
      <text:p text:style-name="P320">Comment différencier les protocoles</text:p>
      <text:p text:style-name="P320"><text:tab/>- VC Multiplexing → chaque fois qu’on a un nouveau protocole, on utilise un <text:tab/>nouveau VCI</text:p>
      <text:p text:style-name="P320"><text:tab/>- LLC encapsulation, utilisation des protocoles de l’IEEE et utiliser le <text:tab/>protocole <text:tab/>802.3 → LLC et service qui s’appelle SNAP : permet de savoir si <text:tab/>c’est de l’IPV4, ARP, etc</text:p>
      <text:p text:style-name="P320"/>
      <text:p text:style-name="P320">On peut mettre du PPP sur AAL5</text:p>
      <text:p text:style-name="P320">→<text:span text:style-name="T76"> Permet de relier deux équipements de réseau au travers d’un pont natif. Deux équipements avec une interface ATM, va prendre la trame Ethernet et l’envoyer</text:span></text:p>
      <text:p text:style-name="P320"/>
      <text:p text:style-name="P321"># 211</text:p>
      <text:p text:style-name="P322">Fournir un service réseau équivalents aux technologies à l’époque → Ethernet, token ring, 802.2</text:p>
      <text:p text:style-name="P322">→<text:span text:style-name="T77"> Envoyer les trames en unicast, broadcast, multicast</text:span></text:p>
      <text:p text:style-name="P322"/>
      <text:p text:style-name="P323">Implanter des ponts dans le coeur du réseau pour l’interconnexion</text:p>
      <text:p text:style-name="P323"/>
      <text:p text:style-name="P323"># 213</text:p>
      <text:p text:style-name="P323"/>
      <text:p text:style-name="P324">Du côté des machines, reliés à un réseau local. Carte Ethernet et branchés avec un cable ethernet. </text:p>
      <text:p text:style-name="P325">Ne change rien ne changent pas de matériel, d’autres ont eu besoin de changer de matériel.</text:p>
      <text:p text:style-name="P325"/>
      <text:p text:style-name="P325">Machine LEC avec carte ATM relié directement au réseau ATM.</text:p>
      <text:p text:style-name="P325"/>
      <text:p text:style-name="P326">LEC : client de ce service (LAN Emulation Client)</text:p>
      <text:p text:style-name="P326">Matériel et logiciel qui vont fournir être un client du réseau</text:p>
      <text:p text:style-name="P326"><text:soft-page-break/>LEC sur un pont Ethernet → matériel qui va relier ça au réseau ATM</text:p>
      <text:p text:style-name="P326">Quand ça sort de ça, Ethernet et plus ATM</text:p>
      <text:p text:style-name="P327">Driver ATM rôle : prendre les trames ATM, passer par AAL5 et les découper pour sortir la trame Ethernet</text:p>
      <text:p text:style-name="P327"/>
      <text:p text:style-name="P387"># 212</text:p>
      <text:p text:style-name="P328">LES</text:p>
      <text:p text:style-name="P328"><text:tab/>Équipement qui va assurer la gestion d’un LAN</text:p>
      <text:p text:style-name="P328"><text:tab/>Va enregistrer les clients et assurer la correspondance entre les adresses MAC et Ethernet</text:p>
      <text:p text:style-name="P328"><text:tab/></text:p>
      <text:p text:style-name="P328">Serveur de multipoint BUS</text:p>
      <text:p text:style-name="P328"><text:tab/><text:span text:style-name="T78">Besoin de pouvoir diffuser trame ARP et broadcast</text:span></text:p>
      <text:p text:style-name="P328"/>
      <text:p text:style-name="P329">Serveur de configuration pour mettre à jour la config des clients</text:p>
      <text:p text:style-name="P329"/>
      <text:p text:style-name="P329"># 215</text:p>
      <text:p text:style-name="P329">Un client branché sur un réseau LAN émulé se branche au serveur et échange avec lui.</text:p>
      <text:p text:style-name="P330">Va dialoguer avec le LES dont il découvre l’adresse avec le VPI/VCI dédié et une adresse dédié. Va établir une connexion ATM avec une adresse réservée (par défaut du serveur de config LAN) et VPI/VCI → hardcodé</text:p>
      <text:p text:style-name="P330"/>
      <text:p text:style-name="P330">Donne son adresse MAC et le <text:span text:style-name="T79">serveur</text:span> LES donne des caractéristiques du réseau local</text:p>
      <text:p text:style-name="P330"/>
      <text:p text:style-name="P331"># 216</text:p>
      <text:p text:style-name="P331">A envoie une requête ARP transmise au BUS qui le transmet à tous les LECs</text:p>
      <text:p text:style-name="P331">BUS connaît tout le monde</text:p>
      <text:p text:style-name="P332">LECs vont profiter pour apprendre l’adresse Ethernet, joignable par telle interface</text:p>
      <text:p text:style-name="P332"/>
      <text:p text:style-name="P332">Ping au niveau IP</text:p>
      <text:p text:style-name="P332"><text:tab/>Requête ARP →<text:span text:style-name="T80"> adresse</text:span> Ethernet</text:p>
      <text:p text:style-name="P332"><text:tab/><text:span text:style-name="T81">Connexion ATM qui va être établie entre les deux équipements en <text:tab/>demandant l’adresse ATM au LES auprès duquel on s’est enregistré</text:span></text:p>
      <text:p text:style-name="P332"/>
      <text:p text:style-name="P332">Demande au LES de l’adresse ATM</text:p>
      <text:p text:style-name="P332">Puis encapsulation</text:p>
      <text:p text:style-name="P332"/>
      <text:p text:style-name="P333">Difficulté pour savoir quand est-ce qu’on rompt les connexions ATM utilisées pour faire du paquet. Timer choisi astucieusement ?</text:p>
      <text:p text:style-name="P333"/>
      <text:p text:style-name="P333"># 217</text:p>
      <text:p text:style-name="P333">Diffusion sur le réseau local assurée par le BUS</text:p>
      <text:p text:style-name="P333"><text:tab/>Lui qui reçoit les trames Ethernet qui doivent être diffusées</text:p>
      <text:p text:style-name="P333"><text:tab/><text:span text:style-name="T82">Rediffuse à tout le monde → « hub and spoke »</text:span></text:p>
      <text:p text:style-name="P333"/>
      <text:p text:style-name="P334">On a un ensemble d’équipements qui doivent communiquer et qui doivent se partager un ensemble d’information</text:p>
      <text:p text:style-name="P334"/>
      <text:p text:style-name="P334">Exemple : trames diffusées sur un réseau local</text:p>
      <text:p text:style-name="P335"><text:soft-page-break/>Information : l’un d’entre eux cherche à savoir une adresse IP. Tout le monde doit la connaître parce que celui qui sait doit répondre.</text:p>
      <text:p text:style-name="P335"/>
      <text:p text:style-name="P336">1ère technique : diffusion partout</text:p>
      <text:p text:style-name="P336"/>
      <text:p text:style-name="P336">Quand on peut pas diffuser <text:span text:style-name="T83">partout</text:span>, on fait de l’inondation, diffuse et ça suit, les équipements font suivre → contrainte : pas de boucle</text:p>
      <text:p text:style-name="P333"/>
      <text:p text:style-name="P337">Obj spanning tree : couper des liens dans un graphe où il y a des cycles</text:p>
      <text:p text:style-name="P337"/>
      <text:p text:style-name="P337">Technique de hub and spoke</text:p>
      <text:p text:style-name="P337"><text:tab/>Élément qui est le centre et tout le monde communique avec lui et seulement avec lui et lui communique avec tout le monde</text:p>
      <text:p text:style-name="P337"/>
      <text:p text:style-name="P337">Autre technique maillage total mais pose des problèmes de mise à l’échelle</text:p>
      <text:p text:style-name="P339">On envoie l’information à tout le monde mais on la fait pas suivre</text:p>
      <text:p text:style-name="P339"/>
      <text:p text:style-name="P339">→<text:span text:style-name="T84"> Technique d’ATM pour fournir un service de type Ethernet avec ATM</text:span></text:p>
      <text:p text:style-name="P339"/>
      <text:p text:style-name="P340"># 219</text:p>
      <text:p text:style-name="P341">Classical IP : utiliser ATM comme technologie de LAN</text:p>
      <text:p text:style-name="P342">Entre deux lys on fait du routage</text:p>
      <text:p text:style-name="P342"/>
      <text:p text:style-name="P342"># 220</text:p>
      <text:p text:style-name="P343">Établir la connexion ATM avec l’adresse ATM donc ATMARP pour trouver l’adresse ATM.</text:p>
      <text:p text:style-name="P343">On sait pas diffuser sur ATM donc machine centrale, serveur qui va être le serveur ATMARP. Chaque fois qu’on a besoin de l’adresse d’un client, on lui demande donc chaque fois qu’une machine entre dans le réseau elle communique avec le serveur pour donner son adresse IP et ATM</text:p>
      <text:p text:style-name="P343"/>
      <text:p text:style-name="P343">Connaître l’adresse du serveur : codé en dur ou avec un protocole</text:p>
      <text:p text:style-name="P343"/>
      <text:p text:style-name="P344"># 222</text:p>
      <text:p text:style-name="P344">Problème de CLIP classical IP va pas plus loin que le routeur IP</text:p>
      <text:p text:style-name="P344">Lourd, si on envoie un paquet IP à une machine qui est à deux sous-réseaux de la machine source, on doit faire 3 requêtes au serveur ATMARP pour avoir l’adresse ATM correspondant à l’adresse IP de destination.</text:p>
      <text:p text:style-name="P345">Chemin vers la destination passe par les routeurs, surcharge de routeurs possible. </text:p>
      <text:p text:style-name="P346">Quand R1 reçoit le paquet, il reconstitue le paquet IP pour regarder l’adresse.</text:p>
      <text:p text:style-name="P346">Paquet IP se fait décomposer et reconstituer constamment à chaque passage de routeurs.</text:p>
      <text:p text:style-name="P346"/>
      <text:p text:style-name="P347">Éviter ces problèmes et essayer de combiner la puissance et souplesse d’IP aux performances d’ATM (en terme de commutation)</text:p>
      <text:p text:style-name="P347">IP excellent pour router, ATM excellent pour commuter</text:p>
      <text:p text:style-name="P338"/>
      <text:p text:style-name="P364">ARP</text:p>
      <text:p text:style-name="P349">A vers B avec routeur au milieu</text:p>
      <text:p text:style-name="P349">Requête ARP envoyée par A avec adresse IP destination @Routeur, interface du côté de A. Interface qu’on connaît avec la table de routage</text:p>
      <text:p text:style-name="P348"><text:soft-page-break/>NHRP : <text:span text:style-name="T85">but d’étendre ARP. A dans sa requête ARP ne met pas l’adresse du prochain routeur mais l’adresse IP du destinataire</text:span></text:p>
      <text:p text:style-name="P349">Requête ARP va être routée</text:p>
      <text:p text:style-name="P349"/>
      <text:p text:style-name="P350">NHRP car ce qu’on cherche c’est la dernière adresse ATM la plus proche avant le destinataire final. Si le destinataire est loin ou pas ATM, on cherche l’adresse du routeur.</text:p>
      <text:p text:style-name="P351">But de faire une connexion ATM unique vers le destinateur</text:p>
      <text:p text:style-name="P351">Évite les découpages de paquet partout (même si ça peut passer par les routeurs) et passage ATM et non IP.</text:p>
      <text:p text:style-name="P351"/>
      <text:p text:style-name="P351"># 223</text:p>
      <text:p text:style-name="P351">On envoie la requête ARP au serveur NHRP</text:p>
      <text:p text:style-name="P351">S’il n’y a pas de correspondance dans le réseau, requête routée</text:p>
      <text:p text:style-name="P351"/>
      <text:p text:style-name="P351">Capable de permettre une communication de machines IP au sein d’un réseau ATM sans se faire avoir par les paquets IP qu’on découpe et recolle</text:p>
      <text:p text:style-name="P351"/>
      <text:p text:style-name="P352"># 224 – <text:span text:style-name="T87">approche IETF</text:span></text:p>
      <text:p text:style-name="P353">Commutateurs ATM étaient plus efficaces pour les commutateurs IP pour acheminer les données. </text:p>
      <text:p text:style-name="P353"/>
      <text:p text:style-name="P354">Avoir du routage IP, l’utiliser pour avoir un chemin et ensuite utiliser ATM pour mettre en place une connexion de la source à la destination </text:p>
      <text:p text:style-name="P353"/>
      <text:p text:style-name="P354">IFMP</text:p>
      <text:p text:style-name="P354">Tel genre de paquet dans tel <text:span text:style-name="T86">VPI/VCI</text:span> ATM</text:p>
      <text:p text:style-name="P355">Il faut un protocole pour piloter les commutateurs ATM sur le chemin de façon à mettre en place les circuits virtuels ATM qui vont faire ça</text:p>
      <text:p text:style-name="P355"/>
      <text:p text:style-name="P356"># 225</text:p>
      <text:p text:style-name="P357">MPOA – Approche ATM Forum</text:p>
      <text:p text:style-name="P357">Même idée de NHRP</text:p>
      <text:p text:style-name="P357">Établir des connexions ATM directes</text:p>
      <text:p text:style-name="P357"/>
      <text:p text:style-name="P358"># 226</text:p>
      <text:p text:style-name="P358">Convergence vers <text:span text:style-name="T2">MPLS</text:span></text:p>
      <text:p text:style-name="P358">Genèse double, profiter de la richesse de IP en routage et des performances d’ATM en commutation </text:p>
      <text:p text:style-name="P358">Faire bénéficier à IP de tous les avantages du mode connecté d’ATM sans les parties nuisibles</text:p>
      <text:p text:style-name="P359"/>
      <text:p text:style-name="P359">Commutation de paquets avec VPI/VCI</text:p>
      <text:p text:style-name="P360">Si on peut éviter de remonter à IP, de regarder l’adresse IP, on gagne en performance</text:p>
      <text:p text:style-name="P360"/>
      <text:p text:style-name="P361">Rajout d’un label, tag sur les paquets qui permet de savoir où les envoyer</text:p>
      <text:p text:style-name="P361"><text:tab/>→ plus besoin de routage</text:p>
      <text:p text:style-name="P361"/>
      <text:p text:style-name="P388">La suite, dans le prochai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24T16:18:04.470455091</dc:date>
    <meta:editing-duration>PT11H40M28S</meta:editing-duration>
    <meta:editing-cycles>409</meta:editing-cycles>
    <meta:generator>LibreOffice/6.0.7.3$Linux_X86_64 LibreOffice_project/00m0$Build-3</meta:generator>
    <meta:document-statistic meta:table-count="1" meta:image-count="0" meta:object-count="0" meta:page-count="28" meta:paragraph-count="885" meta:word-count="8513" meta:character-count="48370" meta:non-whitespace-character-count="40604"/>
  </office:meta>
</office:document-meta>
</file>